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margin-top="0cm" fo:margin-bottom="0cm" loext:contextual-spacing="false" fo:line-height="150%" fo:text-align="justify" style:justify-single-word="false"/>
    </style:style>
    <style:style style:name="P7" style:family="paragraph" style:parent-style-name="Heading_20_2">
      <style:paragraph-properties fo:margin-top="0cm" fo:margin-bottom="0cm" loext:contextual-spacing="false" fo:line-height="150%" fo:text-align="justify" style:justify-single-word="false"/>
      <style:text-properties style:font-name="Liberation Sans" fo:font-size="12pt" fo:font-weight="normal"/>
    </style:style>
    <style:style style:name="P8"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9" style:family="paragraph" style:parent-style-name="Text_20_body">
      <style:paragraph-properties fo:margin-left="0.499cm" fo:margin-right="0cm" fo:margin-top="0cm" fo:margin-bottom="0cm" loext:contextual-spacing="false" fo:line-height="100%" fo:text-indent="0cm" style:auto-text-indent="false"/>
    </style:style>
    <style:style style:name="P10" style:family="paragraph" style:parent-style-name="Heading_20_2">
      <style:paragraph-properties fo:line-height="150%"/>
      <style:text-properties style:font-name="Liberation Sans" fo:font-size="12pt"/>
    </style:style>
    <style:style style:name="P11" style:family="paragraph" style:parent-style-name="Heading_20_2">
      <style:paragraph-properties fo:line-height="150%"/>
    </style:style>
    <style:style style:name="P12" style:family="paragraph" style:parent-style-name="Heading_20_2">
      <style:paragraph-properties fo:line-height="150%" fo:text-align="start" style:justify-single-word="false"/>
    </style:style>
    <style:style style:name="P13" style:family="paragraph" style:parent-style-name="Heading_20_2">
      <style:paragraph-properties fo:line-height="150%" fo:text-align="justify" style:justify-single-word="false"/>
    </style:style>
    <style:style style:name="P14" style:family="paragraph" style:parent-style-name="Text_20_body">
      <style:paragraph-properties fo:margin-top="0cm" fo:margin-bottom="0cm" loext:contextual-spacing="false" fo:line-height="150%" fo:text-align="justify" style:justify-single-word="false"/>
    </style:style>
    <style:style style:name="P15" style:family="paragraph" style:parent-style-name="Heading_20_2" style:master-page-name="HTML">
      <style:paragraph-properties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style:font-name="Liberation Sans" fo:font-size="12pt" officeooo:rsid="001883f0"/>
    </style:style>
    <style:style style:name="T5" style:family="text">
      <style:text-properties fo:font-variant="normal" fo:text-transform="none"/>
    </style:style>
    <style:style style:name="T6" style:family="text">
      <style:text-properties fo:font-variant="normal" fo:text-transform="none" style:font-name="Liberation Sans" fo:font-size="12pt" fo:font-style="normal" fo:font-weight="normal"/>
    </style:style>
    <style:style style:name="T7" style:family="text">
      <style:text-properties fo:color="#000000"/>
    </style:style>
    <style:style style:name="T8" style:family="text">
      <style:text-properties fo:color="#000000" style:font-name="Liberation Sans" fo:font-size="12pt" fo:font-weight="normal"/>
    </style:style>
    <style:style style:name="T9" style:family="text">
      <style:text-properties fo:color="#000099" style:text-line-through-style="none" style:text-line-through-type="none" style:font-name="Liberation Sans" fo:font-size="12pt" style:text-underline-style="none" fo:font-weight="bold" style:text-blinking="false"/>
    </style:style>
    <style:style style:name="T10" style:family="text">
      <style:text-properties fo:color="#000080" style:font-name="Liberation Sans" fo:font-size="12pt" fo:language="zxx" fo:country="none" style:text-underline-style="solid" style:text-underline-width="auto" style:text-underline-color="font-color" fo:font-weight="bol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5" text:outline-level="2"><text:span text:style-name="T1">Chapter A Day - </text:span><text:span text:style-name="T4">Gênesis</text:span></text:h>
        <text:p text:style-name="P2"/>
        <text:p text:style-name="P3"><text:span text:style-name="T1">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text:span><text:a xlink:type="simple" xlink:href="http://bibliaonline.com.br/acf/1co/10" text:style-name="Internet_20_link" text:visited-style-name="Visited_20_Internet_20_Link"><text:span text:style-name="T1">1 Co 10-11</text:span></text:a><text:span text:style-name="T1"> vagarosamente. As coisas não apenas aconteceram para aquelas pessoas nos séculos antes do Senhor Jesus ter vindo ao mundo, mas o Antigo Testamento foi escrito como instrução e aviso para nós crentes hoje. Leia </text:span><text:a xlink:type="simple" xlink:href="http://bibliaonline.com.br/acf/sl/102/18" text:style-name="Internet_20_link" text:visited-style-name="Visited_20_Internet_20_Link"><text:span text:style-name="T1">Sl 102:18</text:span></text:a><text:span text:style-name="T1">.</text:span></text:p>
        <text:p text:style-name="P3"/>
        <text:p text:style-name="P3"><text:span text:style-name="T1">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text:span><text:a xlink:type="simple" xlink:href="http://bibliaonline.com.br/acf/gn/1/31" text:style-name="Internet_20_link" text:visited-style-name="Visited_20_Internet_20_Link"><text:span text:style-name="T1">Gn 1:31</text:span></text:a><text:span text:style-name="T1">). O pecado a arruinou. Mas a nova criação que Cristo fez pela Sua morte e ressurreição tornou perfeito cada crente que faz parte dela (</text:span><text:a xlink:type="simple" xlink:href="http://bibliaonline.com.br/acf/hb/10/14" text:style-name="Internet_20_link" text:visited-style-name="Visited_20_Internet_20_Link"><text:span text:style-name="T1">Hb 10:14</text:span></text:a><text:span text:style-name="T1">). O pecado fechou o portão do paraíso terreno, mas o amor abriu a porta para o céu (</text:span><text:a xlink:type="simple" xlink:href="http://bibliaonline.com.br/acf/ap/4/1" text:style-name="Internet_20_link" text:visited-style-name="Visited_20_Internet_20_Link"><text:span text:style-name="T1">Ap 4:1</text:span></text:a><text:span text:style-name="T1">).</text:span></text:p>
        <text:p text:style-name="P3"/>
        <text:h text:style-name="P10" text:outline-level="2"><text:bookmark-start text:name="__RefHeading___Toc2891_1419486361"/>#001<text:bookmark-end text:name="__RefHeading___Toc2891_1419486361"/></text:h>
        <text:p text:style-name="P3"/>
        <text:p text:style-name="P3"><text:span text:style-name="T1">A criação é obra dos dedos de Deus (</text:span><text:a xlink:type="simple" xlink:href="http://bibliaonline.com.br/acf/sl/8/3" text:style-name="Internet_20_link" text:visited-style-name="Visited_20_Internet_20_Link"><text:span text:style-name="T1">Sl 8:3</text:span></text:a><text:span text:style-name="T1">)... o castigo do ímpio é obra da mão de Deus (</text:span><text:a xlink:type="simple" xlink:href="http://bibliaonline.com.br/acf/sl/39/10" text:style-name="Internet_20_link" text:visited-style-name="Visited_20_Internet_20_Link"><text:span text:style-name="T1">Sl 39:10</text:span></text:a><text:span text:style-name="T1">)... a salvação é obra do braço de Deus (</text:span><text:a xlink:type="simple" xlink:href="http://bibliaonline.com.br/acf/sl/77/1" text:style-name="Internet_20_link" text:visited-style-name="Visited_20_Internet_20_Link"><text:span text:style-name="T1">Sl 77:1</text:span></text:a><text:span text:style-name="T1">).</text:span></text:p>
        <text:p text:style-name="P3"/>
        <text:h text:style-name="P11" text:outline-level="2"><text:bookmark-start text:name="__RefHeading___Toc2893_1419486361"/><text:a xlink:type="simple" xlink:href="http://bibliaonline.com.br/acf/gn/1" text:style-name="Internet_20_link" text:visited-style-name="Visited_20_Internet_20_Link"><text:span text:style-name="T10">GÊNESIS 1</text:span></text:a><text:bookmark-end text:name="__RefHeading___Toc2893_1419486361"/></text:h>
        <text:p text:style-name="P1"/>
        <text:p text:style-name="P5"><text:soft-page-break/>Repare nas quatro primeiras palavras da Bíblia. Deus criou maravilhosos céus e a terra. Na história da criação Deus conta ao homem (e a nós) tudo o que precisamos saber, nada mais.</text:p>
        <text:p text:style-name="P3"/>
        <text:p text:style-name="P3"><text:a xlink:type="simple" xlink:href="http://bibliaonline.com.br/acf/gn/1/1" text:style-name="Internet_20_link" text:visited-style-name="Visited_20_Internet_20_Link"><text:span text:style-name="T1">Gn 1:1</text:span></text:a><text:span text:style-name="T1"> Não é difícil de entender o que Deus está nos dizendo sobre a maneira como Ele criou todas as coisas. Em contraste, a teoria (é apenas uma teoria - uma idéia) da evolução é terrivelmente complicada. Pela fé (crendo) entendemos (</text:span><text:a xlink:type="simple" xlink:href="http://bibliaonline.com.br/acf/hb/11/3" text:style-name="Internet_20_link" text:visited-style-name="Visited_20_Internet_20_Link"><text:span text:style-name="T1">Hb 11:3</text:span></text:a><text:span text:style-name="T1">).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petróleo, minerais, etc. Todavia, poderia ter acontecido de Deus haver criado estas coisas e as colocado ali, por assim dizer. Mas Ele não nos disse.</text:span></text:p>
        <text:p text:style-name="P3"/>
        <text:p text:style-name="P3"><text:a xlink:type="simple" xlink:href="http://bibliaonline.com.br/acf/gn/1/3-31" text:style-name="Internet_20_link" text:visited-style-name="Visited_20_Internet_20_Link"><text:span text:style-name="T1">Gn 1:3-31</text:span></text:a><text:span text:style-name="T1"> Foram gastos seis dias literais para fazer essa obra (veja isto confirmado em </text:span><text:a xlink:type="simple" xlink:href="http://bibliaonline.com.br/acf/ex/20/11" text:style-name="Internet_20_link" text:visited-style-name="Visited_20_Internet_20_Link"><text:span text:style-name="T1">Êxodo 20:11</text:span></text:a><text:span text:style-name="T1"> e </text:span><text:a xlink:type="simple" xlink:href="http://bibliaonline.com.br/acf/hb/11/3" text:style-name="Internet_20_link" text:visited-style-name="Visited_20_Internet_20_Link"><text:span text:style-name="T1">Hebreus 11:3</text:span></text:a><text:span text:style-name="T1">).</text:span></text:p>
        <text:p text:style-name="P3"/>
        <text:p text:style-name="P3"><text:a xlink:type="simple" xlink:href="http://bibliaonline.com.br/acf/gn/1/26" text:style-name="Internet_20_link" text:visited-style-name="Visited_20_Internet_20_Link"><text:span text:style-name="T1">Gn 1:26</text:span></text:a><text:span text:style-name="T1"> É naquele paraíso (jardim) que Deus introduz o primeiro homem... Adão. Os pensamentos de Deus sempre foram centralizados no homem (</text:span><text:a xlink:type="simple" xlink:href="http://bibliaonline.com.br/acf/pv/8/22-31" text:style-name="Internet_20_link" text:visited-style-name="Visited_20_Internet_20_Link"><text:span text:style-name="T1">Pv 8:22-31</text:span></text:a><text:span text:style-name="T1">). Adão e Eva não sabiam a diferença entre o bem e o mal... eles eram inocentes, e podiam desfrutar de Deus quando Ele descia para falar com eles.</text:span></text:p>
        <text:p text:style-name="P3"/>
        <text:h text:style-name="P10" text:outline-level="2"><text:bookmark-start text:name="__RefHeading___Toc2895_1419486361"/>#002<text:bookmark-end text:name="__RefHeading___Toc2895_1419486361"/></text:h>
        <text:p text:style-name="P3"/>
        <text:p text:style-name="P5">Nunca necessitamos mais do sustento de Deus e da obediência à Sua Palavra do que quando O adoramos.</text:p>
        <text:p text:style-name="P3"/>
        <text:h text:style-name="P11" text:outline-level="2"><text:bookmark-start text:name="__RefHeading___Toc2897_1419486361"/><text:a xlink:type="simple" xlink:href="http://bibliaonline.com.br/acf/gn/2" text:style-name="Internet_20_link" text:visited-style-name="Visited_20_Internet_20_Link"><text:span text:style-name="T1">GÊNESIS 2</text:span></text:a><text:bookmark-end text:name="__RefHeading___Toc2897_1419486361"/></text:h>
        <text:p text:style-name="P3"/>
        <text:p text:style-name="P3"><text:a xlink:type="simple" xlink:href="http://bibliaonline.com.br/acf/gn/2/1-3" text:style-name="Internet_20_link" text:visited-style-name="Visited_20_Internet_20_Link"><text:span text:style-name="T1">Gn 2:1-3</text:span></text:a><text:span text:style-name="T1"> Deus terminou Seu trabalho. Agora ele tinha descanso. O Sabbath é o descanso de Deus. Todavia, Deus nunca disse que a primeira criação era "perfeita". Ele disse que era "bom" e "muito bom" - </text:span><text:a xlink:type="simple" xlink:href="https://www.bibliaonline.com.br/acf/gn/1/31" text:style-name="Internet_20_link" text:visited-style-name="Visited_20_Internet_20_Link"><text:span text:style-name="T1">1:31</text:span></text:a><text:span text:style-name="T1">. Repare que até aqui só a palavra "Deus" é usada. Ele é o Deus-Criador.</text:span></text:p>
        <text:p text:style-name="P3"/>
        <text:p text:style-name="P3"><text:soft-page-break/><text:a xlink:type="simple" xlink:href="http://bibliaonline.com.br/acf/gn/2/4-7" text:style-name="Internet_20_link" text:visited-style-name="Visited_20_Internet_20_Link"><text:span text:style-name="T1">Gn 2:4-7</text:span></text:a><text:span text:style-name="T1"> Um novo título... "Senhor Deus". Isto O coloca um pouco mais perto das pessoas. </text:span></text:p>
        <text:p text:style-name="P3"/>
        <text:p text:style-name="P3"><text:a xlink:type="simple" xlink:href="http://bibliaonline.com.br/acf/gn/2/8-14" text:style-name="Internet_20_link" text:visited-style-name="Visited_20_Internet_20_Link"><text:span text:style-name="T1">Gn 2:8-14</text:span></text:a><text:span text:style-name="T1">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span></text:p>
        <text:p text:style-name="P3"/>
        <text:p text:style-name="P3"><text:a xlink:type="simple" xlink:href="http://bibliaonline.com.br/acf/gn/2/18-25" text:style-name="Internet_20_link" text:visited-style-name="Visited_20_Internet_20_Link"><text:span text:style-name="T1">Gn 2:18-25</text:span></text:a><text:span text:style-name="T1"> O primeiro matrimônio. Uma linda figura do último matrimônio que irá acontecer... Cristo e Sua noiva... cada verdadeiro crente nEle. </text:span><text:a xlink:type="simple" xlink:href="http://bibliaonline.com.br/acf/ap/19/7" text:style-name="Internet_20_link" text:visited-style-name="Visited_20_Internet_20_Link"><text:span text:style-name="T1">Ap 19:7</text:span></text:a><text:span text:style-name="T1">.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text:span><text:a xlink:type="simple" xlink:href="http://bibliaonline.com.br/acf/ef/5/23,32" text:style-name="Internet_20_link" text:visited-style-name="Visited_20_Internet_20_Link"><text:span text:style-name="T1">Ef 5:23,32</text:span></text:a><text:span text:style-name="T1">. Adão é posto a dormir... Cristo foi até a morte. A mulher é tirada do homem... a esposa de Cristo vem a existir saindo dEle próprio. Deus dá a esposa para Seu Filho como um prêmio pelo que Seu Filho fez por Ele, Cristo glorificou a Deus na terra. </text:span><text:a xlink:type="simple" xlink:href="http://bibliaonline.com.br/acf/jo/17/4" text:style-name="Internet_20_link" text:visited-style-name="Visited_20_Internet_20_Link"><text:span text:style-name="T1">João 17:4</text:span></text:a><text:span text:style-name="T1">. Há um só corpo... o corpo é a única igreja que existe - </text:span><text:a xlink:type="simple" xlink:href="http://bibliaonline.com.br/acf/ef/1/22-23" text:style-name="Internet_20_link" text:visited-style-name="Visited_20_Internet_20_Link"><text:span text:style-name="T1">Ef 1:22-23</text:span></text:a><text:span text:style-name="T1">. A igreja não é um edifício ou um grupo particular de crentes. A igreja é composta por cada verdadeiro crente no Senhor Jesus Cristo.</text:span></text:p>
        <text:p text:style-name="P3"/>
        <text:h text:style-name="P10" text:outline-level="2"><text:bookmark-start text:name="__RefHeading___Toc2899_1419486361"/>#003<text:bookmark-end text:name="__RefHeading___Toc2899_1419486361"/></text:h>
        <text:p text:style-name="P3"/>
        <text:p text:style-name="P5">Quando estou crendo que só Ele é perfeito em Seus caminhos, então não faço coisa alguma sem primeiro falar com Ele.</text:p>
        <text:p text:style-name="P3"/>
        <text:h text:style-name="P11" text:outline-level="2"><text:bookmark-start text:name="__RefHeading___Toc2901_1419486361"/><text:a xlink:type="simple" xlink:href="http://bibliaonline.com.br/acf/gn/3" text:style-name="Internet_20_link" text:visited-style-name="Visited_20_Internet_20_Link"><text:span text:style-name="T1">GÊNESIS 3</text:span></text:a><text:bookmark-end text:name="__RefHeading___Toc2901_1419486361"/></text:h>
        <text:p text:style-name="P3"/>
        <text:p text:style-name="P5">Uma das passagens mais tristes em toda a Palavra de Deus... a queda do homem, sua separação do Deus santo que o criou e o amou. Então vem o anúncio daquilo que Deus iria graciosamente prover num futuro distante, para atender a necessidade do pecador caído e separado. Maravilhosa, maravilhosa verdade. Aprendamos isso no profundo de nosso coração!</text:p>
        <text:p text:style-name="P3"><text:soft-page-break/></text:p>
        <text:p text:style-name="P3"><text:a xlink:type="simple" xlink:href="http://bibliaonline.com.br/acf/gn/3/1-7" text:style-name="Internet_20_link" text:visited-style-name="Visited_20_Internet_20_Link"><text:span text:style-name="T1">Gn 3:1-7</text:span></text:a><text:span text:style-name="T1">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span></text:p>
        <text:p text:style-name="P3"/>
        <text:p text:style-name="P3"><text:a xlink:type="simple" xlink:href="http://bibliaonline.com.br/acf/gn/3/7-10" text:style-name="Internet_20_link" text:visited-style-name="Visited_20_Internet_20_Link"><text:span text:style-name="T1">Gn 3:7-10</text:span></text:a><text:span text:style-name="T1"> Imediatamente após haverem desobedecido a Deus (pois a desobediência a Deus é pecado) eles viram que estavam nus... eles tinha recebido uma consciência... uma má consciência, pois se esconderam de Deus. Uma má consciência sempre nos faz ter medo de Deus.</text:span></text:p>
        <text:p text:style-name="P3"/>
        <text:p text:style-name="P3"><text:a xlink:type="simple" xlink:href="https://www.bibliaonline.com.br/acf/gn/3/11-24" text:style-name="Internet_20_link" text:visited-style-name="Visited_20_Internet_20_Link"><text:span text:style-name="T1">Gn 3:11-24</text:span></text:a><text:span text:style-name="T1"> O resultado de um ato de desobediência. O pecado sempre separa de Deus (</text:span><text:a xlink:type="simple" xlink:href="http://bibliaonline.com.br/acf/is/59/2" text:style-name="Internet_20_link" text:visited-style-name="Visited_20_Internet_20_Link"><text:span text:style-name="T1">Is 59:2</text:span></text:a><text:span text:style-name="T1">). O pecado sai caro! A condição do mundo hoje é o resultado de um pecado.</text:span></text:p>
        <text:p text:style-name="P3"/>
        <text:p text:style-name="P3"><text:a xlink:type="simple" xlink:href="http://bibliaonline.com.br/acf/gn/3/15" text:style-name="Internet_20_link" text:visited-style-name="Visited_20_Internet_20_Link"><text:span text:style-name="T1">Gn 3:15</text:span></text:a><text:span text:style-name="T1"> Isto aponta diretamente para Cristo na cruz, destruindo Satanás (</text:span><text:a xlink:type="simple" xlink:href="http://bibliaonline.com.br/acf/hb/2/14" text:style-name="Internet_20_link" text:visited-style-name="Visited_20_Internet_20_Link"><text:span text:style-name="T1">Hb 2:14</text:span></text:a><text:span text:style-name="T1">).</text:span></text:p>
        <text:p text:style-name="P3"/>
        <text:p text:style-name="P3"><text:a xlink:type="simple" xlink:href="http://bibliaonline.com.br/acf/gn/3/16-17" text:style-name="Internet_20_link" text:visited-style-name="Visited_20_Internet_20_Link"><text:span text:style-name="T1">Gn 3:16-17</text:span></text:a><text:span text:style-name="T1"> Que contraste maravilhoso a esta tristeza é o gozo e a paz com Deus que o crente tem por meio da morte e ressurreição do Senhor Jesus Cristo (</text:span><text:a xlink:type="simple" xlink:href="http://bibliaonline.com.br/acf/rm/15/13" text:style-name="Internet_20_link" text:visited-style-name="Visited_20_Internet_20_Link"><text:span text:style-name="T1">Rm 15:13</text:span></text:a><text:span text:style-name="T1">).</text:span></text:p>
        <text:p text:style-name="P3"/>
        <text:p text:style-name="P3"><text:a xlink:type="simple" xlink:href="http://bibliaonline.com.br/acf/gn/3/21" text:style-name="Internet_20_link" text:visited-style-name="Visited_20_Internet_20_Link"><text:span text:style-name="T1">Gn 3:21</text:span></text:a><text:span text:style-name="T1"> Um animal deve morrer antes que as peles pudessem prover uma cobertura para Adão e Eva. Outra figura de Cristo como o Cordeiro de Deus, que morreu para nos limpar de nossos pecados e nos dar uma posição perfeita diante de Deus (</text:span><text:a xlink:type="simple" xlink:href="http://bibliaonline.com.br/acf/hb/10/14" text:style-name="Internet_20_link" text:visited-style-name="Visited_20_Internet_20_Link"><text:span text:style-name="T1">Hb 10:14</text:span></text:a><text:span text:style-name="T1">).</text:span></text:p>
        <text:p text:style-name="P3"/>
        <text:p text:style-name="P3"><text:a xlink:type="simple" xlink:href="http://bibliaonline.com.br/acf/gn/3/22" text:style-name="Internet_20_link" text:visited-style-name="Visited_20_Internet_20_Link"><text:span text:style-name="T1">Gn 3:22</text:span></text:a><text:span text:style-name="T1"> A árvore da vida tinha um propósito a ser cumprido no futuro. Vá até </text:span><text:a xlink:type="simple" xlink:href="http://bibliaonline.com.br/acf/ap/22/2" text:style-name="Internet_20_link" text:visited-style-name="Visited_20_Internet_20_Link"><text:span text:style-name="T1">Ap 22:2</text:span></text:a><text:span text:style-name="T1">. Nós crentes iremos comer do fruto daquela árvore, pois vamos viver para sempre!</text:span></text:p>
        <text:p text:style-name="P3"/>
        <text:p text:style-name="P3"><text:a xlink:type="simple" xlink:href="http://bibliaonline.com.br/acf/gn/3/23-24" text:style-name="Internet_20_link" text:visited-style-name="Visited_20_Internet_20_Link"><text:span text:style-name="T1">Gn 3:23-24</text:span></text:a><text:span text:style-name="T1"> A espada de juízo (castigo) os manteve fora do jardim. Mas a espada de juízo caiu sobre o Senhor Jesus (</text:span><text:a xlink:type="simple" xlink:href="http://bibliaonline.com.br/acf/zc/13/7" text:style-name="Internet_20_link" text:visited-style-name="Visited_20_Internet_20_Link"><text:span text:style-name="T1">Zc 13:7</text:span></text:a><text:span text:style-name="T1">) e através da morte do bom Pastor (</text:span><text:a xlink:type="simple" xlink:href="http://bibliaonline.com.br/acf/jo/10/11" text:style-name="Internet_20_link" text:visited-style-name="Visited_20_Internet_20_Link"><text:span text:style-name="T1">Jo 10:11</text:span></text:a><text:span text:style-name="T1">) a porta para o céu, para o paraíso de Deus, está aberta.</text:span></text:p>
        <text:p text:style-name="P3"/>
        <text:h text:style-name="P10" text:outline-level="2"><text:bookmark-start text:name="__RefHeading___Toc2903_1419486361"/><text:soft-page-break/>#004<text:bookmark-end text:name="__RefHeading___Toc2903_1419486361"/></text:h>
        <text:p text:style-name="P3"/>
        <text:p text:style-name="P5">Somos mais inclinados a falar a Deus da fraqueza que existe em nós do que permitir que Ele nos fale do que somos em Cristo.</text:p>
        <text:p text:style-name="P3"/>
        <text:h text:style-name="P11" text:outline-level="2"><text:bookmark-start text:name="__RefHeading___Toc2905_1419486361"/><text:a xlink:type="simple" xlink:href="http://bibliaonline.com.br/acf/gn/4" text:style-name="Internet_20_link" text:visited-style-name="Visited_20_Internet_20_Link"><text:span text:style-name="T1">GÊNESIS 4</text:span></text:a><text:bookmark-end text:name="__RefHeading___Toc2905_1419486361"/></text:h>
        <text:p text:style-name="P3"/>
        <text:p text:style-name="P3"><text:span text:style-name="T1">O pecado, espalhando-se por intermédio da família de Adão afetou cada pessoa nascida desde então (exceto o Senhor Jesus). No </text:span><text:a xlink:type="simple" xlink:href="http://bibliaonline.com.br/acf/gn/3" text:style-name="Internet_20_link" text:visited-style-name="Visited_20_Internet_20_Link"><text:span text:style-name="T1">capítulo 3</text:span></text:a><text:span text:style-name="T1"> foi o pecado contra Deus, aqui é o assassinato de outro ser humano. Há diversos "primeiros" neste capítulo, (1) o primeiro filho, (2) a primeira oferta, (3) o primeiro assassinato, (4) a primeira civilização, e (5) a primeira pessoa que está na linhagem espiritual de Cristo (Sete). </text:span></text:p>
        <text:p text:style-name="P3"/>
        <text:p text:style-name="P5">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3"/>
        <text:p text:style-name="P3"><text:a xlink:type="simple" xlink:href="http://bibliaonline.com.br/acf/gn/4/1-17" text:style-name="Internet_20_link" text:visited-style-name="Visited_20_Internet_20_Link"><text:span text:style-name="T1">Gn 4:1-17</text:span></text:a><text:span text:style-name="T1"> A oferta de Caim foi fruto da terra que Deus havia amaldiçoado em </text:span><text:a xlink:type="simple" xlink:href="https://www.bibliaonline.com.br/acf/gn/3/17" text:style-name="Internet_20_link" text:visited-style-name="Visited_20_Internet_20_Link"><text:span text:style-name="T1">Gn 3:17</text:span></text:a><text:span text:style-name="T1">. Foi oferta sem sangue. A oferta de Abel agradou a Deus. Era uma figura da morte de Cristo na cruz por nós (</text:span><text:a xlink:type="simple" xlink:href="http://bibliaonline.com.br/acf/hb/11/4" text:style-name="Internet_20_link" text:visited-style-name="Visited_20_Internet_20_Link"><text:span text:style-name="T1">Hb 11:4</text:span></text:a><text:span text:style-name="T1">). Os altares de Caim e Abel (em tipo) ainda continuam ao nosso redor hoje. Você enxerga a diferença?</text:span></text:p>
        <text:p text:style-name="P3"/>
        <text:h text:style-name="P10" text:outline-level="2"><text:bookmark-start text:name="__RefHeading___Toc2907_1419486361"/>#005<text:bookmark-end text:name="__RefHeading___Toc2907_1419486361"/></text:h>
        <text:p text:style-name="P3"/>
        <text:p text:style-name="P5">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3"/>
        <text:h text:style-name="P11" text:outline-level="2"><text:bookmark-start text:name="__RefHeading___Toc2909_1419486361"/><text:a xlink:type="simple" xlink:href="http://bibliaonline.com.br/acf/gn/5" text:style-name="Internet_20_link" text:visited-style-name="Visited_20_Internet_20_Link"><text:span text:style-name="T1">GÊNESIS 5</text:span></text:a><text:bookmark-end text:name="__RefHeading___Toc2909_1419486361"/></text:h>
        <text:p text:style-name="P3"/>
        <text:p text:style-name="P3"><text:a xlink:type="simple" xlink:href="http://bibliaonline.com.br/acf/gn/5/1" text:style-name="Internet_20_link" text:visited-style-name="Visited_20_Internet_20_Link"><text:span text:style-name="T1">Gn 5:1</text:span></text:a><text:span text:style-name="T1"> Compare este versículo com </text:span><text:a xlink:type="simple" xlink:href="http://bibliaonline.com.br/acf/mt/1/1" text:style-name="Internet_20_link" text:visited-style-name="Visited_20_Internet_20_Link"><text:span text:style-name="T1">Mt 1:1</text:span></text:a><text:span text:style-name="T1">. </text:span><text:a xlink:type="simple" xlink:href="http://bibliaonline.com.br/acf/gn/5" text:style-name="Internet_20_link" text:visited-style-name="Visited_20_Internet_20_Link"><text:span text:style-name="T1">Gênesis 5</text:span></text:a><text:span text:style-name="T1"> é um registro dos descendentes </text:span><text:soft-page-break/><text:span text:style-name="T1">caídos do primeiro Adão, enquanto Mateus nos apresenta o livro das gerações de Jesus Cristo. Adão e Cristo são as duas cabeças. Nascemos na descendência da primeira; mas precisamos nascer de novo (</text:span><text:a xlink:type="simple" xlink:href="http://bibliaonline.com.br/acf/jo/3/7" text:style-name="Internet_20_link" text:visited-style-name="Visited_20_Internet_20_Link"><text:span text:style-name="T1">Jo 3:7</text:span></text:a><text:span text:style-name="T1">) na segunda. Por intermédio de Adão nós morremos, por intermédio de Cristo somos trazidos à vida (</text:span><text:a xlink:type="simple" xlink:href="http://bibliaonline.com.br/acf/rm/5/21" text:style-name="Internet_20_link" text:visited-style-name="Visited_20_Internet_20_Link"><text:span text:style-name="T1">Rm 5:21</text:span></text:a><text:span text:style-name="T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text:span><text:a xlink:type="simple" xlink:href="http://bibliaonline.com.br/acf/1ts/4/16-18" text:style-name="Internet_20_link" text:visited-style-name="Visited_20_Internet_20_Link"><text:span text:style-name="T1">1Ts 4:16-18</text:span></text:a><text:span text:style-name="T1">).</text:span></text:p>
        <text:p text:style-name="P3"/>
        <text:h text:style-name="P10" text:outline-level="2"><text:bookmark-start text:name="__RefHeading___Toc2911_1419486361"/>#006<text:bookmark-end text:name="__RefHeading___Toc2911_1419486361"/></text:h>
        <text:p text:style-name="P3"/>
        <text:p text:style-name="P5">Não é conhecendo Satanás que nos tornamos capazes de discernir seus "estratagemas" e aptos a denunciá-la, mas em nos conservarmos na presença de Deus. Foi assim que sempre ocorreu com Cristo.</text:p>
        <text:p text:style-name="P3"/>
        <text:h text:style-name="P11" text:outline-level="2"><text:bookmark-start text:name="__RefHeading___Toc2913_1419486361"/><text:a xlink:type="simple" xlink:href="http://bibliaonline.com.br/acf/gn/6" text:style-name="Internet_20_link" text:visited-style-name="Visited_20_Internet_20_Link"><text:span text:style-name="T1">GÊNESIS 6</text:span></text:a><text:bookmark-end text:name="__RefHeading___Toc2913_1419486361"/></text:h>
        <text:p text:style-name="P3"/>
        <text:p text:style-name="P3"><text:a xlink:type="simple" xlink:href="http://bibliaonline.com.br/acf/gn/6/1-6" text:style-name="Internet_20_link" text:visited-style-name="Visited_20_Internet_20_Link"><text:span text:style-name="T1">Gn 6:1-6</text:span></text:a><text:span text:style-name="T1"> O pecado já naquele tempo tinha se espalhado por muitas partes da terra! E havia corrompido de tal forma a todos que Deus descreve isso da maneira como Ele vê no </text:span><text:a xlink:type="simple" xlink:href="http://bibliaonline.com.br/acf/gn/6/5" text:style-name="Internet_20_link" text:visited-style-name="Visited_20_Internet_20_Link"><text:span text:style-name="T1">versículo 5</text:span></text:a><text:span text:style-name="T1">. Cada lágrima de tristeza, separação, desapontamento, doença, morte, é resultado do pecado.</text:span></text:p>
        <text:p text:style-name="P3"/>
        <text:p text:style-name="P3"><text:a xlink:type="simple" xlink:href="http://bibliaonline.com.br/acf/gn/6/7" text:style-name="Internet_20_link" text:visited-style-name="Visited_20_Internet_20_Link"><text:span text:style-name="T1">Gn 6:7</text:span></text:a><text:span text:style-name="T1"> O pecado só pode trazer castigo. Não pode haver qualquer outro resultado. Ele deve ser pago com a morte (</text:span><text:a xlink:type="simple" xlink:href="http://bibliaonline.com.br/acf/hb/9/22" text:style-name="Internet_20_link" text:visited-style-name="Visited_20_Internet_20_Link"><text:span text:style-name="T1">Hb 9:22</text:span></text:a><text:span text:style-name="T1">), "remissão" significando pagamento.</text:span></text:p>
        <text:p text:style-name="P3"/>
        <text:p text:style-name="P3"><text:a xlink:type="simple" xlink:href="http://bibliaonline.com.br/acf/gn/6/8-22" text:style-name="Internet_20_link" text:visited-style-name="Visited_20_Internet_20_Link"><text:span text:style-name="T1">Gn 6:8-22</text:span></text:a><text:span text:style-name="T1"> Mas Deus tem um homem pronto. Noé é uma figura de Cristo. Ele era um homem "justo" (correto e honesto) e perfeito (direito) e ele andou com Deus. Que contraste aquele com todas as pessoas ao redor dele! Noé permaneceu só. No meio de infiéis, só ele era fiel. É difícil permanecer só. Lembre-se de Noé. Deus enxerga você e Ele lhe usará se você for fiel à Sua Palavra.</text:span></text:p>
        <text:p text:style-name="P3"/>
        <text:p text:style-name="P3"><text:a xlink:type="simple" xlink:href="http://bibliaonline.com.br/acf/gn/6/13" text:style-name="Internet_20_link" text:visited-style-name="Visited_20_Internet_20_Link"><text:span text:style-name="T1">Gn 6:13</text:span></text:a><text:span text:style-name="T1"> O castigo de Deus. As pessoas dizem, "Sorria, Deus ama você", mas se </text:span><text:soft-page-break/><text:span text:style-name="T1">esquecem deste versículo. É necessário arrependimento para com Deus e fé em nosso Senhor Jesus Cristo. Depois vem o sorriso.</text:span></text:p>
        <text:p text:style-name="P3"/>
        <text:p text:style-name="P3"><text:a xlink:type="simple" xlink:href="http://bibliaonline.com.br/acf/gn/6/14" text:style-name="Internet_20_link" text:visited-style-name="Visited_20_Internet_20_Link"><text:span text:style-name="T1">Gn 6:14</text:span></text:a><text:span text:style-name="T1"> A graça traz libertação. Deus sempre Se compraz em agir em graça (</text:span><text:a xlink:type="simple" xlink:href="http://bibliaonline.com.br/acf/rm/5/20" text:style-name="Internet_20_link" text:visited-style-name="Visited_20_Internet_20_Link"><text:span text:style-name="T1">Rm 5:20</text:span></text:a><text:span text:style-name="T1">). Mas deve haver um pagamento pelo derramamento de sangue.</text:span></text:p>
        <text:p text:style-name="P3"/>
        <text:p text:style-name="P3"><text:a xlink:type="simple" xlink:href="http://bibliaonline.com.br/acf/gn/6/14-22" text:style-name="Internet_20_link" text:visited-style-name="Visited_20_Internet_20_Link"><text:span text:style-name="T1">Gn 6:14-22</text:span></text:a><text:span text:style-name="T1">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text:span><text:a xlink:type="simple" xlink:href="https://www.bibliaonline.com.br/acf/sl/69/2,14,15" text:style-name="Internet_20_link" text:visited-style-name="Visited_20_Internet_20_Link"><text:span text:style-name="T1">Sl 69:2,14 e 15</text:span></text:a><text:span text:style-name="T1"> e também </text:span><text:a xlink:type="simple" xlink:href="https://www.bibliaonline.com.br/acf/sl/42/7" text:style-name="Internet_20_link" text:visited-style-name="Visited_20_Internet_20_Link"><text:span text:style-name="T1">Sl 42:7</text:span></text:a><text:span text:style-name="T1">). Noé na arca, passando pelas águas, é uma destas figuras. Veja também </text:span><text:a xlink:type="simple" xlink:href="https://www.bibliaonline.com.br/acf/mt/12/40" text:style-name="Internet_20_link" text:visited-style-name="Visited_20_Internet_20_Link"><text:span text:style-name="T1">Mt 12:40</text:span></text:a><text:span text:style-name="T1"> e </text:span><text:a xlink:type="simple" xlink:href="https://www.bibliaonline.com.br/acf/mt/24/37-39" text:style-name="Internet_20_link" text:visited-style-name="Visited_20_Internet_20_Link"><text:span text:style-name="T1">Mt 24:37-39</text:span></text:a><text:span text:style-name="T1">. Isto demonstra que os acontecimentos do Antigo Testamento são figuras da salvação por meio de Cristo. Hoje o mundo está maduro (pronto) para o juízo. Desta vez será para sempre!</text:span></text:p>
        <text:p text:style-name="P3"/>
        <text:h text:style-name="P10" text:outline-level="2"><text:bookmark-start text:name="__RefHeading___Toc2915_1419486361"/>#007<text:bookmark-end text:name="__RefHeading___Toc2915_1419486361"/></text:h>
        <text:p text:style-name="P3"/>
        <text:p text:style-name="P5">Em graça soberana, Deus dá a Sua própria natureza àqueles que são nascidos de novo.</text:p>
        <text:p text:style-name="P3"/>
        <text:h text:style-name="P11" text:outline-level="2"><text:bookmark-start text:name="__RefHeading___Toc2917_1419486361"/><text:a xlink:type="simple" xlink:href="http://bibliaonline.com.br/acf/gn/7" text:style-name="Internet_20_link" text:visited-style-name="Visited_20_Internet_20_Link"><text:span text:style-name="T1">GÊNESIS 7</text:span></text:a><text:bookmark-end text:name="__RefHeading___Toc2917_1419486361"/></text:h>
        <text:p text:style-name="P3"/>
        <text:p text:style-name="P3"><text:span text:style-name="T1">Deus disse a Noé o que fazer, e ele o fez (</text:span><text:a xlink:type="simple" xlink:href="https://www.bibliaonline.com.br/acf/gn/6/22" text:style-name="Internet_20_link" text:visited-style-name="Visited_20_Internet_20_Link"><text:span text:style-name="T1">6:22</text:span></text:a><text:span text:style-name="T1"> e </text:span><text:a xlink:type="simple" xlink:href="https://www.bibliaonline.com.br/acf/gn/7/5,9" text:style-name="Internet_20_link" text:visited-style-name="Visited_20_Internet_20_Link"><text:span text:style-name="T1">7:5,9</text:span></text:a><text:span text:style-name="T1">). A arca proporcionava um abrigo perfeito contra o temporal da ira de Deus. Obedecer a Deus sempre traz livramento, bênção e felicidade, por toda a vida do crente.</text:span></text:p>
        <text:p text:style-name="P3"/>
        <text:p text:style-name="P3"><text:a xlink:type="simple" xlink:href="http://bibliaonline.com.br/acf/gn/7/1" text:style-name="Internet_20_link" text:visited-style-name="Visited_20_Internet_20_Link"><text:span text:style-name="T1">Gn 7:1</text:span></text:a><text:span text:style-name="T1"> "Entra" (</text:span><text:a xlink:type="simple" xlink:href="https://www.bibliaonline.com.br/acf/gn/8/16" text:style-name="Internet_20_link" text:visited-style-name="Visited_20_Internet_20_Link"><text:span text:style-name="T1">8:16</text:span></text:a><text:span text:style-name="T1">, "Sai"). Temos que entrar (</text:span><text:a xlink:type="simple" xlink:href="http://bibliaonline.com.br/acf/mt/11/28" text:style-name="Internet_20_link" text:visited-style-name="Visited_20_Internet_20_Link"><text:span text:style-name="T1">Mt 11:28</text:span></text:a><text:span text:style-name="T1">) antes de podermos sair (</text:span><text:a xlink:type="simple" xlink:href="http://bibliaonline.com.br/acf/mc/16/15" text:style-name="Internet_20_link" text:visited-style-name="Visited_20_Internet_20_Link"><text:span text:style-name="T1">Mc 16:15</text:span></text:a><text:span text:style-name="T1">). Devemos também nos separar do mundo (</text:span><text:a xlink:type="simple" xlink:href="http://bibliaonline.com.br/acf/hb/13/13" text:style-name="Internet_20_link" text:visited-style-name="Visited_20_Internet_20_Link"><text:span text:style-name="T1">Hb 13:13</text:span></text:a><text:span text:style-name="T1">; </text:span><text:a xlink:type="simple" xlink:href="http://bibliaonline.com.br/acf/tg/4/4" text:style-name="Internet_20_link" text:visited-style-name="Visited_20_Internet_20_Link"><text:span text:style-name="T1">Tg 4:4</text:span></text:a><text:span text:style-name="T1">). Separação não significa isolamento. Misturar-se com o mundo (socializar) estraga nosso testemunho. Mas falar de Cristo a outros nos conserva cristãos saudáveis.</text:span></text:p>
        <text:p text:style-name="P3"/>
        <text:p text:style-name="P3"><text:a xlink:type="simple" xlink:href="http://bibliaonline.com.br/acf/gn/7/2-5,8" text:style-name="Internet_20_link" text:visited-style-name="Visited_20_Internet_20_Link"><text:span text:style-name="T1">Gn 7:2-5,8</text:span></text:a><text:span text:style-name="T1"> Os animais dividiam-se em duas classes - limpos e impuros.</text:span></text:p>
        <text:p text:style-name="P3"/>
        <text:p text:style-name="P3"><text:a xlink:type="simple" xlink:href="http://bibliaonline.com.br/acf/gn/7/10" text:style-name="Internet_20_link" text:visited-style-name="Visited_20_Internet_20_Link"><text:span text:style-name="T1">Gn 7:10</text:span></text:a><text:span text:style-name="T1"> Após fechar a porta, Deus ainda espera, para o caso de haver alguém se voltar a </text:span><text:soft-page-break/><text:span text:style-name="T1">Ele. (Jesus foi visto em pé, esperando caso Israel resolvesse voltar-se a Ele, mesmo depois de ter voltado para o céu - </text:span><text:a xlink:type="simple" xlink:href="http://bibliaonline.com.br/acf/atos/7/56" text:style-name="Internet_20_link" text:visited-style-name="Visited_20_Internet_20_Link"><text:span text:style-name="T1">At 7:56</text:span></text:a><text:span text:style-name="T1">). Nós crentes estamos neste período de tempo. A porta continua aberta. Deus está esperando pelos últimos que serão salvos antes de agir. A vinda do Senhor Jesus para nós (crentes) será o fim do dia da graça. Então a porta será fechada.</text:span></text:p>
        <text:p text:style-name="P3"/>
        <text:p text:style-name="P3"><text:a xlink:type="simple" xlink:href="http://bibliaonline.com.br/acf/gn/7/11-24" text:style-name="Internet_20_link" text:visited-style-name="Visited_20_Internet_20_Link"><text:span text:style-name="T1">Gn 7:11-24</text:span></text:a><text:span text:style-name="T1"> Noé esteve na arca um ano e dez dias (</text:span><text:a xlink:type="simple" xlink:href="https://www.bibliaonline.com.br/acf/gn/7/11" text:style-name="Internet_20_link" text:visited-style-name="Visited_20_Internet_20_Link"><text:span text:style-name="T1">7:11</text:span></text:a><text:span text:style-name="T1"> e </text:span><text:a xlink:type="simple" xlink:href="https://www.bibliaonline.com.br/acf/gn/8/14" text:style-name="Internet_20_link" text:visited-style-name="Visited_20_Internet_20_Link"><text:span text:style-name="T1">8:14</text:span></text:a><text:span text:style-name="T1">).</text:span></text:p>
        <text:p text:style-name="P3"/>
        <text:p text:style-name="P3"><text:a xlink:type="simple" xlink:href="http://bibliaonline.com.br/acf/gn/7/23" text:style-name="Internet_20_link" text:visited-style-name="Visited_20_Internet_20_Link"><text:span text:style-name="T1">Gn 7:23</text:span></text:a><text:span text:style-name="T1"> O juízo caiu sobre cada pessoa viva, cada animal e pássaro fora da arca. E assim é hoje, nenhuma pessoa que já tenha escutado o evangelho da graça de Deus terá uma segunda chance após o Senhor Jesus voltar.</text:span></text:p>
        <text:p text:style-name="P3"/>
        <text:h text:style-name="P10" text:outline-level="2"><text:bookmark-start text:name="__RefHeading___Toc2919_1419486361"/>#008<text:bookmark-end text:name="__RefHeading___Toc2919_1419486361"/></text:h>
        <text:p text:style-name="P3"/>
        <text:p text:style-name="P3"><text:span text:style-name="T1">"Visto como o seu divino poder nos deu tudo o que diz respeito à vida e piedade, pelo conhecimento daquele que nos chamou pela sua glória e virtude." (</text:span><text:a xlink:type="simple" xlink:href="https://www.bibliaonline.com.br/acf/2pe/1/3" text:style-name="Internet_20_link" text:visited-style-name="Visited_20_Internet_20_Link"><text:span text:style-name="T1">2 Pd 1:3</text:span></text:a><text:span text:style-name="T1">)</text:span></text:p>
        <text:p text:style-name="P3"/>
        <text:h text:style-name="P11" text:outline-level="2"><text:bookmark-start text:name="__RefHeading___Toc2921_1419486361"/><text:a xlink:type="simple" xlink:href="http://bibliaonline.com.br/acf/gn/8" text:style-name="Internet_20_link" text:visited-style-name="Visited_20_Internet_20_Link"><text:span text:style-name="T1">GÊNESIS 8</text:span></text:a><text:bookmark-end text:name="__RefHeading___Toc2921_1419486361"/></text:h>
        <text:p text:style-name="P3"/>
        <text:p text:style-name="P3"><text:a xlink:type="simple" xlink:href="http://bibliaonline.com.br/acf/gn/8/1-14" text:style-name="Internet_20_link" text:visited-style-name="Visited_20_Internet_20_Link"><text:span text:style-name="T1">Gn 8:1-14</text:span></text:a><text:span text:style-name="T1"> Deus não se esquece de Sua família na arca, e cuidadosamente nos conta vários detalhes interessantes. Deus faz um novo começo com a raça humana.</text:span></text:p>
        <text:p text:style-name="P3"/>
        <text:p text:style-name="P3"><text:a xlink:type="simple" xlink:href="http://bibliaonline.com.br/acf/gn/8/15-22" text:style-name="Internet_20_link" text:visited-style-name="Visited_20_Internet_20_Link"><text:span text:style-name="T1">Gn 8:15-22</text:span></text:a><text:span text:style-name="T1"> Mais uma vez, é um belo começo. Noé edifica um altar para Deus e oferece ofertas queimadas. Repare que isso é com os animais limpos... outra figura de Cristo, o Cordeiro de Deus. Veja </text:span><text:a xlink:type="simple" xlink:href="https://www.bibliaonline.com.br/acf/ap/5/6" text:style-name="Internet_20_link" text:visited-style-name="Visited_20_Internet_20_Link"><text:span text:style-name="T1">Ap 5:6</text:span></text:a><text:span text:style-name="T1">.</text:span></text:p>
        <text:p text:style-name="P3"/>
        <text:p text:style-name="P3"><text:a xlink:type="simple" xlink:href="http://bibliaonline.com.br/acf/gn/8/21" text:style-name="Internet_20_link" text:visited-style-name="Visited_20_Internet_20_Link"><text:span text:style-name="T1">Gn 8:21</text:span></text:a><text:span text:style-name="T1"> Milhares de anos iriam passar antes que Jesus viesse à terra para morrer, todavia o sacrifício de Noé foi um aroma agradável a Deus da morte de Seu Filho.</text:span></text:p>
        <text:p text:style-name="P3"/>
        <text:p text:style-name="P3"><text:a xlink:type="simple" xlink:href="http://bibliaonline.com.br/acf/gn/8/22" text:style-name="Internet_20_link" text:visited-style-name="Visited_20_Internet_20_Link"><text:span text:style-name="T1">Gn 8:22</text:span></text:a><text:span text:style-name="T1"> A promessa de Deus. Nunca falhou. Nunca falhará. </text:span><text:a xlink:type="simple" xlink:href="http://bibliaonline.com.br/acf/1rs/8/56" text:style-name="Internet_20_link" text:visited-style-name="Visited_20_Internet_20_Link"><text:span text:style-name="T1">1 Rs 8:56</text:span></text:a><text:span text:style-name="T1"> é algo belo.</text:span></text:p>
        <text:p text:style-name="P3"/>
        <text:h text:style-name="P10" text:outline-level="2"><text:bookmark-start text:name="__RefHeading___Toc2923_1419486361"/>#009<text:bookmark-end text:name="__RefHeading___Toc2923_1419486361"/></text:h>
        <text:p text:style-name="P3"/>
        <text:p text:style-name="P5"><text:soft-page-break/>Você nunca sai da presença de Deus do modo como entra nela!</text:p>
        <text:p text:style-name="P3"/>
        <text:h text:style-name="P11" text:outline-level="2"><text:bookmark-start text:name="__RefHeading___Toc2925_1419486361"/><text:a xlink:type="simple" xlink:href="http://bibliaonline.com.br/acf/gn/9" text:style-name="Internet_20_link" text:visited-style-name="Visited_20_Internet_20_Link"><text:span text:style-name="T1">GÊNESIS 9</text:span></text:a><text:bookmark-end text:name="__RefHeading___Toc2925_1419486361"/></text:h>
        <text:p text:style-name="P3"/>
        <text:p text:style-name="P3"><text:a xlink:type="simple" xlink:href="http://bibliaonline.com.br/acf/gn/9/1-17" text:style-name="Internet_20_link" text:visited-style-name="Visited_20_Internet_20_Link"><text:span text:style-name="T1">Gn 9:1-17</text:span></text:a><text:span text:style-name="T1"> Deus faz um novo acordo (chamado de aliança) com os homens. Começa no </text:span><text:a xlink:type="simple" xlink:href="http://bibliaonline.com.br/acf/gn/8/20" text:style-name="Internet_20_link" text:visited-style-name="Visited_20_Internet_20_Link"><text:span text:style-name="T1">vigésimo</text:span></text:a><text:span text:style-name="T1"> versículo do capítulo 8, e vai até o final do versículo 17 neste capítulo.</text:span></text:p>
        <text:p text:style-name="P3"/>
        <text:p text:style-name="P3"><text:a xlink:type="simple" xlink:href="http://bibliaonline.com.br/acf/gn/9/4" text:style-name="Internet_20_link" text:visited-style-name="Visited_20_Internet_20_Link"><text:span text:style-name="T1">Gn 9:4</text:span></text:a><text:span text:style-name="T1"> Um assunto muito importante. Pela primeira vez Deus dá permissão às pessoas para comerem a carne dos animais. Repare nesta afirmação... a vida da carne está no sangue. (Veja </text:span><text:a xlink:type="simple" xlink:href="https://www.bibliaonline.com.br/acf/lv/17/10-14" text:style-name="Internet_20_link" text:visited-style-name="Visited_20_Internet_20_Link"><text:span text:style-name="T1">Lv 17:10-14</text:span></text:a><text:span text:style-name="T1">). Eles NÃO deveriam comer o sangue. O corpo é feito de carne e sangue... a vida natural. Mas necessitamos de uma nova vida, uma vida espiritual. Quando Jesus morreu, Seu sangue foi vertido - derramado. Quando Ele ressuscitou de entre os mortos, Ele estava diferente. Ele estava sem sangue. </text:span><text:a xlink:type="simple" xlink:href="http://bibliaonline.com.br/acf/lc/24/39" text:style-name="Internet_20_link" text:visited-style-name="Visited_20_Internet_20_Link"><text:span text:style-name="T1">Lc 24:39</text:span></text:a><text:span text:style-name="T1">; </text:span><text:a xlink:type="simple" xlink:href="http://bibliaonline.com.br/acf/1co/15/43-50" text:style-name="Internet_20_link" text:visited-style-name="Visited_20_Internet_20_Link"><text:span text:style-name="T1">1 Co 15:43-50</text:span></text:a><text:span text:style-name="T1"> e </text:span><text:a xlink:type="simple" xlink:href="http://bibliaonline.com.br/acf/2co/5/17" text:style-name="Internet_20_link" text:visited-style-name="Visited_20_Internet_20_Link"><text:span text:style-name="T1">2 Co 5:17</text:span></text:a><text:span text:style-name="T1">. Se ler com atenção </text:span><text:a xlink:type="simple" xlink:href="http://bibliaonline.com.br/acf/rm/6/2-12" text:style-name="Internet_20_link" text:visited-style-name="Visited_20_Internet_20_Link"><text:span text:style-name="T1">Romanos 6:2 a 12</text:span></text:a><text:span text:style-name="T1"> irá aprender a nossa parte (a parte do crente) em tudo isso. Nós crentes estamos agora em uma nova vida espiritual. É a vida dEle; é vida eterna.</text:span></text:p>
        <text:p text:style-name="P3"/>
        <text:p text:style-name="P3"><text:a xlink:type="simple" xlink:href="http://bibliaonline.com.br/acf/gn/9/11-12" text:style-name="Internet_20_link" text:visited-style-name="Visited_20_Internet_20_Link"><text:span text:style-name="T1">Gn 9:11-12</text:span></text:a><text:span text:style-name="T1"> Sempre que você vê o arco-íris, você pode recordar que Deus o colocou ali como Sua indicação (lembrete) de que nunca mais haveria um dilúvio para destruir a terra. Mas você pode também ser lembrado de que o próximo juízo é pior... Deus vai queimar a terra (</text:span><text:a xlink:type="simple" xlink:href="https://www.bibliaonline.com.br/acf/2pe/3/6-7,10,12" text:style-name="Internet_20_link" text:visited-style-name="Visited_20_Internet_20_Link"><text:span text:style-name="T1">2 Pd 3:6-7,10,12</text:span></text:a><text:span text:style-name="T1">).</text:span></text:p>
        <text:p text:style-name="P3"/>
        <text:p text:style-name="P3"><text:a xlink:type="simple" xlink:href="http://bibliaonline.com.br/acf/gn/9/19-29" text:style-name="Internet_20_link" text:visited-style-name="Visited_20_Internet_20_Link"><text:span text:style-name="T1">Gn 9:19-29</text:span></text:a><text:span text:style-name="T1"> As pessoas não melhoraram. Noé cai agora em pecado. A raça humana começa a descambar mais uma vez pelo caminho da corrupção global.</text:span></text:p>
        <text:p text:style-name="P3"/>
        <text:h text:style-name="P10" text:outline-level="2"><text:bookmark-start text:name="__RefHeading___Toc2927_1419486361"/>#010<text:bookmark-end text:name="__RefHeading___Toc2927_1419486361"/></text:h>
        <text:p text:style-name="P3"/>
        <text:p text:style-name="P5">Ninguém pode estar tão intimamente perto de nós como Deus, pois Ele está em nós.</text:p>
        <text:p text:style-name="P3"/>
        <text:h text:style-name="P11" text:outline-level="2"><text:bookmark-start text:name="__RefHeading___Toc2929_1419486361"/><text:a xlink:type="simple" xlink:href="http://bibliaonline.com.br/acf/gn/10" text:style-name="Internet_20_link" text:visited-style-name="Visited_20_Internet_20_Link"><text:span text:style-name="T1">GÊNESIS 10</text:span></text:a><text:bookmark-end text:name="__RefHeading___Toc2929_1419486361"/></text:h>
        <text:p text:style-name="P3"/>
        <text:p text:style-name="P5">A história dos três filhos de Noé. Realmente, o mundo todo está hoje dividido a partir destes três filhos. Jafé... o povo Europeu é descendente dele (Também alguns dos povos <text:soft-page-break/>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3"/>
        <text:p text:style-name="P3"><text:a xlink:type="simple" xlink:href="http://bibliaonline.com.br/acf/gn/10/8-10" text:style-name="Internet_20_link" text:visited-style-name="Visited_20_Internet_20_Link"><text:span text:style-name="T1">Gn 10:8-10</text:span></text:a><text:span text:style-name="T1">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span></text:p>
        <text:p text:style-name="P3"/>
        <text:p text:style-name="P3"><text:span text:style-name="T1">Em </text:span><text:a xlink:type="simple" xlink:href="http://bibliaonline.com.br/acf/ap/17" text:style-name="Internet_20_link" text:visited-style-name="Visited_20_Internet_20_Link"><text:span text:style-name="T1">Apocalipse 17</text:span></text:a><text:span text:style-name="T1"> você pode ler do "mistério, Babilônia", representando a última tentativa do homem de organizar um governo mundial.</text:span></text:p>
        <text:p text:style-name="P3"/>
        <text:h text:style-name="P10" text:outline-level="2"><text:bookmark-start text:name="__RefHeading___Toc2931_1419486361"/>#011<text:bookmark-end text:name="__RefHeading___Toc2931_1419486361"/></text:h>
        <text:p text:style-name="P3"/>
        <text:p text:style-name="P5">Deus nunca permite que Satanás atue em algo além da carne.</text:p>
        <text:p text:style-name="P3"/>
        <text:h text:style-name="P11" text:outline-level="2"><text:bookmark-start text:name="__RefHeading___Toc2933_1419486361"/><text:a xlink:type="simple" xlink:href="http://bibliaonline.com.br/acf/gn/11" text:style-name="Internet_20_link" text:visited-style-name="Visited_20_Internet_20_Link"><text:span text:style-name="T1">GÊNESIS 11</text:span></text:a><text:bookmark-end text:name="__RefHeading___Toc2933_1419486361"/></text:h>
        <text:p text:style-name="P3"/>
        <text:p text:style-name="P3"><text:a xlink:type="simple" xlink:href="http://bibliaonline.com.br/acf/gn/11/1-9" text:style-name="Internet_20_link" text:visited-style-name="Visited_20_Internet_20_Link"><text:span text:style-name="T1">Gn 11:1-9</text:span></text:a><text:span text:style-name="T1">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e "Babilônia" é uma figura do mundo para dentro do qual a "igreja professa" acabou entrando.</text:span></text:p>
        <text:p text:style-name="P3"/>
        <text:p text:style-name="P3"><text:a xlink:type="simple" xlink:href="http://bibliaonline.com.br/acf/gn/11/10-26" text:style-name="Internet_20_link" text:visited-style-name="Visited_20_Internet_20_Link"><text:span text:style-name="T1">Gn 11:10-26</text:span></text:a><text:span text:style-name="T1"> Repare como caiu a idade das pessoas. Matusalém viveu 969 anos (</text:span><text:a xlink:type="simple" xlink:href="http://bibliaonline.com.br/acf/gn/5/27" text:style-name="Internet_20_link" text:visited-style-name="Visited_20_Internet_20_Link"><text:span text:style-name="T1">5:27</text:span></text:a><text:span text:style-name="T1">), depois Arfaxade após o dilúvio (filho de Sem) - vers. </text:span><text:a xlink:type="simple" xlink:href="http://bibliaonline.com.br/acf/gn/11/12-13" text:style-name="Internet_20_link" text:visited-style-name="Visited_20_Internet_20_Link"><text:span text:style-name="T1">12-13</text:span></text:a><text:span text:style-name="T1">, viveu 438 anos. Éber (</text:span><text:a xlink:type="simple" xlink:href="http://bibliaonline.com.br/acf/gn/11/16,17" text:style-name="Internet_20_link" text:visited-style-name="Visited_20_Internet_20_Link"><text:span text:style-name="T1">versículos 16-17</text:span></text:a><text:span text:style-name="T1">) viveu 464 anos, a maior idade após o dilúvio.</text:span></text:p>
        <text:p text:style-name="P3"><text:soft-page-break/></text:p>
        <text:p text:style-name="P3"><text:a xlink:type="simple" xlink:href="http://bibliaonline.com.br/acf/gn/11/20" text:style-name="Internet_20_link" text:visited-style-name="Visited_20_Internet_20_Link"><text:span text:style-name="T1">Gn 11:20</text:span></text:a><text:span text:style-name="T1"> Após a dispersão de Babel, Reú viveu 239 anos. A vida foi mais uma vez encurtada nos dias de Abraão, pois ele viveu 175 anos (</text:span><text:a xlink:type="simple" xlink:href="https://www.bibliaonline.com.br/acf/gn/25/7" text:style-name="Internet_20_link" text:visited-style-name="Visited_20_Internet_20_Link"><text:span text:style-name="T1">25:7</text:span></text:a><text:span text:style-name="T1">). No </text:span><text:a xlink:type="simple" xlink:href="http://bibliaonline.com.br/acf/sl/90/10" text:style-name="Internet_20_link" text:visited-style-name="Visited_20_Internet_20_Link"><text:span text:style-name="T1">Salmo 90:10</text:span></text:a><text:span text:style-name="T1"> Deus determinou 70 anos, e isso não mudou muito desde então. Mas o Senhor Jesus era para ser cortado na metade de Seus dias (</text:span><text:a xlink:type="simple" xlink:href="https://www.bibliaonline.com.br/acf/sl/102/24" text:style-name="Internet_20_link" text:visited-style-name="Visited_20_Internet_20_Link"><text:span text:style-name="T1">Sl 102:24</text:span></text:a><text:span text:style-name="T1">) ou cerca de 33 anos de idade.</text:span></text:p>
        <text:p text:style-name="P3"/>
        <text:p text:style-name="P3"><text:a xlink:type="simple" xlink:href="http://bibliaonline.com.br/acf/gn/11/27-32" text:style-name="Internet_20_link" text:visited-style-name="Visited_20_Internet_20_Link"><text:span text:style-name="T1">Gn 11:27-32</text:span></text:a><text:span text:style-name="T1"> Abrão (mais tarde seu nome foi trocado para Abraão </text:span><text:a xlink:type="simple" xlink:href="https://www.bibliaonline.com.br/acf/gn/17/5" text:style-name="Internet_20_link" text:visited-style-name="Visited_20_Internet_20_Link"><text:span text:style-name="T1">17:5</text:span></text:a><text:span text:style-name="T1">) nos é apresentado.</text:span></text:p>
        <text:p text:style-name="P3"/>
        <text:h text:style-name="P10" text:outline-level="2"><text:bookmark-start text:name="__RefHeading___Toc2935_1419486361"/>#012<text:bookmark-end text:name="__RefHeading___Toc2935_1419486361"/></text:h>
        <text:p text:style-name="P3"/>
        <text:p text:style-name="P5">O amor de Deus foi demonstrado ao dar o que Ele tinha de mais próximo de Si, por aquele que estava mais longe de Si.</text:p>
        <text:p text:style-name="P3"/>
        <text:h text:style-name="P11" text:outline-level="2"><text:bookmark-start text:name="__RefHeading___Toc2937_1419486361"/><text:a xlink:type="simple" xlink:href="http://bibliaonline.com.br/acf/gn/12" text:style-name="Internet_20_link" text:visited-style-name="Visited_20_Internet_20_Link"><text:span text:style-name="T1">GÊNESIS 12</text:span></text:a><text:bookmark-end text:name="__RefHeading___Toc2937_1419486361"/></text:h>
        <text:p text:style-name="P3"/>
        <text:p text:style-name="P3"><text:a xlink:type="simple" xlink:href="http://bibliaonline.com.br/acf/gn/12/1-5" text:style-name="Internet_20_link" text:visited-style-name="Visited_20_Internet_20_Link"><text:span text:style-name="T1">Gn 12:1-5</text:span></text:a><text:span text:style-name="T1"> O chamado de Abraão por Deus foi um chamado bem claro para que se separasse de tudo aquilo que o homem poderia considerar valioso - seu país - seu povo e sua família. Abraão pode ser uma figura do crente cuja cidadania está no céu (</text:span><text:a xlink:type="simple" xlink:href="http://bibliaonline.com.br/acf/fp/3/20" text:style-name="Internet_20_link" text:visited-style-name="Visited_20_Internet_20_Link"><text:span text:style-name="T1">Fp 3:20</text:span></text:a><text:span text:style-name="T1">, a onde a palavra "cidade" pode ser traduzida também como "cidadania") embora vivendo nesta terra. Abraão foi chamado a andar por fé, e a viver como um estrangeiro e peregrino na terra. Grandes eram as promessas que lhe foram feitas - </text:span><text:a xlink:type="simple" xlink:href="http://bibliaonline.com.br/acf/gn/12/2" text:style-name="Internet_20_link" text:visited-style-name="Visited_20_Internet_20_Link"><text:span text:style-name="T1">versículo 2</text:span></text:a><text:span text:style-name="T1">.</text:span></text:p>
        <text:p text:style-name="P3"/>
        <text:p text:style-name="P3"><text:a xlink:type="simple" xlink:href="http://bibliaonline.com.br/acf/gn/12/7" text:style-name="Internet_20_link" text:visited-style-name="Visited_20_Internet_20_Link"><text:span text:style-name="T1">Gn 12:7</text:span></text:a><text:span text:style-name="T1"> Há duas coisas para se notar. O Senhor apareceu a ee quando chegou à terra de Canaã. Você também irá saber quando se encontra no lugar certo para adorar o Senhor. Em segundo lugar, ele edificou um altar ali, onde adorou a Deus. Houve uma resposta em seu coração.</text:span></text:p>
        <text:p text:style-name="P3"/>
        <text:p text:style-name="P3"><text:a xlink:type="simple" xlink:href="http://bibliaonline.com.br/acf/gn/12/10-20" text:style-name="Internet_20_link" text:visited-style-name="Visited_20_Internet_20_Link"><text:span text:style-name="T1">Gn 12:10-20</text:span></text:a><text:span text:style-name="T1"> Lembre-se sempre de que as pessoas na Bíblia que são tipos (figuras) do Senhor e de outras coisas importantes, eram apenas seres humanos que às vezes falhavam. Aqui lemos da segunda falha de Abraão. (A primeira foi quando ele parou em Harã, </text:span><text:a xlink:type="simple" xlink:href="https://www.bibliaonline.com.br/acf/gn/11/31" text:style-name="Internet_20_link" text:visited-style-name="Visited_20_Internet_20_Link"><text:span text:style-name="T1">11:31</text:span></text:a><text:span text:style-name="T1">, ao invés de seguir todo o caminho até a terra de Canaã). Desta vez ele vai ainda mais longe, e o encontramos agora rumando para Egito (</text:span><text:a xlink:type="simple" xlink:href="http://bibliaonline.com.br/acf/gn/12/19" text:style-name="Internet_20_link" text:visited-style-name="Visited_20_Internet_20_Link"><text:span text:style-name="T1">versículo 19</text:span></text:a><text:span text:style-name="T1">), instruindo </text:span><text:soft-page-break/><text:span text:style-name="T1">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span></text:p>
        <text:p text:style-name="P3"/>
        <text:h text:style-name="P10" text:outline-level="2"><text:bookmark-start text:name="__RefHeading___Toc2939_1419486361"/>#013<text:bookmark-end text:name="__RefHeading___Toc2939_1419486361"/></text:h>
        <text:p text:style-name="P3"/>
        <text:p text:style-name="P5">A justiça de Deus que poderia condenar o pecador é a mesma coisa que, em Cristo, justifica o pecador.</text:p>
        <text:p text:style-name="P3"/>
        <text:h text:style-name="P11" text:outline-level="2"><text:bookmark-start text:name="__RefHeading___Toc2941_1419486361"/><text:a xlink:type="simple" xlink:href="http://bibliaonline.com.br/acf/gn/13" text:style-name="Internet_20_link" text:visited-style-name="Visited_20_Internet_20_Link"><text:span text:style-name="T1">GÊNESIS 13</text:span></text:a><text:bookmark-end text:name="__RefHeading___Toc2941_1419486361"/></text:h>
        <text:p text:style-name="P3"/>
        <text:p text:style-name="P3"><text:a xlink:type="simple" xlink:href="http://bibliaonline.com.br/acf/gn/13/1-4" text:style-name="Internet_20_link" text:visited-style-name="Visited_20_Internet_20_Link"><text:span text:style-name="T1">Gn 13:1-4</text:span></text:a><text:span text:style-name="T1"> Em </text:span><text:a xlink:type="simple" xlink:href="https://www.bibliaonline.com.br/acf/gn/12/10" text:style-name="Internet_20_link" text:visited-style-name="Visited_20_Internet_20_Link"><text:span text:style-name="T1">12:10</text:span></text:a><text:span text:style-name="T1"> Abraão "desceu" ao Egito. Aqui ele "subiu" ao seu altar. A completa restauração de Abraão (</text:span><text:a xlink:type="simple" xlink:href="http://bibliaonline.com.br/acf/sl/23/3" text:style-name="Internet_20_link" text:visited-style-name="Visited_20_Internet_20_Link"><text:span text:style-name="T1">Sl 23:3</text:span></text:a><text:span text:style-name="T1">). Deus nos restaura, caso contrário simplesmente ficaríamos à deriva. Não havia altar (nem adoração a Deus) enquanto ele estava no Egito!</text:span></text:p>
        <text:p text:style-name="P3"/>
        <text:p text:style-name="P3"><text:a xlink:type="simple" xlink:href="http://bibliaonline.com.br/acf/gn/13/5-13" text:style-name="Internet_20_link" text:visited-style-name="Visited_20_Internet_20_Link"><text:span text:style-name="T1">Gn 13:5-13</text:span></text:a><text:span text:style-name="T1"> A grande riqueza que ele recebeu no Egito lhe traz mais problemas. Desta vez com seu sobrinho Ló. Todavia vemos um belo contraste, entre Abrão, o homem que andava por fé, e Ló que andava por vista. O que Abrão tinha de generoso Ló tinha de ganancioso. Ló era guiado por seus olhos, e que desastre isso lhe trouxe, pois foi morar em Sodoma. Os passos de Ló em sua descida são graduais, mas constantes. </text:span><text:a xlink:type="simple" xlink:href="http://bibliaonline.com.br/acf/gn/13/10" text:style-name="Internet_20_link" text:visited-style-name="Visited_20_Internet_20_Link"><text:span text:style-name="T1">Versículo 10</text:span></text:a><text:span text:style-name="T1"> "E levantou Ló os seus olhos, e viu". No </text:span><text:a xlink:type="simple" xlink:href="http://bibliaonline.com.br/acf/gn/13/11" text:style-name="Internet_20_link" text:visited-style-name="Visited_20_Internet_20_Link"><text:span text:style-name="T1">versículo 11</text:span></text:a><text:span text:style-name="T1"> ele escolheu toda a planície do Jordão. </text:span><text:a xlink:type="simple" xlink:href="http://bibliaonline.com.br/acf/gn/13/12" text:style-name="Internet_20_link" text:visited-style-name="Visited_20_Internet_20_Link"><text:span text:style-name="T1">Versículo 12</text:span></text:a><text:span text:style-name="T1">, habitou nas cidades da planície, e armou sua tenda indo em direção de Sodoma (</text:span><text:a xlink:type="simple" xlink:href="https://www.bibliaonline.com.br/acf/gn/14/12" text:style-name="Internet_20_link" text:visited-style-name="Visited_20_Internet_20_Link"><text:span text:style-name="T1">14:12</text:span></text:a><text:span text:style-name="T1">), habitou em Sodoma, (</text:span><text:a xlink:type="simple" xlink:href="https://www.bibliaonline.com.br/acf/gn/19/1" text:style-name="Internet_20_link" text:visited-style-name="Visited_20_Internet_20_Link"><text:span text:style-name="T1">19:1</text:span></text:a><text:span text:style-name="T1">) e sentou-se à porta (lugar de autoridade) de Sodoma. Leremos mais tarde do resultado dessa descida.</text:span></text:p>
        <text:p text:style-name="P3"/>
        <text:p text:style-name="P3"><text:a xlink:type="simple" xlink:href="http://bibliaonline.com.br/acf/gn/13/14-18" text:style-name="Internet_20_link" text:visited-style-name="Visited_20_Internet_20_Link"><text:span text:style-name="T1">Gn 13:14-18</text:span></text:a><text:span text:style-name="T1"> Quão diferentes foram os resultados para Abrão! Que herança gloriosa e duradoura era a sua! Colocando Deus em primeiro lugar, ele foi ricamente abençoado por Deus. Possamos colocar Deus em primeiro lugar, e desfrutar das bênçãos que temos! Notamos no </text:span><text:a xlink:type="simple" xlink:href="http://bibliaonline.com.br/acf/gn/13/12" text:style-name="Internet_20_link" text:visited-style-name="Visited_20_Internet_20_Link"><text:span text:style-name="T1">versículo 10</text:span></text:a><text:span text:style-name="T1"> que Ló usou seus olhos para fazer sua escolha. Mas no </text:span><text:a xlink:type="simple" xlink:href="http://bibliaonline.com.br/acf/gn/13/14" text:style-name="Internet_20_link" text:visited-style-name="Visited_20_Internet_20_Link"><text:span text:style-name="T1">versículo 14</text:span></text:a><text:span text:style-name="T1">, Deus estava para recompensar Abrão por haver esperado nEle, e Ele diz a </text:span><text:soft-page-break/><text:span text:style-name="T1">Abrão para usar seus olhos para ver o que Deus iria lhe dar. Leia </text:span><text:a xlink:type="simple" xlink:href="https://www.bibliaonline.com.br/acf/is/64/4" text:style-name="Internet_20_link" text:visited-style-name="Visited_20_Internet_20_Link"><text:span text:style-name="T1">Is 64:4</text:span></text:a><text:span text:style-name="T1">.</text:span></text:p>
        <text:p text:style-name="P3"/>
        <text:h text:style-name="P10" text:outline-level="2"><text:bookmark-start text:name="__RefHeading___Toc2943_1419486361"/>#014<text:bookmark-end text:name="__RefHeading___Toc2943_1419486361"/></text:h>
        <text:p text:style-name="P3"/>
        <text:p text:style-name="P5">Amar e dar é o que cabe a Deus; crer e receber é o que cabe a nós.</text:p>
        <text:p text:style-name="P3"/>
        <text:h text:style-name="P11" text:outline-level="2"><text:bookmark-start text:name="__RefHeading___Toc2945_1419486361"/><text:a xlink:type="simple" xlink:href="http://bibliaonline.com.br/acf/gn/14" text:style-name="Internet_20_link" text:visited-style-name="Visited_20_Internet_20_Link"><text:span text:style-name="T1">GÊNESIS 14</text:span></text:a><text:bookmark-end text:name="__RefHeading___Toc2945_1419486361"/></text:h>
        <text:p text:style-name="P3"/>
        <text:p text:style-name="P5">A primeira guerra que é registrada na Bíblia. Abrão poderia ter dito - "bem isto serve de exemplo para Ló. Ele que cuide de si mesmo". Mas não.</text:p>
        <text:p text:style-name="P3"/>
        <text:p text:style-name="P3"><text:a xlink:type="simple" xlink:href="http://bibliaonline.com.br/acf/gn/14/14" text:style-name="Internet_20_link" text:visited-style-name="Visited_20_Internet_20_Link"><text:span text:style-name="T1">Gn 14:14</text:span></text:a><text:span text:style-name="T1">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span></text:p>
        <text:p text:style-name="P3"/>
        <text:p text:style-name="P3"><text:a xlink:type="simple" xlink:href="http://bibliaonline.com.br/acf/gn/14/18-24" text:style-name="Internet_20_link" text:visited-style-name="Visited_20_Internet_20_Link"><text:span text:style-name="T1">Gn 14:18-24</text:span></text:a><text:span text:style-name="T1"> Melquisedeque é um belo tipo de Cristo como Sacerdote e Rei. Leia sobre ele em </text:span><text:a xlink:type="simple" xlink:href="https://www.bibliaonline.com.br/acf/hb/6/20" text:style-name="Internet_20_link" text:visited-style-name="Visited_20_Internet_20_Link"><text:span text:style-name="T1">Hb 6:20</text:span></text:a><text:span text:style-name="T1"> e </text:span><text:a xlink:type="simple" xlink:href="https://www.bibliaonline.com.br/acf/hb/7/23-24" text:style-name="Internet_20_link" text:visited-style-name="Visited_20_Internet_20_Link"><text:span text:style-name="T1">7:23-24</text:span></text:a><text:span text:style-name="T1">. Cristo no milênio será igualmente Sacerdote e Rei.</text:span></text:p>
        <text:p text:style-name="P3"/>
        <text:h text:style-name="P10" text:outline-level="2"><text:bookmark-start text:name="__RefHeading___Toc2947_1419486361"/>#015<text:bookmark-end text:name="__RefHeading___Toc2947_1419486361"/></text:h>
        <text:p text:style-name="P3"/>
        <text:p text:style-name="P5">Antes de esperar receber, Deus dá.</text:p>
        <text:p text:style-name="P3"/>
        <text:h text:style-name="P11" text:outline-level="2"><text:bookmark-start text:name="__RefHeading___Toc2949_1419486361"/><text:a xlink:type="simple" xlink:href="http://bibliaonline.com.br/acf/gn/15" text:style-name="Internet_20_link" text:visited-style-name="Visited_20_Internet_20_Link"><text:span text:style-name="T1">GÊNESIS 15</text:span></text:a><text:bookmark-end text:name="__RefHeading___Toc2949_1419486361"/></text:h>
        <text:p text:style-name="P3"/>
        <text:p text:style-name="P3"><text:a xlink:type="simple" xlink:href="http://bibliaonline.com.br/acf/gn/15/1" text:style-name="Internet_20_link" text:visited-style-name="Visited_20_Internet_20_Link"><text:span text:style-name="T1">Gn 15:1</text:span></text:a><text:span text:style-name="T1"> "Depois destas coisas". Depois de Abrão haver vencido aqueles reis, ele deve ter temido um contra-ataque. Por isso Deus o confortou com esta maravilhosa promessa, "Eu sou o teu escudo". Abrão também não quis tomar qualquer recompensa do rei (</text:span><text:a xlink:type="simple" xlink:href="https://www.bibliaonline.com.br/acf/gn/14/23" text:style-name="Internet_20_link" text:visited-style-name="Visited_20_Internet_20_Link"><text:span text:style-name="T1">14:23</text:span></text:a><text:span text:style-name="T1">), e agora Deus Diz a ele "Sou... o teu grandíssimo galardão". Proteção e recompensa. Veja Quem era o seu galardão!</text:span></text:p>
        <text:p text:style-name="P3"/>
        <text:p text:style-name="P3"><text:a xlink:type="simple" xlink:href="http://bibliaonline.com.br/acf/gn/15/2-16" text:style-name="Internet_20_link" text:visited-style-name="Visited_20_Internet_20_Link"><text:span text:style-name="T1">Gn 15:2-16</text:span></text:a><text:span text:style-name="T1"> Abrão queria um filho e um herdeiro. Será que seria ir longe demais ele falar </text:span><text:soft-page-break/><text:span text:style-name="T1">disso a Deus? O </text:span><text:a xlink:type="simple" xlink:href="http://bibliaonline.com.br/acf/gn/15/6" text:style-name="Internet_20_link" text:visited-style-name="Visited_20_Internet_20_Link"><text:span text:style-name="T1">versículo 6</text:span></text:a><text:span text:style-name="T1"> nos mostra o quão próximo ele estava do Senhor. Deus gosta de nos ouvir pedir a Ele coisas que sejam para a Sua glória e nosso bem.</text:span></text:p>
        <text:p text:style-name="P3"/>
        <text:h text:style-name="P10" text:outline-level="2"><text:bookmark-start text:name="__RefHeading___Toc2951_1419486361"/>#016<text:bookmark-end text:name="__RefHeading___Toc2951_1419486361"/></text:h>
        <text:p text:style-name="P3"/>
        <text:p text:style-name="P5">O que quer que produza cuidado em nós, produz o cuidado de Deus por nós.</text:p>
        <text:p text:style-name="P3"/>
        <text:h text:style-name="P11" text:outline-level="2"><text:bookmark-start text:name="__RefHeading___Toc2953_1419486361"/><text:a xlink:type="simple" xlink:href="http://bibliaonline.com.br/acf/gn/16" text:style-name="Internet_20_link" text:visited-style-name="Visited_20_Internet_20_Link"><text:span text:style-name="T1">GÊNESIS 16</text:span></text:a><text:bookmark-end text:name="__RefHeading___Toc2953_1419486361"/></text:h>
        <text:p text:style-name="P3"/>
        <text:p text:style-name="P3"><text:span text:style-name="T1">Abraão falha outra vez. Israel hoje, com todos seus problemas, derramamentos de sangue e guerras com os Árabes, é o resultado de Abraão haver usado Hagar. Os Muçulmanos hoje consideram os Árabes como descendentes de Ismael (</text:span><text:a xlink:type="simple" xlink:href="https://www.bibliaonline.com.br/acf/gn/37/27" text:style-name="Internet_20_link" text:visited-style-name="Visited_20_Internet_20_Link"><text:span text:style-name="T1">37:27</text:span></text:a><text:span text:style-name="T1">). Hagar foi trazida do Egito! A amizade com o mundo nos levará a passar por muita tristeza.</text:span></text:p>
        <text:p text:style-name="P3"/>
        <text:p text:style-name="P3"><text:a xlink:type="simple" xlink:href="http://bibliaonline.com.br/acf/gn/16/4-6" text:style-name="Internet_20_link" text:visited-style-name="Visited_20_Internet_20_Link"><text:span text:style-name="T1">Gn 16:4-6</text:span></text:a><text:span text:style-name="T1"> Miséria, orgulho, inveja, discórdia e injustiça entraram em sua família.</text:span></text:p>
        <text:p text:style-name="P3"/>
        <text:p text:style-name="P3"><text:a xlink:type="simple" xlink:href="http://bibliaonline.com.br/acf/gn/16/7-16" text:style-name="Internet_20_link" text:visited-style-name="Visited_20_Internet_20_Link"><text:span text:style-name="T1">Gn 16:7-16</text:span></text:a><text:span text:style-name="T1"> Mesmo assim, como Deus foi misericordioso com aquela pobre mulher!</text:span></text:p>
        <text:p text:style-name="P3"/>
        <text:p text:style-name="P3"><text:a xlink:type="simple" xlink:href="http://bibliaonline.com.br/acf/gn/16/14" text:style-name="Internet_20_link" text:visited-style-name="Visited_20_Internet_20_Link"><text:span text:style-name="T1">Gn 16:14</text:span></text:a><text:span text:style-name="T1"> Ela chega ao poço de "Beer-Laai-Rói", que significa "o poço dAquele que vive e me vê". Quando pecamos, só existe Um a Quem podemos ir e confessar... Deus. (</text:span><text:a xlink:type="simple" xlink:href="http://bibliaonline.com.br/acf/1jo/1/9" text:style-name="Internet_20_link" text:visited-style-name="Visited_20_Internet_20_Link"><text:span text:style-name="T1">1 Jo 1:9</text:span></text:a><text:span text:style-name="T1">). Mas podemos ter que carregar os resultados de nossa insensatez até o dia de nossa partida deste mundo.</text:span></text:p>
        <text:p text:style-name="P3"/>
        <text:h text:style-name="P10" text:outline-level="2"><text:bookmark-start text:name="__RefHeading___Toc2955_1419486361"/>#017<text:bookmark-end text:name="__RefHeading___Toc2955_1419486361"/></text:h>
        <text:p text:style-name="P3"/>
        <text:p text:style-name="P3"><text:span text:style-name="T1">A prova do amor de Deus é que Ele entregou Seu Filho... a perfeição do Seu amor é que Ele nos introduziu na Sua presença. (</text:span><text:a xlink:type="simple" xlink:href="http://bibliaonline.com.br/acf/1jo/4/9,17" text:style-name="Internet_20_link" text:visited-style-name="Visited_20_Internet_20_Link"><text:span text:style-name="T1">1 Jo 4:9,17</text:span></text:a><text:span text:style-name="T1">).</text:span></text:p>
        <text:p text:style-name="P3"/>
        <text:h text:style-name="P11" text:outline-level="2"><text:bookmark-start text:name="__RefHeading___Toc2957_1419486361"/><text:a xlink:type="simple" xlink:href="http://bibliaonline.com.br/acf/gn/17" text:style-name="Internet_20_link" text:visited-style-name="Visited_20_Internet_20_Link"><text:span text:style-name="T1">GÊNESIS 17</text:span></text:a><text:bookmark-end text:name="__RefHeading___Toc2957_1419486361"/></text:h>
        <text:p text:style-name="P3"/>
        <text:p text:style-name="P3"><text:a xlink:type="simple" xlink:href="http://bibliaonline.com.br/acf/gn/17/1-4" text:style-name="Internet_20_link" text:visited-style-name="Visited_20_Internet_20_Link"><text:span text:style-name="T1">Gn 17:1-4</text:span></text:a><text:span text:style-name="T1"> Esta é a sexta vez que Deus aparece ou dá uma promessa a Abraão. Houve um espaço em branco na história de Abraão que durou muitos anos. Agora ele está com </text:span><text:soft-page-break/><text:span text:style-name="T1">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span></text:p>
        <text:p text:style-name="P3"/>
        <text:p text:style-name="P3"><text:a xlink:type="simple" xlink:href="http://bibliaonline.com.br/acf/gn/17/21" text:style-name="Internet_20_link" text:visited-style-name="Visited_20_Internet_20_Link"><text:span text:style-name="T1">Gn 17:21</text:span></text:a><text:span text:style-name="T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span></text:p>
        <text:p text:style-name="P3"/>
        <text:h text:style-name="P10" text:outline-level="2"><text:bookmark-start text:name="__RefHeading___Toc2959_1419486361"/>#018<text:bookmark-end text:name="__RefHeading___Toc2959_1419486361"/></text:h>
        <text:p text:style-name="P3"/>
        <text:p text:style-name="P5">Ao invés de nossos pecados, Deus tem aquele sangue precioso diante de Si.</text:p>
        <text:p text:style-name="P3"/>
        <text:h text:style-name="P11" text:outline-level="2"><text:bookmark-start text:name="__RefHeading___Toc2961_1419486361"/><text:a xlink:type="simple" xlink:href="http://bibliaonline.com.br/acf/gn/18" text:style-name="Internet_20_link" text:visited-style-name="Visited_20_Internet_20_Link"><text:span text:style-name="T1">GÊNESIS 18</text:span></text:a><text:bookmark-end text:name="__RefHeading___Toc2961_1419486361"/></text:h>
        <text:p text:style-name="P3"/>
        <text:p text:style-name="P5">Aqui vemos Abraão na sua melhor forma - amável, hospitaleiro, consciencioso, generoso, entendendo que estava conversando com o Senhor.</text:p>
        <text:p text:style-name="P3"/>
        <text:p text:style-name="P3"><text:a xlink:type="simple" xlink:href="http://bibliaonline.com.br/acf/gn/18/2" text:style-name="Internet_20_link" text:visited-style-name="Visited_20_Internet_20_Link"><text:span text:style-name="T1">Gn 18:2</text:span></text:a><text:span text:style-name="T1"> Ele correu em direção aos homens com confiança, mas rapidamente se curvou diante do Senhor em reverência.</text:span></text:p>
        <text:p text:style-name="P3"/>
        <text:p text:style-name="P3"><text:a xlink:type="simple" xlink:href="http://bibliaonline.com.br/acf/gn/18/9-15" text:style-name="Internet_20_link" text:visited-style-name="Visited_20_Internet_20_Link"><text:span text:style-name="T1">Gn 18:9-15</text:span></text:a><text:span text:style-name="T1"> Sara recebe as primeiras notícias do filho (Isaque) que ela deveria ter com quase 100 anos de idade!</text:span></text:p>
        <text:p text:style-name="P3"/>
        <text:p text:style-name="P3"><text:a xlink:type="simple" xlink:href="http://bibliaonline.com.br/acf/gn/18/16-33" text:style-name="Internet_20_link" text:visited-style-name="Visited_20_Internet_20_Link"><text:span text:style-name="T1">Gn 18:16-33</text:span></text:a><text:span text:style-name="T1"> Deus não iria esconder de Abraão o que Ele estava para fazer a Sodoma. Deus Se agrada em mostrar-nos o que Ele tem intenção de fazer. Aí está o problema. Com frequência somos descuidados em nossa vida, e por conseguinte deixamos de lado a comunhão com Ele. E então perdemos a confiança que antes tínhamos no Senhor. E finalmente perdemos nosso discernimento.</text:span></text:p>
        <text:p text:style-name="P3"/>
        <text:p text:style-name="P3"><text:a xlink:type="simple" xlink:href="http://bibliaonline.com.br/acf/gn/18/20-33" text:style-name="Internet_20_link" text:visited-style-name="Visited_20_Internet_20_Link"><text:span text:style-name="T1">Gn 18:20-33</text:span></text:a><text:span text:style-name="T1"> Abraão fala a Deus e roga pela cidade de Sodoma. Ele sabia que seu infiel </text:span><text:soft-page-break/><text:span text:style-name="T1">sobrinho Ló morava lá. Que amor tinha Abraão! Que confiança no Senhor! Quando andamos com o Senhor podemos falar com Ele em completa confiança.</text:span></text:p>
        <text:p text:style-name="P3"/>
        <text:h text:style-name="P10" text:outline-level="2"><text:bookmark-start text:name="__RefHeading___Toc2963_1419486361"/>#019<text:bookmark-end text:name="__RefHeading___Toc2963_1419486361"/></text:h>
        <text:p text:style-name="P3"/>
        <text:p text:style-name="P5">Se posso chegar ao fundo do coração de Deus, então posso chegar ao fundo da graça.</text:p>
        <text:p text:style-name="P3"/>
        <text:h text:style-name="P11" text:outline-level="2"><text:bookmark-start text:name="__RefHeading___Toc2965_1419486361"/><text:a xlink:type="simple" xlink:href="http://bibliaonline.com.br/acf/gn/19" text:style-name="Internet_20_link" text:visited-style-name="Visited_20_Internet_20_Link"><text:span text:style-name="T1">GÊNESIS 19</text:span></text:a><text:bookmark-end text:name="__RefHeading___Toc2965_1419486361"/></text:h>
        <text:p text:style-name="P3"/>
        <text:p text:style-name="P5">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3"/>
        <text:p text:style-name="P3"><text:a xlink:type="simple" xlink:href="http://bibliaonline.com.br/acf/gn/19/14" text:style-name="Internet_20_link" text:visited-style-name="Visited_20_Internet_20_Link"><text:span text:style-name="T1">Gn 19:14</text:span></text:a><text:span text:style-name="T1"> Ló pode ser uma figura de um crente que se compromete com o mal e tem uma reputação ruim. No </text:span><text:a xlink:type="simple" xlink:href="http://bibliaonline.com.br/acf/gn/14" text:style-name="Internet_20_link" text:visited-style-name="Visited_20_Internet_20_Link"><text:span text:style-name="T1">capítulo 14</text:span></text:a><text:span text:style-name="T1">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span></text:p>
        <text:p text:style-name="P3"/>
        <text:p text:style-name="P3"><text:a xlink:type="simple" xlink:href="http://bibliaonline.com.br/acf/gn/19/16" text:style-name="Internet_20_link" text:visited-style-name="Visited_20_Internet_20_Link"><text:span text:style-name="T1">Gn 19:16</text:span></text:a><text:span text:style-name="T1"> Os anjos tiveram que pegar Ló, sua esposa e suas duas filhas pela mão e puxá-las para fora da cidade condenada.</text:span></text:p>
        <text:p text:style-name="P3"/>
        <text:p text:style-name="P3"><text:a xlink:type="simple" xlink:href="http://bibliaonline.com.br/acf/gn/19/26" text:style-name="Internet_20_link" text:visited-style-name="Visited_20_Internet_20_Link"><text:span text:style-name="T1">Gn 19:26</text:span></text:a><text:span text:style-name="T1"> O coração da mulher de Ló ainda continuava na cidade. Apesar do fato de terem sido instruídos a não olharem para trás (</text:span><text:a xlink:type="simple" xlink:href="http://bibliaonline.com.br/acf/gn/19/17" text:style-name="Internet_20_link" text:visited-style-name="Visited_20_Internet_20_Link"><text:span text:style-name="T1">vers. 17</text:span></text:a><text:span text:style-name="T1">) ela desobedece, e morre.</text:span></text:p>
        <text:p text:style-name="P3"/>
        <text:p text:style-name="P3"><text:a xlink:type="simple" xlink:href="http://bibliaonline.com.br/acf/gn/19/27" text:style-name="Internet_20_link" text:visited-style-name="Visited_20_Internet_20_Link"><text:span text:style-name="T1">Gn 19:27</text:span></text:a><text:span text:style-name="T1"> O Senhor fez chover enxofre e fogo e isso veio diretamente dEle. Quando o Senhor agir em juízo, será um dia horrível para este mundo. Leia </text:span><text:a xlink:type="simple" xlink:href="https://www.bibliaonline.com.br/acf/ap/19/11-15" text:style-name="Internet_20_link" text:visited-style-name="Visited_20_Internet_20_Link"><text:span text:style-name="T1">Ap 19:11-15</text:span></text:a><text:span text:style-name="T1">. Antes de terminarmos este capítulo, precisamos tirar uma mensagem dele. O pecado dessa cidade, homossexualismo, hoje é tratado como uma escolha de cada um... um estilo de vida. Mas segundo a Palavra de Deus é pecado, que trouxe morte a toda uma cidade. </text:span></text:p>
        <text:p text:style-name="P3"><text:soft-page-break/></text:p>
        <text:p text:style-name="P3"><text:a xlink:type="simple" xlink:href="http://bibliaonline.com.br/acf/gn/19/30-38" text:style-name="Internet_20_link" text:visited-style-name="Visited_20_Internet_20_Link"><text:span text:style-name="T1">Gn 19:30-38</text:span></text:a><text:span text:style-name="T1"> A bebedice e os Atos degradantes andam juntos; as pessoas até riem quando vêem alguém sob a influência da bebida. Que história vergonhosa. Mas Deus não esconde coisa alguma. Abraão é sempre lembrado - Ló sai de cena.</text:span></text:p>
        <text:p text:style-name="P3"/>
        <text:h text:style-name="P10" text:outline-level="2"><text:bookmark-start text:name="__RefHeading___Toc2967_1419486361"/>#020<text:bookmark-end text:name="__RefHeading___Toc2967_1419486361"/></text:h>
        <text:p text:style-name="P3"/>
        <text:p text:style-name="P5">"MISTÉRIO"... significa aquilo que seria conhecido apenas pela revelação de Deus... àqueles ensinados por Ele, fica claramente conhecido.</text:p>
        <text:p text:style-name="P3"/>
        <text:h text:style-name="P11" text:outline-level="2"><text:bookmark-start text:name="__RefHeading___Toc2969_1419486361"/><text:a xlink:type="simple" xlink:href="http://bibliaonline.com.br/acf/gn/20" text:style-name="Internet_20_link" text:visited-style-name="Visited_20_Internet_20_Link"><text:span text:style-name="T1">GÊNESIS 20</text:span></text:a><text:bookmark-end text:name="__RefHeading___Toc2969_1419486361"/></text:h>
        <text:p text:style-name="P3"/>
        <text:p text:style-name="P3"><text:a xlink:type="simple" xlink:href="http://bibliaonline.com.br/acf/gn/20/1-5" text:style-name="Internet_20_link" text:visited-style-name="Visited_20_Internet_20_Link"><text:span text:style-name="T1">Gn 20:1-5</text:span></text:a><text:span text:style-name="T1"> Abraão repete um velho pecado. Na certa foi uma atitude baixa da parte de Abraão tentar se proteger com o risco de perder a própria esposa.</text:span></text:p>
        <text:p text:style-name="P3"/>
        <text:p text:style-name="P3"><text:a xlink:type="simple" xlink:href="http://bibliaonline.com.br/acf/gn/20/6-16" text:style-name="Internet_20_link" text:visited-style-name="Visited_20_Internet_20_Link"><text:span text:style-name="T1">Gn 20:6-16</text:span></text:a><text:span text:style-name="T1"> Deus graciosamente veio e salvou a situação. Com que frequência o Senhor nos salva de nós mesmos! Mas não tentemos o Senhor! (Veja </text:span><text:a xlink:type="simple" xlink:href="https://www.bibliaonline.com.br/acf/rm/6/1" text:style-name="Internet_20_link" text:visited-style-name="Visited_20_Internet_20_Link"><text:span text:style-name="T1">Rom 6:1</text:span></text:a><text:span text:style-name="T1">).</text:span></text:p>
        <text:p text:style-name="P3"/>
        <text:p text:style-name="P3"><text:a xlink:type="simple" xlink:href="http://bibliaonline.com.br/acf/gn/20/14-15" text:style-name="Internet_20_link" text:visited-style-name="Visited_20_Internet_20_Link"><text:span text:style-name="T1">Gn 20:14-15</text:span></text:a><text:span text:style-name="T1"> Quão melhor foi a atitude de Abimeleque! Com frequência os incrédulos sabem melhor do que os crentes como um Cristão deveria agir.</text:span></text:p>
        <text:p text:style-name="P3"/>
        <text:p text:style-name="P3"><text:a xlink:type="simple" xlink:href="http://bibliaonline.com.br/acf/gn/20/17" text:style-name="Internet_20_link" text:visited-style-name="Visited_20_Internet_20_Link"><text:span text:style-name="T1">Gn 20:17</text:span></text:a><text:span text:style-name="T1"> Abraão, restaurado em sua alma para com Deus, imediatamente ora, e Deus ouve sua oração! Que graça! Será que experimentamos isso? Experimentaremos se tão somente colocarmos em prática em nossa vida o que já conhecemos acerca do Senhor e de Sua Palavra.</text:span></text:p>
        <text:p text:style-name="P3"/>
        <text:h text:style-name="P10" text:outline-level="2"><text:bookmark-start text:name="__RefHeading___Toc2971_1419486361"/>#021<text:bookmark-end text:name="__RefHeading___Toc2971_1419486361"/></text:h>
        <text:p text:style-name="P3"/>
        <text:p text:style-name="P5">O efeito do verdadeiro ministério é colocar a alma em contato direto com Deus.</text:p>
        <text:p text:style-name="P3"/>
        <text:h text:style-name="P11" text:outline-level="2"><text:bookmark-start text:name="__RefHeading___Toc2973_1419486361"/><text:a xlink:type="simple" xlink:href="http://bibliaonline.com.br/acf/gn/21" text:style-name="Internet_20_link" text:visited-style-name="Visited_20_Internet_20_Link"><text:span text:style-name="T1">GÊNESIS 21</text:span></text:a><text:bookmark-end text:name="__RefHeading___Toc2973_1419486361"/></text:h>
        <text:p text:style-name="P3"/>
        <text:p text:style-name="P3"><text:soft-page-break/><text:a xlink:type="simple" xlink:href="http://bibliaonline.com.br/acf/gn/21/4" text:style-name="Internet_20_link" text:visited-style-name="Visited_20_Internet_20_Link"><text:span text:style-name="T1">Gn 21:4</text:span></text:a><text:span text:style-name="T1"> Deus havia prometido um filho a Abraão cerca de 15 anos antes de Isaque nascer, quando Abraão e Sara tinham cerca de 100 anos de idade! Isaque era herdeiro de tudo o que Abraão tinha e havia sido prometido por Deus. </text:span><text:a xlink:type="simple" xlink:href="http://bibliaonline.com.br/acf/gl/4/1-9" text:style-name="Internet_20_link" text:visited-style-name="Visited_20_Internet_20_Link"><text:span text:style-name="T1">Gálatas 4:1-9</text:span></text:a><text:span text:style-name="T1"> nos diz que nós que recebemos o Senhor Jesus como nosso Salvador somos herdeiros. Repare que somos "herdeiros de Deus".</text:span></text:p>
        <text:p text:style-name="P3"/>
        <text:p text:style-name="P3"><text:a xlink:type="simple" xlink:href="http://bibliaonline.com.br/acf/gn/21/9-11" text:style-name="Internet_20_link" text:visited-style-name="Visited_20_Internet_20_Link"><text:span text:style-name="T1">Gn 21:9-11</text:span></text:a><text:span text:style-name="T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span></text:p>
        <text:p text:style-name="P3"/>
        <text:p text:style-name="P3"><text:a xlink:type="simple" xlink:href="http://bibliaonline.com.br/acf/gn/21/12" text:style-name="Internet_20_link" text:visited-style-name="Visited_20_Internet_20_Link"><text:span text:style-name="T1">Gn 21:12</text:span></text:a><text:span text:style-name="T1"> Deus estava permitindo isto, pois Ele tinha uma lição para nos ensinar. Antes de tentarmos aprender o que significa toda essa história, é maravilhoso vermos que Deus cuidou da mulher e de seu filho (</text:span><text:a xlink:type="simple" xlink:href="http://bibliaonline.com.br/acf/gn/21/15-21" text:style-name="Internet_20_link" text:visited-style-name="Visited_20_Internet_20_Link"><text:span text:style-name="T1">vers. 15-21</text:span></text:a><text:span text:style-name="T1">). Deus é misericordioso. Eis o significado da história. Leia </text:span><text:a xlink:type="simple" xlink:href="http://bibliaonline.com.br/acf/gl/4/22-31" text:style-name="Internet_20_link" text:visited-style-name="Visited_20_Internet_20_Link"><text:span text:style-name="T1">Gálatas 4:22-31</text:span></text:a><text:span text:style-name="T1">. A questão é, "está o crente sob a lei?". O filho da escrava (Hagar) é uma figura daqueles que estão sob a lei. O </text:span><text:a xlink:type="simple" xlink:href="http://bibliaonline.com.br/acf/gl/4/24" text:style-name="Internet_20_link" text:visited-style-name="Visited_20_Internet_20_Link"><text:span text:style-name="T1">versículo 24</text:span></text:a><text:span text:style-name="T1"> de Gálatas 4 traz a palavra "alegoria", isto significa uma história, uma parábola, um tipo. Aquilo que realmente aconteceu, e então aquilo de que é figura. Portanto Hagar e Ismael são uma figura da lei. Sara e Isaque são uma figura da graça (ou promessa). Nós crentes não somos salvos por guardarmos a lei, mas por graça (</text:span><text:a xlink:type="simple" xlink:href="http://bibliaonline.com.br/acf/ef/2/8" text:style-name="Internet_20_link" text:visited-style-name="Visited_20_Internet_20_Link"><text:span text:style-name="T1">Ef 2:8</text:span></text:a><text:span text:style-name="T1">, </text:span><text:a xlink:type="simple" xlink:href="http://bibliaonline.com.br/acf/gl/5/4" text:style-name="Internet_20_link" text:visited-style-name="Visited_20_Internet_20_Link"><text:span text:style-name="T1">Gl 5:4</text:span></text:a><text:span text:style-name="T1"> e </text:span><text:a xlink:type="simple" xlink:href="https://www.bibliaonline.com.br/acf/rm/5/14" text:style-name="Internet_20_link" text:visited-style-name="Visited_20_Internet_20_Link"><text:span text:style-name="T1">Rm 5:14</text:span></text:a><text:span text:style-name="T1">).</text:span></text:p>
        <text:p text:style-name="P3"/>
        <text:p text:style-name="P3"><text:a xlink:type="simple" xlink:href="http://bibliaonline.com.br/acf/gn/21/22-23" text:style-name="Internet_20_link" text:visited-style-name="Visited_20_Internet_20_Link"><text:span text:style-name="T1">Gn 21:22-23</text:span></text:a><text:span text:style-name="T1"> Abimeleque, um gentio, vê que Deus está com Abraão, e o procura e quer fazer um acordo com ele. Ele busca Abraão em busca de proteção. Talvez você ache esta parte difícil de entender. Trata-se de um vislumbre do futuro - uma figura do milênio - </text:span><text:a xlink:type="simple" xlink:href="http://bibliaonline.com.br/acf/ap/22/2" text:style-name="Internet_20_link" text:visited-style-name="Visited_20_Internet_20_Link"><text:span text:style-name="T1">Ap 22:2</text:span></text:a><text:span text:style-name="T1">, última parte.</text:span></text:p>
        <text:p text:style-name="P3"/>
        <text:h text:style-name="P10" text:outline-level="2"><text:bookmark-start text:name="__RefHeading___Toc2975_1419486361"/>#022<text:bookmark-end text:name="__RefHeading___Toc2975_1419486361"/></text:h>
        <text:p text:style-name="P3"/>
        <text:p text:style-name="P5">Deus abençoa pela revelação de Seu amor.</text:p>
        <text:p text:style-name="P3"/>
        <text:h text:style-name="P11" text:outline-level="2"><text:bookmark-start text:name="__RefHeading___Toc2977_1419486361"/><text:a xlink:type="simple" xlink:href="http://bibliaonline.com.br/acf/gn/22" text:style-name="Internet_20_link" text:visited-style-name="Visited_20_Internet_20_Link"><text:span text:style-name="T1">GÊNESIS 22</text:span></text:a><text:bookmark-end text:name="__RefHeading___Toc2977_1419486361"/></text:h>
        <text:p text:style-name="P3"/>
        <text:p text:style-name="P3"><text:a xlink:type="simple" xlink:href="http://bibliaonline.com.br/acf/gn/22/1-14" text:style-name="Internet_20_link" text:visited-style-name="Visited_20_Internet_20_Link"><text:span text:style-name="T1">Gn 22:1-14</text:span></text:a><text:span text:style-name="T1"> Abraão recebeu muitas promessas de Deus e houve muito encorajamento </text:span><text:soft-page-break/><text:span text:style-name="T1">para ele. Agora vem a grande prova de sua vida. Estará ele desejoso de crer em Deus? Depois que tiver lido estes 14 versículos, vá até </text:span><text:a xlink:type="simple" xlink:href="http://bibliaonline.com.br/acf/hb/11/17-19" text:style-name="Internet_20_link" text:visited-style-name="Visited_20_Internet_20_Link"><text:span text:style-name="T1">Hebreus 11:17-19</text:span></text:a><text:span text:style-name="T1">. Tome um minuto do seu tempo para ler também os </text:span><text:a xlink:type="simple" xlink:href="http://bibliaonline.com.br/acf/hb/11/8-12" text:style-name="Internet_20_link" text:visited-style-name="Visited_20_Internet_20_Link"><text:span text:style-name="T1">versículos 8-12</text:span></text:a><text:span text:style-name="T1">. Deus foi satisfeito. Crer em Deus é a maior honra que podemos dar a Ele. Na perspectiva de Gênesis desta história, lemos o que Abraão fez; em </text:span><text:a xlink:type="simple" xlink:href="http://bibliaonline.com.br/acf/hb/11" text:style-name="Internet_20_link" text:visited-style-name="Visited_20_Internet_20_Link"><text:span text:style-name="T1">Hebreus 11</text:span></text:a><text:span text:style-name="T1"> lemos por que ele fez.</text:span></text:p>
        <text:p text:style-name="P3"/>
        <text:p text:style-name="P3"><text:a xlink:type="simple" xlink:href="http://bibliaonline.com.br/acf/gn/22/2" text:style-name="Internet_20_link" text:visited-style-name="Visited_20_Internet_20_Link"><text:span text:style-name="T1">Gn 22:2</text:span></text:a><text:span text:style-name="T1"> A primeira menção do amor na Bíblia. Aqui é o amor do pai por seu filho - uma bela figura do amor de Deus por Seu Filho. Quase que as mesmas duas palavras são repetidas nos versículos </text:span><text:a xlink:type="simple" xlink:href="http://bibliaonline.com.br/acf/gn/22/2,3,6,7,8,13" text:style-name="Internet_20_link" text:visited-style-name="Visited_20_Internet_20_Link"><text:span text:style-name="T1">2, 3, 6, 7, 8 e 13</text:span></text:a><text:span text:style-name="T1">. Repare na frase que é repetida nos versículos </text:span><text:a xlink:type="simple" xlink:href="http://bibliaonline.com.br/acf/gn/22/6,8" text:style-name="Internet_20_link" text:visited-style-name="Visited_20_Internet_20_Link"><text:span text:style-name="T1">6 e 8</text:span></text:a><text:span text:style-name="T1">. Você consegue ver nessa história o quanto ela se assemelha a Deus Pai indo com Seu Filho até a cruz? O Senhor Jesus Se entregou como um sacrifício perfeito a Deus. </text:span><text:a xlink:type="simple" xlink:href="http://bibliaonline.com.br/acf/hb/9/26" text:style-name="Internet_20_link" text:visited-style-name="Visited_20_Internet_20_Link"><text:span text:style-name="T1">Hb 9:26</text:span></text:a><text:span text:style-name="T1">, </text:span><text:a xlink:type="simple" xlink:href="http://bibliaonline.com.br/acf/hb/10/12" text:style-name="Internet_20_link" text:visited-style-name="Visited_20_Internet_20_Link"><text:span text:style-name="T1">10:12</text:span></text:a><text:span text:style-name="T1">. Esta história é uma fraca figura do sacrifício perfeito na cruz do Calvário. Nosso bendito Salvador foi até o fim. Nenhum substituto foi encontrado para Ele. A pergunta feita no </text:span><text:a xlink:type="simple" xlink:href="http://bibliaonline.com.br/acf/gn/22/7" text:style-name="Internet_20_link" text:visited-style-name="Visited_20_Internet_20_Link"><text:span text:style-name="T1">versículo 7</text:span></text:a><text:span text:style-name="T1"> não fica totalmente respondida até chegarmos ao Evangelho de João, </text:span><text:a xlink:type="simple" xlink:href="http://bibliaonline.com.br/acf/jo/1/29-36" text:style-name="Internet_20_link" text:visited-style-name="Visited_20_Internet_20_Link"><text:span text:style-name="T1">capítulo 1, versículos 29 e 36</text:span></text:a><text:span text:style-name="T1">.</text:span></text:p>
        <text:p text:style-name="P3"/>
        <text:p text:style-name="P3"><text:a xlink:type="simple" xlink:href="http://bibliaonline.com.br/acf/gn/22/15-19" text:style-name="Internet_20_link" text:visited-style-name="Visited_20_Internet_20_Link"><text:span text:style-name="T1">Gn 22:15-19</text:span></text:a><text:span text:style-name="T1"> As grandes e gloriosas bênçãos prometidas a Abraão por causa de sua obediência. Algo maravilhoso aqui. Isaque não é visto do </text:span><text:a xlink:type="simple" xlink:href="http://bibliaonline.com.br/acf/gn/22" text:style-name="Internet_20_link" text:visited-style-name="Visited_20_Internet_20_Link"><text:span text:style-name="T1">versículo 12</text:span></text:a><text:span text:style-name="T1"> em diante. Ele desaparece. Sendo um tipo de Cristo na cruz, sabemos que o mundo nunca mais viu o Senhor Jesus após Ele ter sido tirado da cruz. Nenhum incrédulo O viu após a Sua ressurreição. A próxima vez em que O veremos será quando descer para nós, Sua noiva. Leia agora os </text:span><text:a xlink:type="simple" xlink:href="http://bibliaonline.com.br/acf/gn/22/20-23" text:style-name="Internet_20_link" text:visited-style-name="Visited_20_Internet_20_Link"><text:span text:style-name="T1">versículos 20 ao 23</text:span></text:a><text:span text:style-name="T1">. A primeira mulher a nascer e receber um nome que é mencionada na Bíblia. Quem é essa que está escondida nestes versículos? A futura noiva de Isaque! Não lemos a respeito dela por cerca de 20 anos até ela ir se encontrar com Isaque!</text:span></text:p>
        <text:p text:style-name="P3"/>
        <text:h text:style-name="P10" text:outline-level="2"><text:bookmark-start text:name="__RefHeading___Toc2979_1419486361"/>#023<text:bookmark-end text:name="__RefHeading___Toc2979_1419486361"/></text:h>
        <text:p text:style-name="P3"/>
        <text:p text:style-name="P5">Existe algo no Deus bendito que jamais podemos medir... Jesus é a Medida.</text:p>
        <text:p text:style-name="P3"/>
        <text:h text:style-name="P11" text:outline-level="2"><text:bookmark-start text:name="__RefHeading___Toc2981_1419486361"/><text:a xlink:type="simple" xlink:href="http://bibliaonline.com.br/acf/gn/23" text:style-name="Internet_20_link" text:visited-style-name="Visited_20_Internet_20_Link"><text:span text:style-name="T1">GÊNESIS 23</text:span></text:a><text:bookmark-end text:name="__RefHeading___Toc2981_1419486361"/></text:h>
        <text:p text:style-name="P3"/>
        <text:p text:style-name="P3"><text:a xlink:type="simple" xlink:href="http://bibliaonline.com.br/acf/gn/23/2" text:style-name="Internet_20_link" text:visited-style-name="Visited_20_Internet_20_Link"><text:span text:style-name="T1">Gn 23:2</text:span></text:a><text:span text:style-name="T1"> A primeira vez que o choro é mencionado nas escrituras. Jesus chorou na morte </text:span><text:soft-page-break/><text:span text:style-name="T1">de uma pessoa. A morte e o choro são companheiros, </text:span><text:a xlink:type="simple" xlink:href="http://bibliaonline.com.br/acf/ap/21/4" text:style-name="Internet_20_link" text:visited-style-name="Visited_20_Internet_20_Link"><text:span text:style-name="T1">Ap 21:4</text:span></text:a><text:span text:style-name="T1">.</text:span></text:p>
        <text:p text:style-name="P3"/>
        <text:p text:style-name="P3"><text:a xlink:type="simple" xlink:href="http://bibliaonline.com.br/acf/gn/23/3-20" text:style-name="Internet_20_link" text:visited-style-name="Visited_20_Internet_20_Link"><text:span text:style-name="T1">Gn 23:3-20</text:span></text:a><text:span text:style-name="T1">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text:span><text:a xlink:type="simple" xlink:href="http://bibliaonline.com.br/acf/jo/15/18,19" text:style-name="Internet_20_link" text:visited-style-name="Visited_20_Internet_20_Link"><text:span text:style-name="T1">Jo 15:18,19</text:span></text:a><text:span text:style-name="T1"> e </text:span><text:a xlink:type="simple" xlink:href="http://bibliaonline.com.br/acf/1jo/3/13" text:style-name="Internet_20_link" text:visited-style-name="Visited_20_Internet_20_Link"><text:span text:style-name="T1">1 Jo 3:13</text:span></text:a><text:span text:style-name="T1">). Você verá o quão próximos eram Abraão e Sara, se abrir em </text:span><text:a xlink:type="simple" xlink:href="https://www.bibliaonline.com.br/acf/hb/11/11-13" text:style-name="Internet_20_link" text:visited-style-name="Visited_20_Internet_20_Link"><text:span text:style-name="T1">Hb 11:11-13</text:span></text:a><text:span text:style-name="T1"> e </text:span><text:a xlink:type="simple" xlink:href="https://www.bibliaonline.com.br/acf/1pe/3/5,6" text:style-name="Internet_20_link" text:visited-style-name="Visited_20_Internet_20_Link"><text:span text:style-name="T1">1 Pd 3:5,6</text:span></text:a><text:span text:style-name="T1">. Abra em </text:span><text:a xlink:type="simple" xlink:href="https://www.bibliaonline.com.br/acf/hb/11/3-14" text:style-name="Internet_20_link" text:visited-style-name="Visited_20_Internet_20_Link"><text:span text:style-name="T1">Hb 11:3-14</text:span></text:a><text:span text:style-name="T1"> para ver que dentro do coração de Abraão ele possuía algo que estava além das lágrimas e da sepultura. A morte é para o crente uma combinação de lágrimas e esperança. Veja </text:span><text:a xlink:type="simple" xlink:href="http://bibliaonline.com.br/acf/1ts/4/13-18" text:style-name="Internet_20_link" text:visited-style-name="Visited_20_Internet_20_Link"><text:span text:style-name="T1">1Ts 4:13-18</text:span></text:a><text:span text:style-name="T1">.</text:span></text:p>
        <text:p text:style-name="P3"/>
        <text:h text:style-name="P10" text:outline-level="2"><text:bookmark-start text:name="__RefHeading___Toc2983_1419486361"/>#024<text:bookmark-end text:name="__RefHeading___Toc2983_1419486361"/></text:h>
        <text:p text:style-name="P3"/>
        <text:p text:style-name="P5">Ressurreição... o glorioso intérprete dos caminhos e propósitos de Deus, e o pleno e eterno testemunho do Seu amor e poder.</text:p>
        <text:p text:style-name="P3"/>
        <text:h text:style-name="P11" text:outline-level="2"><text:bookmark-start text:name="__RefHeading___Toc2985_1419486361"/><text:a xlink:type="simple" xlink:href="http://bibliaonline.com.br/acf/gn/24" text:style-name="Internet_20_link" text:visited-style-name="Visited_20_Internet_20_Link"><text:span text:style-name="T1">GÊNESIS 24</text:span></text:a><text:bookmark-end text:name="__RefHeading___Toc2985_1419486361"/></text:h>
        <text:p text:style-name="P3"/>
        <text:p text:style-name="P3"><text:span text:style-name="T1">Não lemos muito do caráter de Isaque. Abraão era ativo e agressivo, Isaque parece quieto e retraído. Existe um lampejo de seu caráter nos </text:span><text:a xlink:type="simple" xlink:href="http://bibliaonline.com.br/acf/gn/24/62,63" text:style-name="Internet_20_link" text:visited-style-name="Visited_20_Internet_20_Link"><text:span text:style-name="T1">versículos 62 e 63</text:span></text:a><text:span text:style-name="T1">. Neste servo que busca por uma noiva para o filho de seu senhor, temos uma linda figura da obra do Espírito Santo no mundo hoje. Ele está buscando uma noiva para Cristo, o Isaque celestial. A família pergunta à moça Rebeca se ela tem o desejo de ir com o homem (</text:span><text:a xlink:type="simple" xlink:href="http://bibliaonline.com.br/acf/gn/24/58" text:style-name="Internet_20_link" text:visited-style-name="Visited_20_Internet_20_Link"><text:span text:style-name="T1">vers. 58</text:span></text:a><text:span text:style-name="T1">). Repare na resposta clara que ela dá. Você está desejoso de seguir o Espírito Santo? 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span></text:p>
        <text:p text:style-name="P3"/>
        <text:p text:style-name="P3"><text:a xlink:type="simple" xlink:href="http://bibliaonline.com.br/acf/gn/24/62-67" text:style-name="Internet_20_link" text:visited-style-name="Visited_20_Internet_20_Link"><text:span text:style-name="T1">Gn 24:62-67</text:span></text:a><text:span text:style-name="T1"> Quando estávamos lendo no final do </text:span><text:a xlink:type="simple" xlink:href="http://bibliaonline.com.br/acf/gn/22" text:style-name="Internet_20_link" text:visited-style-name="Visited_20_Internet_20_Link"><text:span text:style-name="T1">capítulo 22</text:span></text:a><text:span text:style-name="T1">, mencionamos o nascimento de Rebeca. Agora a vemos aqui quase a encontrar seu futuro marido. Ligue </text:span><text:soft-page-break/><text:span text:style-name="T1">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text:span><text:a xlink:type="simple" xlink:href="http://bibliaonline.com.br/acf/ap/22/17" text:style-name="Internet_20_link" text:visited-style-name="Visited_20_Internet_20_Link"><text:span text:style-name="T1">Ap 22:17</text:span></text:a><text:span text:style-name="T1">. Percebe a ligação?</text:span></text:p>
        <text:p text:style-name="P3"/>
        <text:h text:style-name="P10" text:outline-level="2"><text:bookmark-start text:name="__RefHeading___Toc2987_1419486361"/>#025<text:bookmark-end text:name="__RefHeading___Toc2987_1419486361"/></text:h>
        <text:p text:style-name="P3"/>
        <text:p text:style-name="P3"><text:span text:style-name="T1">Você já ouviu falar do segredo de Deus? (</text:span><text:a xlink:type="simple" xlink:href="http://bibliaonline.com.br/acf/jó/15/8" text:style-name="Internet_20_link" text:visited-style-name="Visited_20_Internet_20_Link"><text:span text:style-name="T1">Jó 15:8</text:span></text:a><text:span text:style-name="T1">). É múltiplice em eficácia (</text:span><text:a xlink:type="simple" xlink:href="http://bibliaonline.com.br/acf/jó/11/6" text:style-name="Internet_20_link" text:visited-style-name="Visited_20_Internet_20_Link"><text:span text:style-name="T1">Jó 11:6</text:span></text:a><text:span text:style-name="T1">). Está com aqueles que O temem (</text:span><text:a xlink:type="simple" xlink:href="http://bibliaonline.com.br/acf/pv/25/14" text:style-name="Internet_20_link" text:visited-style-name="Visited_20_Internet_20_Link"><text:span text:style-name="T1">Pv 25:14</text:span></text:a><text:span text:style-name="T1">). Está com o sincero (</text:span><text:a xlink:type="simple" xlink:href="http://bibliaonline.com.br/acf/pv/3/32" text:style-name="Internet_20_link" text:visited-style-name="Visited_20_Internet_20_Link"><text:span text:style-name="T1">Pv 3:32</text:span></text:a><text:span text:style-name="T1">).</text:span></text:p>
        <text:p text:style-name="P3"/>
        <text:h text:style-name="P11" text:outline-level="2"><text:bookmark-start text:name="__RefHeading___Toc2989_1419486361"/><text:a xlink:type="simple" xlink:href="http://bibliaonline.com.br/acf/gn/25" text:style-name="Internet_20_link" text:visited-style-name="Visited_20_Internet_20_Link"><text:span text:style-name="T1">GÊNESIS 25</text:span></text:a><text:bookmark-end text:name="__RefHeading___Toc2989_1419486361"/></text:h>
        <text:p text:style-name="P3"/>
        <text:p text:style-name="P3"><text:a xlink:type="simple" xlink:href="http://bibliaonline.com.br/acf/gn/25/1-11" text:style-name="Internet_20_link" text:visited-style-name="Visited_20_Internet_20_Link"><text:span text:style-name="T1">Gn 25:1-11</text:span></text:a><text:span text:style-name="T1"> Tente ligar estes quatro capítulos em seus significados. </text:span><text:a xlink:type="simple" xlink:href="http://bibliaonline.com.br/acf/gn/22" text:style-name="Internet_20_link" text:visited-style-name="Visited_20_Internet_20_Link"><text:span text:style-name="T1">Capítulo 22</text:span></text:a><text:span text:style-name="T1">... a cruz de nosso Senhor Jesus Cristo. </text:span><text:a xlink:type="simple" xlink:href="http://bibliaonline.com.br/acf/gn/23" text:style-name="Internet_20_link" text:visited-style-name="Visited_20_Internet_20_Link"><text:span text:style-name="T1">Capítulo 23</text:span></text:a><text:span text:style-name="T1">... a morte de Sara... uma figura de Israel colocado de lado. Quando os Judeus crucificaram o Senhor e rejeitaram o evangelho foram colocados de lado. </text:span><text:a xlink:type="simple" xlink:href="http://bibliaonline.com.br/acf/gn/24" text:style-name="Internet_20_link" text:visited-style-name="Visited_20_Internet_20_Link"><text:span text:style-name="T1">Capítulo 24</text:span></text:a><text:span text:style-name="T1">... a época atual quando o Espírito de Deus está guiando a noiva (todos os crentes) a Cristo. </text:span><text:a xlink:type="simple" xlink:href="http://bibliaonline.com.br/acf/gn/25" text:style-name="Internet_20_link" text:visited-style-name="Visited_20_Internet_20_Link"><text:span text:style-name="T1">Capítulo 25</text:span></text:a><text:span text:style-name="T1">... Abraão se casa outra vez. Após a igreja (os crentes) ser levada para a glória (céu), Deus irá então tratar com Israel outra vez... o milênio terá muitas outras nações abençoadas com Israel. Quetura tem um filho, Midiã.</text:span></text:p>
        <text:p text:style-name="P3"/>
        <text:p text:style-name="P3"><text:a xlink:type="simple" xlink:href="http://bibliaonline.com.br/acf/gn/25/12-18" text:style-name="Internet_20_link" text:visited-style-name="Visited_20_Internet_20_Link"><text:span text:style-name="T1">Gn 25:12-18</text:span></text:a><text:span text:style-name="T1"> Primeiramente, as gerações de Ismael (filho de Abraão).</text:span></text:p>
        <text:p text:style-name="P3"/>
        <text:p text:style-name="P3"><text:a xlink:type="simple" xlink:href="http://bibliaonline.com.br/acf/gn/25/19-28" text:style-name="Internet_20_link" text:visited-style-name="Visited_20_Internet_20_Link"><text:span text:style-name="T1">Gn 25:19-28</text:span></text:a><text:span text:style-name="T1"> Em segundo lugar, a família de Isaque. Primeiro aquilo que é natural (Ismael), então o que é espiritual (Isaque). (</text:span><text:a xlink:type="simple" xlink:href="http://bibliaonline.com.br/acf/1co/15/46" text:style-name="Internet_20_link" text:visited-style-name="Visited_20_Internet_20_Link"><text:span text:style-name="T1">1 Co 15:46</text:span></text:a><text:span text:style-name="T1">).</text:span></text:p>
        <text:p text:style-name="P3"/>
        <text:p text:style-name="P3"><text:a xlink:type="simple" xlink:href="http://bibliaonline.com.br/acf/gn/25/29-34" text:style-name="Internet_20_link" text:visited-style-name="Visited_20_Internet_20_Link"><text:span text:style-name="T1">Gn 25:29-34</text:span></text:a><text:span text:style-name="T1"> Leia </text:span><text:a xlink:type="simple" xlink:href="https://www.bibliaonline.com.br/acf/hb/12/14-17" text:style-name="Internet_20_link" text:visited-style-name="Visited_20_Internet_20_Link"><text:span text:style-name="T1">Hb 12:14-17</text:span></text:a><text:span text:style-name="T1">. Nos dias do Antigo Testamento, o primogênito sempre devia receber as bênçãos especiais e a herança do pai. Aqui vemos Esaú desprezando a bênção. Ele não fazia idéia do que estava perdendo. Não deu nenhum valor a Deus. Há muitos hoje que vivem apenas para o presente. As bênçãos que poderia ser deles, consideram como nada.</text:span></text:p>
        <text:p text:style-name="P3"/>
        <text:h text:style-name="P10" text:outline-level="2"><text:bookmark-start text:name="__RefHeading___Toc2991_1419486361"/><text:soft-page-break/>#026<text:bookmark-end text:name="__RefHeading___Toc2991_1419486361"/></text:h>
        <text:p text:style-name="P3"/>
        <text:p text:style-name="P5">O grande segredo do crescimento é o olhar para cima, para o Senhor, como Aquele que é gracioso.</text:p>
        <text:p text:style-name="P3"/>
        <text:h text:style-name="P11" text:outline-level="2"><text:bookmark-start text:name="__RefHeading___Toc2993_1419486361"/><text:a xlink:type="simple" xlink:href="http://bibliaonline.com.br/acf/gn/26" text:style-name="Internet_20_link" text:visited-style-name="Visited_20_Internet_20_Link"><text:span text:style-name="T1">GÊNESIS 26</text:span></text:a><text:bookmark-end text:name="__RefHeading___Toc2993_1419486361"/></text:h>
        <text:p text:style-name="P3"/>
        <text:p text:style-name="P3"><text:span text:style-name="T1">Isaque foi o que mais tempo viveu destas quatro gerações (de Abraão aos filhos de Jacó). Veja sua idade no </text:span><text:a xlink:type="simple" xlink:href="http://bibliaonline.com.br/acf/gn/35/28" text:style-name="Internet_20_link" text:visited-style-name="Visited_20_Internet_20_Link"><text:span text:style-name="T1">capítulo 35:28</text:span></text:a><text:span text:style-name="T1">. Não lemos de nenhum ato importante em sua vida. Ele era o filho comum de um pai famoso, Abraão, e o pai comum de um filho famoso, Jacó.</text:span></text:p>
        <text:p text:style-name="P3"/>
        <text:p text:style-name="P3"><text:a xlink:type="simple" xlink:href="http://bibliaonline.com.br/acf/gn/26/1-6" text:style-name="Internet_20_link" text:visited-style-name="Visited_20_Internet_20_Link"><text:span text:style-name="T1">Gn 26:1-6</text:span></text:a><text:span text:style-name="T1"> Deus com freqüência precisava dizer a Abraão e Isaque que ficassem na terra à qual Deus os havia enviado. Mas eles tinham uma atração pelo Egito (</text:span><text:a xlink:type="simple" xlink:href="https://www.bibliaonline.com.br/acf/gn/12/10" text:style-name="Internet_20_link" text:visited-style-name="Visited_20_Internet_20_Link"><text:span text:style-name="T1">12:10</text:span></text:a><text:span text:style-name="T1">, </text:span><text:a xlink:type="simple" xlink:href="https://www.bibliaonline.com.br/acf/gn/26/1-2" text:style-name="Internet_20_link" text:visited-style-name="Visited_20_Internet_20_Link"><text:span text:style-name="T1">26:1-2</text:span></text:a><text:span text:style-name="T1">). Lembre-se de que o Egito nas escrituras é uma figura deste mundo em que vivemos - ele nos atrai se deixarmos que o faça.</text:span></text:p>
        <text:p text:style-name="P3"/>
        <text:p text:style-name="P3"><text:a xlink:type="simple" xlink:href="http://bibliaonline.com.br/acf/gn/26/7-16" text:style-name="Internet_20_link" text:visited-style-name="Visited_20_Internet_20_Link"><text:span text:style-name="T1">Gn 26:7-16</text:span></text:a><text:span text:style-name="T1"> Assim como seu pai, Isaque diz uma mentira sobre sua esposa, e quase traz um grande pecado (</text:span><text:a xlink:type="simple" xlink:href="http://bibliaonline.com.br/acf/gn/26/10" text:style-name="Internet_20_link" text:visited-style-name="Visited_20_Internet_20_Link"><text:span text:style-name="T1">vers. 10</text:span></text:a><text:span text:style-name="T1">) sobre todos eles. Abimeleque é um homem sincero, e tem a coragem de falar firme a Isaque sobre o erro que este havia cometido.</text:span></text:p>
        <text:p text:style-name="P3"/>
        <text:p text:style-name="P3"><text:a xlink:type="simple" xlink:href="http://bibliaonline.com.br/acf/gn/26/17-25" text:style-name="Internet_20_link" text:visited-style-name="Visited_20_Internet_20_Link"><text:span text:style-name="T1">Gn 26:17-25</text:span></text:a><text:span text:style-name="T1"> Isaque reabre os poços que haviam sido entupidos. Ele os chama por seus antigos nomes. Em nossos dias há muitas coisas recebendo novos nomes. É sempre bom para o crente voltar ao princípio, aos dias dos apóstolos, da doutrina dos apóstolos e da comunhão dos apóstolos (</text:span><text:a xlink:type="simple" xlink:href="http://bibliaonline.com.br/acf/atos/2/42" text:style-name="Internet_20_link" text:visited-style-name="Visited_20_Internet_20_Link"><text:span text:style-name="T1">At 2:42</text:span></text:a><text:span text:style-name="T1">).</text:span></text:p>
        <text:p text:style-name="P3"/>
        <text:p text:style-name="P3"><text:a xlink:type="simple" xlink:href="http://bibliaonline.com.br/acf/gn/26/23-24" text:style-name="Internet_20_link" text:visited-style-name="Visited_20_Internet_20_Link"><text:span text:style-name="T1">Gn 26:23-24</text:span></text:a><text:span text:style-name="T1"> Assim que Isaque volta a Berseba, veja o que acontece "naquela mesma noite". É só quando voltamos ao caminho certo que desfrutamos de comunhão com Deus.</text:span></text:p>
        <text:p text:style-name="P3"/>
        <text:p text:style-name="P3"><text:a xlink:type="simple" xlink:href="http://bibliaonline.com.br/acf/gn/26/25" text:style-name="Internet_20_link" text:visited-style-name="Visited_20_Internet_20_Link"><text:span text:style-name="T1">Gn 26:25</text:span></text:a><text:span text:style-name="T1"> Não pensemos que podemos viver da maneira que escolhermos e ainda assim sermos guiados por Deus. Leia estes versículos cuidadosamente. É só na restauração que vemos o Senhor Se aproximando de Isaque. Quatro belos símbolos aqui: (1) o altar, (2) oração, (3) a tenda e (4) o poço. O primeiro é uma figura da adoração ou comunhão com Deus - </text:span><text:a xlink:type="simple" xlink:href="http://bibliaonline.com.br/acf/jo/4/23" text:style-name="Internet_20_link" text:visited-style-name="Visited_20_Internet_20_Link"><text:span text:style-name="T1">Jo 4:23</text:span></text:a><text:span text:style-name="T1">. O Segundo é uma expressão da dependência em Deus - </text:span><text:a xlink:type="simple" xlink:href="http://bibliaonline.com.br/acf/sl/62/1,2" text:style-name="Internet_20_link" text:visited-style-name="Visited_20_Internet_20_Link"><text:span text:style-name="T1">Sl 62:1,2</text:span></text:a><text:span text:style-name="T1">. O terceiro é uma figura do testemunho ou de uma testemunha, para aqueles ao redor, de </text:span><text:soft-page-break/><text:span text:style-name="T1">que estamos apenas de passagem - </text:span><text:a xlink:type="simple" xlink:href="http://bibliaonline.com.br/acf/jo/17/16" text:style-name="Internet_20_link" text:visited-style-name="Visited_20_Internet_20_Link"><text:span text:style-name="T1">Jo 17:16</text:span></text:a><text:span text:style-name="T1">. E o quarto, uma fonte de refrigério, assim como o Espírito Santo em nós - </text:span><text:a xlink:type="simple" xlink:href="http://bibliaonline.com.br/acf/jo/7/38,39" text:style-name="Internet_20_link" text:visited-style-name="Visited_20_Internet_20_Link"><text:span text:style-name="T1">Jo 7:38,39</text:span></text:a><text:span text:style-name="T1">. Quando estava em Gerar, Isaque não tinha nem gozo, nem paz ou influência.</text:span></text:p>
        <text:p text:style-name="P3"/>
        <text:h text:style-name="P10" text:outline-level="2"><text:bookmark-start text:name="__RefHeading___Toc2995_1419486361"/>#027<text:bookmark-end text:name="__RefHeading___Toc2995_1419486361"/></text:h>
        <text:p text:style-name="P3"/>
        <text:p text:style-name="P5">Quando tiramos nossos olhos de Cristo... perdemos a chave para todas as coisas.</text:p>
        <text:p text:style-name="P3"/>
        <text:h text:style-name="P11" text:outline-level="2"><text:bookmark-start text:name="__RefHeading___Toc2997_1419486361"/><text:a xlink:type="simple" xlink:href="http://bibliaonline.com.br/acf/gn/27" text:style-name="Internet_20_link" text:visited-style-name="Visited_20_Internet_20_Link"><text:span text:style-name="T1">GÊNESIS 27</text:span></text:a><text:bookmark-end text:name="__RefHeading___Toc2997_1419486361"/></text:h>
        <text:p text:style-name="P3"/>
        <text:p text:style-name="P5">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3"/>
        <text:p text:style-name="P3"><text:span text:style-name="T1">Isaque podia estar fingindo que ia morrer, já que viveu mais 40 anos. Seu apetite o colocou em dificuldades. Certamente aqueles não eram pensamentos que deviam ocupar a mente de um homem piedoso (</text:span><text:a xlink:type="simple" xlink:href="http://bibliaonline.com.br/acf/gn/27/4" text:style-name="Internet_20_link" text:visited-style-name="Visited_20_Internet_20_Link"><text:span text:style-name="T1">vers. 4</text:span></text:a><text:span text:style-name="T1">). As ações de Rebeca são indesculpáveis. Um problema leva a outro. Jacó engana. (Agora leia </text:span><text:a xlink:type="simple" xlink:href="http://bibliaonline.com.br/acf/1co/10/11,12" text:style-name="Internet_20_link" text:visited-style-name="Visited_20_Internet_20_Link"><text:span text:style-name="T1">1 Co 10:11,12</text:span></text:a><text:span text:style-name="T1">). Que capítulo de obstinação, desejos carnais, engano e mentira. "Mas, onde o pecado abundou, superabundou a graça" (</text:span><text:a xlink:type="simple" xlink:href="http://bibliaonline.com.br/acf/rm/5/20" text:style-name="Internet_20_link" text:visited-style-name="Visited_20_Internet_20_Link"><text:span text:style-name="T1">Rm 5:20</text:span></text:a><text:span text:style-name="T1">).</text:span></text:p>
        <text:p text:style-name="P3"/>
        <text:h text:style-name="P10" text:outline-level="2"><text:bookmark-start text:name="__RefHeading___Toc2999_1419486361"/>#028<text:bookmark-end text:name="__RefHeading___Toc2999_1419486361"/></text:h>
        <text:p text:style-name="P3"/>
        <text:p text:style-name="P5">Um bom estado de espírito traduz-se no desfrutar de Cristo.</text:p>
        <text:p text:style-name="P3"/>
        <text:h text:style-name="P11" text:outline-level="2"><text:bookmark-start text:name="__RefHeading___Toc3001_1419486361"/><text:a xlink:type="simple" xlink:href="http://bibliaonline.com.br/acf/gn/28" text:style-name="Internet_20_link" text:visited-style-name="Visited_20_Internet_20_Link"><text:span text:style-name="T1">GÊNESIS 28</text:span></text:a><text:bookmark-end text:name="__RefHeading___Toc3001_1419486361"/></text:h>
        <text:p text:style-name="P3"/>
        <text:p text:style-name="P3"><text:a xlink:type="simple" xlink:href="http://bibliaonline.com.br/acf/gn/28/1-5" text:style-name="Internet_20_link" text:visited-style-name="Visited_20_Internet_20_Link"><text:span text:style-name="T1">Gn 28:1-5</text:span></text:a><text:span text:style-name="T1">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text:span><text:soft-page-break/><text:span text:style-name="T1">juntas.</text:span></text:p>
        <text:p text:style-name="P3"/>
        <text:p text:style-name="P3"><text:a xlink:type="simple" xlink:href="http://bibliaonline.com.br/acf/gn/28/10-15" text:style-name="Internet_20_link" text:visited-style-name="Visited_20_Internet_20_Link"><text:span text:style-name="T1">Gn 28:10-15</text:span></text:a><text:span text:style-name="T1"> Deus começa a ensinar a Jacó algumas lições. Esta jornada é a escola de Jacó. Ele tem muito para aprender. O sol está se pondo em sua velha vida - </text:span><text:a xlink:type="simple" xlink:href="https://www.bibliaonline.com.br/acf/gn/28/11" text:style-name="Internet_20_link" text:visited-style-name="Visited_20_Internet_20_Link"><text:span text:style-name="T1">vers. 11</text:span></text:a><text:span text:style-name="T1">. Isto é com freqüência algo doloroso para nossa vida natural (a velha natureza), mas necessário.</text:span></text:p>
        <text:p text:style-name="P3"/>
        <text:p text:style-name="P3"><text:a xlink:type="simple" xlink:href="http://bibliaonline.com.br/acf/gn/28/15" text:style-name="Internet_20_link" text:visited-style-name="Visited_20_Internet_20_Link"><text:span text:style-name="T1">Gn 28:15</text:span></text:a><text:span text:style-name="T1"> Preciosas promessas a um homem falho. Leia as promessas para os crentes em 2 Pd 1:34 e </text:span><text:a xlink:type="simple" xlink:href="https://www.bibliaonline.com.br/acf/ef/1/3" text:style-name="Internet_20_link" text:visited-style-name="Visited_20_Internet_20_Link"><text:span text:style-name="T1">Ef 1:3</text:span></text:a><text:span text:style-name="T1">.</text:span></text:p>
        <text:p text:style-name="P3"/>
        <text:p text:style-name="P3"><text:a xlink:type="simple" xlink:href="http://bibliaonline.com.br/acf/gn/28/16,17" text:style-name="Internet_20_link" text:visited-style-name="Visited_20_Internet_20_Link"><text:span text:style-name="T1">Gn 28:16,17</text:span></text:a><text:span text:style-name="T1"> Jacó é colocado face a face com Deus - ele chama aquele lugar da própria porta dos céus.</text:span></text:p>
        <text:p text:style-name="P3"/>
        <text:p text:style-name="P3"><text:a xlink:type="simple" xlink:href="http://bibliaonline.com.br/acf/gn/28/19" text:style-name="Internet_20_link" text:visited-style-name="Visited_20_Internet_20_Link"><text:span text:style-name="T1">Gn 28:19</text:span></text:a><text:span text:style-name="T1"> Betel significa "casa de Deus". Jacó disse "Na verdade o Senhor está neste lugar".</text:span></text:p>
        <text:p text:style-name="P3"/>
        <text:p text:style-name="P3"><text:a xlink:type="simple" xlink:href="http://bibliaonline.com.br/acf/gn/28/20" text:style-name="Internet_20_link" text:visited-style-name="Visited_20_Internet_20_Link"><text:span text:style-name="T1">Gn 28:20</text:span></text:a><text:span text:style-name="T1"> Leia </text:span><text:a xlink:type="simple" xlink:href="https://www.bibliaonline.com.br/acf/gn/31/13" text:style-name="Internet_20_link" text:visited-style-name="Visited_20_Internet_20_Link"><text:span text:style-name="T1">31:13</text:span></text:a><text:span text:style-name="T1">. Quando temos a certeza em nosso coração da presença do Senhor coletivamente conosco, então diremos o mesmo que Jacó disse.</text:span></text:p>
        <text:p text:style-name="P3"/>
        <text:h text:style-name="P10" text:outline-level="2"><text:bookmark-start text:name="__RefHeading___Toc3003_1419486361"/>#029<text:bookmark-end text:name="__RefHeading___Toc3003_1419486361"/></text:h>
        <text:p text:style-name="P3"/>
        <text:p text:style-name="P5">Onde quer que o Espírito de Deus nos revele verdade, trata-se da revelação de Cristo para a alma.</text:p>
        <text:p text:style-name="P3"/>
        <text:h text:style-name="P11" text:outline-level="2"><text:bookmark-start text:name="__RefHeading___Toc3005_1419486361"/><text:a xlink:type="simple" xlink:href="http://bibliaonline.com.br/acf/gn/29" text:style-name="Internet_20_link" text:visited-style-name="Visited_20_Internet_20_Link"><text:span text:style-name="T1">GÊNESIS 29</text:span></text:a><text:bookmark-end text:name="__RefHeading___Toc3005_1419486361"/></text:h>
        <text:p text:style-name="P3"/>
        <text:p text:style-name="P5">Deus é um Professor fiel. Ele ensina Jacó, Ele deixa que Jacó colha a vergonha e a tristeza de um caminho de obstinação. Jacó havia enganado seu pai anos antes, e agora ele é enganado. Até nos mínimos detalhes mostrados neste capítulo, vemos a mão de Deus. Para Deus não existem coisas grandes ou pequenas. Todas são iguais. Ele Se interessa por cada detalhe de nossa vida. Dois mercadores - qual consegue passar a perna no outro? Estes não são os caminhos de Deus, mas do homem.</text:p>
        <text:p text:style-name="P3"/>
        <text:p text:style-name="P3"><text:soft-page-break/><text:a xlink:type="simple" xlink:href="http://bibliaonline.com.br/acf/gn/29/31-35" text:style-name="Internet_20_link" text:visited-style-name="Visited_20_Internet_20_Link"><text:span text:style-name="T1">Gn 29:31-35</text:span></text:a><text:span text:style-name="T1"> Sem o saber, estas esposas deram nomes que tinham um significado muito grande. Quando chegarmos ao </text:span><text:a xlink:type="simple" xlink:href="http://bibliaonline.com.br/acf/gn/49" text:style-name="Internet_20_link" text:visited-style-name="Visited_20_Internet_20_Link"><text:span text:style-name="T1">capítulo 49</text:span></text:a><text:span text:style-name="T1"> vamos aprender que toda a história de Israel está delineada em seus nomes. Que Senhor maravilhoso temos - </text:span><text:a xlink:type="simple" xlink:href="http://bibliaonline.com.br/acf/rm/11/36" text:style-name="Internet_20_link" text:visited-style-name="Visited_20_Internet_20_Link"><text:span text:style-name="T1">Rm 11:36</text:span></text:a><text:span text:style-name="T1">. Jacó ficou aqui cerca de 20 anos, e aprendeu muitas lições na escola de Deus. O crente hoje está na escola de Deus por toda a vida. Será que queremos aprender? Seremos abençoados, se quisermos - Leia Jo </text:span><text:a xlink:type="simple" xlink:href="http://bibliaonline.com.br/acf/jo/7/17" text:style-name="Internet_20_link" text:visited-style-name="Visited_20_Internet_20_Link"><text:span text:style-name="T1">7:17</text:span></text:a><text:span text:style-name="T1">.</text:span></text:p>
        <text:p text:style-name="P3"/>
        <text:h text:style-name="P10" text:outline-level="2"><text:bookmark-start text:name="__RefHeading___Toc3007_1419486361"/>#030<text:bookmark-end text:name="__RefHeading___Toc3007_1419486361"/></text:h>
        <text:p text:style-name="P3"/>
        <text:p text:style-name="P5">O Senhor Jesus, havendo sido rejeitado pelo mundo, está agora escondido nos céus... de modo que os caminhos de Deus estão agora escondidos do mundo.</text:p>
        <text:p text:style-name="P3"/>
        <text:h text:style-name="P11" text:outline-level="2"><text:bookmark-start text:name="__RefHeading___Toc3009_1419486361"/><text:a xlink:type="simple" xlink:href="http://bibliaonline.com.br/acf/gn/30" text:style-name="Internet_20_link" text:visited-style-name="Visited_20_Internet_20_Link"><text:span text:style-name="T1">GÊNESIS 30</text:span></text:a><text:bookmark-end text:name="__RefHeading___Toc3009_1419486361"/></text:h>
        <text:p text:style-name="P3"/>
        <text:p text:style-name="P5">Tristes acontecimentos. O fato de Jacó ter duas esposas trouxe muita luta para dentro do lar. O atrito e ciúme das esposas passou para os filhos. Veremos isso nos dias que se seguirão, à medida que formos lendo o livro.</text:p>
        <text:p text:style-name="P3"/>
        <text:p text:style-name="P3"><text:a xlink:type="simple" xlink:href="http://bibliaonline.com.br/acf/gn/30/25-26" text:style-name="Internet_20_link" text:visited-style-name="Visited_20_Internet_20_Link"><text:span text:style-name="T1">Gn 30:25-26</text:span></text:a><text:span text:style-name="T1"> Quando José nasce, Jacó tem o desejo de voltar para o "meu lugar, e à minha terra". É bom ver que ele chama aquela terra de sua. Pois embora Deus a tivesse apenas prometido a ele, ele creu em Deus e já a considerava sua.</text:span></text:p>
        <text:p text:style-name="P3"/>
        <text:p text:style-name="P3"><text:a xlink:type="simple" xlink:href="http://bibliaonline.com.br/acf/gn/30/27" text:style-name="Internet_20_link" text:visited-style-name="Visited_20_Internet_20_Link"><text:span text:style-name="T1">Gn 30:27</text:span></text:a><text:span text:style-name="T1"> Seu primo Labão não está feliz com a idéia. Parentes e amigos que não sejam salvos não gostam que nos separemos deles.</text:span></text:p>
        <text:p text:style-name="P3"/>
        <text:p text:style-name="P3"><text:a xlink:type="simple" xlink:href="http://bibliaonline.com.br/acf/gn/30/28-43" text:style-name="Internet_20_link" text:visited-style-name="Visited_20_Internet_20_Link"><text:span text:style-name="T1">Gn 30:28-43</text:span></text:a><text:span text:style-name="T1">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text:span><text:soft-page-break/><text:span text:style-name="T1">conhecer cada vez mais.</text:span></text:p>
        <text:p text:style-name="P3"/>
        <text:h text:style-name="P10" text:outline-level="2"><text:bookmark-start text:name="__RefHeading___Toc3011_1419486361"/>#031<text:bookmark-end text:name="__RefHeading___Toc3011_1419486361"/></text:h>
        <text:p text:style-name="P3"/>
        <text:p text:style-name="P5">A revelação de Cristo tem tanto a ver com a formação de nosso caráter e afeições quanto tem a ver com a salvação de nossa alma.</text:p>
        <text:p text:style-name="P3"/>
        <text:h text:style-name="P11" text:outline-level="2"><text:bookmark-start text:name="__RefHeading___Toc3013_1419486361"/><text:a xlink:type="simple" xlink:href="http://bibliaonline.com.br/acf/gn/31/1-24" text:style-name="Internet_20_link" text:visited-style-name="Visited_20_Internet_20_Link"><text:span text:style-name="T1">GÊNESIS 31 vers. 1-24</text:span></text:a><text:bookmark-end text:name="__RefHeading___Toc3013_1419486361"/></text:h>
        <text:p text:style-name="P3"/>
        <text:p text:style-name="P3"><text:a xlink:type="simple" xlink:href="http://bibliaonline.com.br/acf/gn/31/1-24" text:style-name="Internet_20_link" text:visited-style-name="Visited_20_Internet_20_Link"><text:span text:style-name="T1">Gn 31:1-24</text:span></text:a><text:span text:style-name="T1"> Finalmente a caminho de sua própria terra! Após cerca de 20 anos de grandes eventos. Volte para </text:span><text:a xlink:type="simple" xlink:href="http://bibliaonline.com.br/acf/gn/28/15" text:style-name="Internet_20_link" text:visited-style-name="Visited_20_Internet_20_Link"><text:span text:style-name="T1">28:15</text:span></text:a><text:span text:style-name="T1"> para ver a maravilhosa promessa que Deus lhe havia feito. Veja em hb </text:span><text:a xlink:type="simple" xlink:href="http://bibliaonline.com.br/acf/hb/13/5" text:style-name="Internet_20_link" text:visited-style-name="Visited_20_Internet_20_Link"><text:span text:style-name="T1">13:5</text:span></text:a><text:span text:style-name="T1"> a promessa que Ele fez a você (se você for um crente).</text:span></text:p>
        <text:p text:style-name="P3"/>
        <text:p text:style-name="P3"><text:a xlink:type="simple" xlink:href="http://bibliaonline.com.br/acf/gn/31/3" text:style-name="Internet_20_link" text:visited-style-name="Visited_20_Internet_20_Link"><text:span text:style-name="T1">Gn 31:3</text:span></text:a><text:span text:style-name="T1"> Ao longo de todo o caminho, Suas promessas nunca falham. Você pode se lembrar de um ponto na vida de Isaque (pai de Jacó) quando somente depois de ele voltar para a terra da promessa é que lemos de um altar e oração (</text:span><text:a xlink:type="simple" xlink:href="http://bibliaonline.com.br/acf/gn/26/23-24" text:style-name="Internet_20_link" text:visited-style-name="Visited_20_Internet_20_Link"><text:span text:style-name="T1">26:23-24</text:span></text:a><text:span text:style-name="T1">).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text:span><text:a xlink:type="simple" xlink:href="http://bibliaonline.com.br/acf/gn/31/3" text:style-name="Internet_20_link" text:visited-style-name="Visited_20_Internet_20_Link"><text:span text:style-name="T1">vers. 3</text:span></text:a><text:span text:style-name="T1">). Ele restaura nossa alma (</text:span><text:a xlink:type="simple" xlink:href="http://bibliaonline.com.br/acf/sl/23/3" text:style-name="Internet_20_link" text:visited-style-name="Visited_20_Internet_20_Link"><text:span text:style-name="T1">Sl 23:3</text:span></text:a><text:span text:style-name="T1">).</text:span></text:p>
        <text:p text:style-name="P3"/>
        <text:h text:style-name="P10" text:outline-level="2"><text:bookmark-start text:name="__RefHeading___Toc3015_1419486361"/>#032<text:bookmark-end text:name="__RefHeading___Toc3015_1419486361"/></text:h>
        <text:p text:style-name="P3"/>
        <text:p text:style-name="P5">Jesus na cruz foi meu substituto... Jesus, ressuscitado e exaltado, é minha aceitação.</text:p>
        <text:p text:style-name="P3"/>
        <text:h text:style-name="P11" text:outline-level="2"><text:bookmark-start text:name="__RefHeading___Toc3017_1419486361"/><text:a xlink:type="simple" xlink:href="https://www.bibliaonline.com.br/acf/gn/31/25-55" text:style-name="Internet_20_link" text:visited-style-name="Visited_20_Internet_20_Link"><text:span text:style-name="T1">GÊNESIS 31 vers. 25-55</text:span></text:a><text:bookmark-end text:name="__RefHeading___Toc3017_1419486361"/></text:h>
        <text:p text:style-name="P3"/>
        <text:p text:style-name="P3"><text:a xlink:type="simple" xlink:href="http://bibliaonline.com.br/acf/gn/31/25-27" text:style-name="Internet_20_link" text:visited-style-name="Visited_20_Internet_20_Link"><text:span text:style-name="T1">Gn 31:25-27</text:span></text:a><text:span text:style-name="T1"> Jacó não precisava ter agido tão abruptamente e partido sem o conhecimento de seu tio. Ele não se apoiou em Deus, nem confiou em seu companheiro.</text:span></text:p>
        <text:p text:style-name="P3"/>
        <text:p text:style-name="P3"><text:soft-page-break/><text:a xlink:type="simple" xlink:href="http://bibliaonline.com.br/acf/gn/31/26-42" text:style-name="Internet_20_link" text:visited-style-name="Visited_20_Internet_20_Link"><text:span text:style-name="T1">Gn 31:26-42</text:span></text:a><text:span text:style-name="T1"> Um triste modo de agir. Raquel havia roubado alguns dos deuses de seu pai! Precisam inventar uma mentira para evitar que seu pai os encontrem. Geralmente são necessárias mentiras para esconder obras más.</text:span></text:p>
        <text:p text:style-name="P3"/>
        <text:p text:style-name="P3"><text:a xlink:type="simple" xlink:href="http://bibliaonline.com.br/acf/gn/31/43-55" text:style-name="Internet_20_link" text:visited-style-name="Visited_20_Internet_20_Link"><text:span text:style-name="T1">Gn 31:43-55</text:span></text:a><text:span text:style-name="T1"> Nenhum deles confiou no outro. A aliança que fizeram e a coluna que ergueram é uma evidência de que um tinha medo de ser ferido pelo outro.</text:span></text:p>
        <text:p text:style-name="P3"/>
        <text:p text:style-name="P3"><text:a xlink:type="simple" xlink:href="http://bibliaonline.com.br/acf/gn/31/52" text:style-name="Internet_20_link" text:visited-style-name="Visited_20_Internet_20_Link"><text:span text:style-name="T1">Gn 31:52</text:span></text:a><text:span text:style-name="T1"> A preocupação deles. Não há muito amor fraternal (Que parte tem o crente com o incrédulo? </text:span><text:a xlink:type="simple" xlink:href="http://bibliaonline.com.br/acf/2co/6/14-18" text:style-name="Internet_20_link" text:visited-style-name="Visited_20_Internet_20_Link"><text:span text:style-name="T1">2 Co 6:14-18</text:span></text:a><text:span text:style-name="T1">). Quando voltamos para os hábitos mundanos é importante que os confessemos e os abandonemos (</text:span><text:a xlink:type="simple" xlink:href="http://bibliaonline.com.br/acf/pv/28/14" text:style-name="Internet_20_link" text:visited-style-name="Visited_20_Internet_20_Link"><text:span text:style-name="T1">Pv 28:14</text:span></text:a><text:span text:style-name="T1">).</text:span></text:p>
        <text:p text:style-name="P3"/>
        <text:h text:style-name="P10" text:outline-level="2"><text:bookmark-start text:name="__RefHeading___Toc3019_1419486361"/>#033<text:bookmark-end text:name="__RefHeading___Toc3019_1419486361"/></text:h>
        <text:p text:style-name="P3"/>
        <text:p text:style-name="P3"><text:span text:style-name="T1">A única descrição biográfica que Jesus deu de Si próprio foi, "Sou manso e humilde de coração" (</text:span><text:a xlink:type="simple" xlink:href="http://bibliaonline.com.br/acf/mt/11/29" text:style-name="Internet_20_link" text:visited-style-name="Visited_20_Internet_20_Link"><text:span text:style-name="T1">Mt 11:29</text:span></text:a><text:span text:style-name="T1">).</text:span></text:p>
        <text:p text:style-name="P3"/>
        <text:h text:style-name="P11" text:outline-level="2"><text:bookmark-start text:name="__RefHeading___Toc3021_1419486361"/><text:a xlink:type="simple" xlink:href="https://www.bibliaonline.com.br/acf/gn/32" text:style-name="Internet_20_link" text:visited-style-name="Visited_20_Internet_20_Link"><text:span text:style-name="T1">GÊNESIS 32</text:span></text:a><text:bookmark-end text:name="__RefHeading___Toc3021_1419486361"/></text:h>
        <text:p text:style-name="P3"/>
        <text:p text:style-name="P3"><text:a xlink:type="simple" xlink:href="http://bibliaonline.com.br/acf/gn/32/1-2" text:style-name="Internet_20_link" text:visited-style-name="Visited_20_Internet_20_Link"><text:span text:style-name="T1">Gn 32:1-2</text:span></text:a><text:span text:style-name="T1"> Outra prova do cuidado de Deus por Jacó. Deus envia um grupo de anjos ao encontro dele. Poderá ser de ajuda você abrir em algumas passagens sobre anjos. </text:span><text:a xlink:type="simple" xlink:href="http://bibliaonline.com.br/acf/sl/34/7" text:style-name="Internet_20_link" text:visited-style-name="Visited_20_Internet_20_Link"><text:span text:style-name="T1">Sl 34:7</text:span></text:a><text:span text:style-name="T1">, </text:span><text:a xlink:type="simple" xlink:href="http://bibliaonline.com.br/acf/dn/6/22" text:style-name="Internet_20_link" text:visited-style-name="Visited_20_Internet_20_Link"><text:span text:style-name="T1">Dn 6:22</text:span></text:a><text:span text:style-name="T1">, </text:span><text:a xlink:type="simple" xlink:href="http://bibliaonline.com.br/acf/hb/1/4" text:style-name="Internet_20_link" text:visited-style-name="Visited_20_Internet_20_Link"><text:span text:style-name="T1">Hb 1:4</text:span></text:a><text:span text:style-name="T1"> e </text:span><text:a xlink:type="simple" xlink:href="https://www.bibliaonline.com.br/acf/1pe/1/12" text:style-name="Internet_20_link" text:visited-style-name="Visited_20_Internet_20_Link"><text:span text:style-name="T1">1 Pd 1:12</text:span></text:a><text:span text:style-name="T1">. Nelas vemos que os anjos não são apenas servos de Deus (</text:span><text:a xlink:type="simple" xlink:href="http://bibliaonline.com.br/acf/hb/1/7" text:style-name="Internet_20_link" text:visited-style-name="Visited_20_Internet_20_Link"><text:span text:style-name="T1">Hb 1:7</text:span></text:a><text:span text:style-name="T1">) mas nos servem também. Eles estão ao nosso redor hoje (</text:span><text:a xlink:type="simple" xlink:href="http://bibliaonline.com.br/acf/hb/13/2" text:style-name="Internet_20_link" text:visited-style-name="Visited_20_Internet_20_Link"><text:span text:style-name="T1">Hb 13:2</text:span></text:a><text:span text:style-name="T1">). A palavra "Maanaim" significa dois arraiais ou dois exércitos. Um arraial era formado por suas esposas, filhos e por ele próprio. O outro era um guarda-costas formado por anjos! Será que estamos menos protegidos? não. Mas este arraial só é visto por nós pelo olhar da fé.</text:span></text:p>
        <text:p text:style-name="P3"/>
        <text:p text:style-name="P3"><text:a xlink:type="simple" xlink:href="http://bibliaonline.com.br/acf/gn/32/3-7" text:style-name="Internet_20_link" text:visited-style-name="Visited_20_Internet_20_Link"><text:span text:style-name="T1">Gn 32:3-7</text:span></text:a><text:span text:style-name="T1"> Ao invés de confiar na promessa de Deus, e nos anjos de Deus, Jacó faz seus próprios planos. Ele envia servos para dizerem a seu irmão Esaú o quão rico ele está. Mas Jacó fica mais apavorado quando escuta que Esaú está vindo com um exército de 400 homens!</text:span></text:p>
        <text:p text:style-name="P3"/>
        <text:p text:style-name="P3"><text:a xlink:type="simple" xlink:href="http://bibliaonline.com.br/acf/gn/32/8" text:style-name="Internet_20_link" text:visited-style-name="Visited_20_Internet_20_Link"><text:span text:style-name="T1">Gn 32:8</text:span></text:a><text:span text:style-name="T1"> Jacó divide sua família em dois grupos.</text:span></text:p>
        <text:p text:style-name="P3"><text:soft-page-break/></text:p>
        <text:p text:style-name="P3"><text:a xlink:type="simple" xlink:href="http://bibliaonline.com.br/acf/gn/32/9-12" text:style-name="Internet_20_link" text:visited-style-name="Visited_20_Internet_20_Link"><text:span text:style-name="T1">Gn 32:9-12</text:span></text:a><text:span text:style-name="T1"> Quase como uma lembrança de última hora, ele ora a Deus!</text:span></text:p>
        <text:p text:style-name="P3"/>
        <text:p text:style-name="P3"><text:a xlink:type="simple" xlink:href="http://bibliaonline.com.br/acf/gn/32/13-23" text:style-name="Internet_20_link" text:visited-style-name="Visited_20_Internet_20_Link"><text:span text:style-name="T1">Gn 32:13-23</text:span></text:a><text:span text:style-name="T1"> Ele continua a armar estratagemas!</text:span></text:p>
        <text:p text:style-name="P3"/>
        <text:p text:style-name="P3"><text:a xlink:type="simple" xlink:href="http://bibliaonline.com.br/acf/gn/32/24-32" text:style-name="Internet_20_link" text:visited-style-name="Visited_20_Internet_20_Link"><text:span text:style-name="T1">Gn 32:24-32</text:span></text:a><text:span text:style-name="T1"> Um homem o encontra e luta com ele. Jacó persiste em lutar e em atracar-se ao anjo (na verdade o Senhor) até que lhe seja dada uma bênção. Sua coxa é tocada e pelo resto de sua vida ele andou mancando (</text:span><text:a xlink:type="simple" xlink:href="https://www.bibliaonline.com.br/acf/gn/32/31" text:style-name="Internet_20_link" text:visited-style-name="Visited_20_Internet_20_Link"><text:span text:style-name="T1">vers. 31</text:span></text:a><text:span text:style-name="T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span></text:p>
        <text:p text:style-name="P3"/>
        <text:h text:style-name="P10" text:outline-level="2"><text:bookmark-start text:name="__RefHeading___Toc3023_1419486361"/>#034<text:bookmark-end text:name="__RefHeading___Toc3023_1419486361"/></text:h>
        <text:p text:style-name="P3"/>
        <text:p text:style-name="P5">Quem poderia prever que um Menino na manjedoura de Belém seria, ao mesmo tempo, o "Deus Poderoso"?</text:p>
        <text:p text:style-name="P3"/>
        <text:h text:style-name="P11" text:outline-level="2"><text:bookmark-start text:name="__RefHeading___Toc3025_1419486361"/><text:a xlink:type="simple" xlink:href="https://www.bibliaonline.com.br/acf/gn/33" text:style-name="Internet_20_link" text:visited-style-name="Visited_20_Internet_20_Link"><text:span text:style-name="T1">GÊNESIS 33</text:span></text:a><text:bookmark-end text:name="__RefHeading___Toc3025_1419486361"/></text:h>
        <text:p text:style-name="P3"/>
        <text:p text:style-name="P3"><text:span text:style-name="T1">Depois de tudo isso, Jacó volta a seus velhos hábitos e truques. Deus transforma Esaú de um homem selvagem, vingativo, em alguém gentil. Às vezes tememos muito uma situação e não estamos fazendo o que </text:span><text:a xlink:type="simple" xlink:href="http://bibliaonline.com.br/acf/fp/4/6" text:style-name="Internet_20_link" text:visited-style-name="Visited_20_Internet_20_Link"><text:span text:style-name="T1">Fp 4:6</text:span></text:a><text:span text:style-name="T1"> nos diz.</text:span></text:p>
        <text:p text:style-name="P3"/>
        <text:p text:style-name="P3"><text:a xlink:type="simple" xlink:href="http://bibliaonline.com.br/acf/gn/33/17-20" text:style-name="Internet_20_link" text:visited-style-name="Visited_20_Internet_20_Link"><text:span text:style-name="T1">Gn 33:17-20</text:span></text:a><text:span text:style-name="T1"> Você irá reparar as quatro coisas que Jacó edifica quando volta à sua terra. Primeiro, uma casa (não um altar como em </text:span><text:a xlink:type="simple" xlink:href="http://bibliaonline.com.br/acf/gn/26/5" text:style-name="Internet_20_link" text:visited-style-name="Visited_20_Internet_20_Link"><text:span text:style-name="T1">26:25</text:span></text:a><text:span text:style-name="T1">). Depois, cabanas (currais) para seu gado. À medida que vai entrando na terra, ele tem outros pensamentos. Em terceiro lugar, ele comprou um campo. E finalmente, ele constrói um altar - Deus por último! (veja os comentários em </text:span><text:a xlink:type="simple" xlink:href="http://bibliaonline.com.br/acf/gn/26/25" text:style-name="Internet_20_link" text:visited-style-name="Visited_20_Internet_20_Link"><text:span text:style-name="T1">26:25</text:span></text:a><text:span text:style-name="T1"> sobre estas coisas).</text:span></text:p>
        <text:p text:style-name="P3"/>
        <text:h text:style-name="P10" text:outline-level="2"><text:bookmark-start text:name="__RefHeading___Toc3027_1419486361"/>#035<text:bookmark-end text:name="__RefHeading___Toc3027_1419486361"/></text:h>
        <text:p text:style-name="P3"/>
        <text:p text:style-name="P5">Estamos em comunhão com Cristo quando aquilo que é para a Sua glória é de grande <text:soft-page-break/>importância para nós.</text:p>
        <text:p text:style-name="P3"/>
        <text:h text:style-name="P11" text:outline-level="2"><text:bookmark-start text:name="__RefHeading___Toc3029_1419486361"/><text:a xlink:type="simple" xlink:href="https://www.bibliaonline.com.br/acf/gn/34" text:style-name="Internet_20_link" text:visited-style-name="Visited_20_Internet_20_Link"><text:span text:style-name="T1">GÊNESIS 34</text:span></text:a><text:bookmark-end text:name="__RefHeading___Toc3029_1419486361"/></text:h>
        <text:p text:style-name="P3"/>
        <text:p text:style-name="P3"><text:span text:style-name="T1">Antes de ler este capítulo, abra em </text:span><text:a xlink:type="simple" xlink:href="http://bibliaonline.com.br/acf/gl/6/7,8" text:style-name="Internet_20_link" text:visited-style-name="Visited_20_Internet_20_Link"><text:span text:style-name="T1">Gl 6:7 e 8</text:span></text:a><text:span text:style-name="T1">. O que a Palavra de Deus diz ali é o que acontece no capítulo de hoje. Após a promessa que ele recebeu em </text:span><text:a xlink:type="simple" xlink:href="http://bibliaonline.com.br/acf/gn/34/28" text:style-name="Internet_20_link" text:visited-style-name="Visited_20_Internet_20_Link"><text:span text:style-name="T1">28:22</text:span></text:a><text:span text:style-name="T1">, Jacó deveria ter ido diretamente a Betel (ele finalmente chega lá, mas só após Deus mandar, </text:span><text:a xlink:type="simple" xlink:href="http://bibliaonline.com.br/acf/gn/35/1" text:style-name="Internet_20_link" text:visited-style-name="Visited_20_Internet_20_Link"><text:span text:style-name="T1">35:1</text:span></text:a><text:span text:style-name="T1">). Mas o que ele viu 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span></text:p>
        <text:p text:style-name="P3"/>
        <text:p text:style-name="P3"><text:a xlink:type="simple" xlink:href="http://bibliaonline.com.br/acf/gn/34/30-31" text:style-name="Internet_20_link" text:visited-style-name="Visited_20_Internet_20_Link"><text:span text:style-name="T1">Gn 34:30-31</text:span></text:a><text:span text:style-name="T1"> Jacó fala asperamente com seus filhos depois que o dano está feito. Repare também o modo como respondem a seu pai. E até mesmo os motivos que Jacó deu a seus filhos para que não fizessem aquilo, estavam todos centralizados em sua reputação e em suas possessões!</text:span></text:p>
        <text:p text:style-name="P3"/>
        <text:h text:style-name="P10" text:outline-level="2"><text:bookmark-start text:name="__RefHeading___Toc3031_1419486361"/>#036<text:bookmark-end text:name="__RefHeading___Toc3031_1419486361"/></text:h>
        <text:p text:style-name="P3"/>
        <text:p text:style-name="P5">As glórias de Cristo iluminam cada página dos Evangelhos, do mesmo modo como iluminaram cada caminho que Ele trilhou aqui.</text:p>
        <text:p text:style-name="P3"/>
        <text:h text:style-name="P11" text:outline-level="2"><text:bookmark-start text:name="__RefHeading___Toc3033_1419486361"/><text:a xlink:type="simple" xlink:href="https://www.bibliaonline.com.br/acf/gn/35" text:style-name="Internet_20_link" text:visited-style-name="Visited_20_Internet_20_Link"><text:span text:style-name="T1">GÊNESIS 35</text:span></text:a><text:bookmark-end text:name="__RefHeading___Toc3033_1419486361"/></text:h>
        <text:p text:style-name="P3"/>
        <text:p text:style-name="P5">Às vezes a diferença entre a vida de um crente meio comprometido e totalmente comprometido é tão grande quanto o contraste entre a vida de um incrédulo e de um crente. Não nos esqueçamos disto. Isto porque muitos crentes pensam que não importa como você vive, contanto que esteja salvo.</text:p>
        <text:p text:style-name="P3"/>
        <text:p text:style-name="P3"><text:a xlink:type="simple" xlink:href="http://bibliaonline.com.br/acf/gn/35/1" text:style-name="Internet_20_link" text:visited-style-name="Visited_20_Internet_20_Link"><text:span text:style-name="T1">Gn 35:1</text:span></text:a><text:span text:style-name="T1"> Deus fala graciosamente uma vez mais. Jacó deve ter ficado humilhado ao ser lembrado, por Deus, do dia em que fugiu de seu irmão Esaú.</text:span></text:p>
        <text:p text:style-name="P3"/>
        <text:p text:style-name="P3"><text:soft-page-break/><text:a xlink:type="simple" xlink:href="http://bibliaonline.com.br/acf/gn/35/2" text:style-name="Internet_20_link" text:visited-style-name="Visited_20_Internet_20_Link"><text:span text:style-name="T1">Gn 35:2</text:span></text:a><text:span text:style-name="T1">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span></text:p>
        <text:p text:style-name="P3"/>
        <text:p text:style-name="P3"><text:a xlink:type="simple" xlink:href="http://bibliaonline.com.br/acf/gn/35/3" text:style-name="Internet_20_link" text:visited-style-name="Visited_20_Internet_20_Link"><text:span text:style-name="T1">Gn 35:3</text:span></text:a><text:span text:style-name="T1"> Boas palavras - "Subamos a Betel" (Lembre-se de que significa "casa de Deus").</text:span></text:p>
        <text:p text:style-name="P3"/>
        <text:p text:style-name="P3"><text:a xlink:type="simple" xlink:href="http://bibliaonline.com.br/acf/gn/35/5-15" text:style-name="Internet_20_link" text:visited-style-name="Visited_20_Internet_20_Link"><text:span text:style-name="T1">Gn 35:5-15</text:span></text:a><text:span text:style-name="T1"> Imediatamente há uma diferença na influência que Jacó tem em seus vizinhos. Mais uma vez ele precisa ser lembrado de que seu nome foi mudado.</text:span></text:p>
        <text:p text:style-name="P3"/>
        <text:p text:style-name="P3"><text:a xlink:type="simple" xlink:href="http://bibliaonline.com.br/acf/gn/35/16-29" text:style-name="Internet_20_link" text:visited-style-name="Visited_20_Internet_20_Link"><text:span text:style-name="T1">Gn 35:16-29</text:span></text:a><text:span text:style-name="T1"> Agora Jacó é capaz de seguir adiante, e enfrentar um terrível acontecimento - a morte de sua amada esposa, Raquel.</text:span></text:p>
        <text:p text:style-name="P3"/>
        <text:p text:style-name="P3"><text:a xlink:type="simple" xlink:href="http://bibliaonline.com.br/acf/gn/35/27-29" text:style-name="Internet_20_link" text:visited-style-name="Visited_20_Internet_20_Link"><text:span text:style-name="T1">Gn 35:27-29</text:span></text:a><text:span text:style-name="T1"> Outra morte. Jacó está aprendendo que a morte do eu é a porta de entrada às bênçãos de Deus.</text:span></text:p>
        <text:p text:style-name="P3"/>
        <text:h text:style-name="P10" text:outline-level="2"><text:bookmark-start text:name="__RefHeading___Toc3035_1419486361"/>#037<text:bookmark-end text:name="__RefHeading___Toc3035_1419486361"/></text:h>
        <text:p text:style-name="P3"/>
        <text:p text:style-name="P3"><text:span text:style-name="T1">O vitupério de Cristo está sempre ligado ao Seu Nome (</text:span><text:a xlink:type="simple" xlink:href="http://bibliaonline.com.br/acf/atos/9/" text:style-name="Internet_20_link" text:visited-style-name="Visited_20_Internet_20_Link"><text:span text:style-name="T1">At 9</text:span></text:a><text:span text:style-name="T1">).</text:span></text:p>
        <text:p text:style-name="P3"/>
        <text:h text:style-name="P11" text:outline-level="2"><text:bookmark-start text:name="__RefHeading___Toc3037_1419486361"/><text:a xlink:type="simple" xlink:href="https://www.bibliaonline.com.br/acf/gn/36" text:style-name="Internet_20_link" text:visited-style-name="Visited_20_Internet_20_Link"><text:span text:style-name="T1">GÊNESIS 36</text:span></text:a><text:bookmark-end text:name="__RefHeading___Toc3037_1419486361"/></text:h>
        <text:p text:style-name="P3"/>
        <text:p text:style-name="P3"><text:span text:style-name="T1">Vemos quão gentilmente Esaú agiu, e podemos pensar que tudo deve estar bem com um caráter assim. Comparado com a falta de amabilidade de Jacó, Esaú chega a brilhar - para nossos olhos naturais. Mas o que dizer de seu coração? Vemos Esaú fazendo um nome para si e para sua família. Ele estava ligado à terra, não tinha um coração para Betel ("casa de Deus") e seu altar. Leia o que Deus fala de Esaú em Hb </text:span><text:a xlink:type="simple" xlink:href="http://bibliaonline.com.br/acf/hb/12/16" text:style-name="Internet_20_link" text:visited-style-name="Visited_20_Internet_20_Link"><text:span text:style-name="T1">12:16</text:span></text:a><text:span text:style-name="T1">. A palavra "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span></text:p>
        <text:p text:style-name="P3"/>
        <text:h text:style-name="P10" text:outline-level="2"><text:bookmark-start text:name="__RefHeading___Toc3039_1419486361"/><text:soft-page-break/>#038<text:bookmark-end text:name="__RefHeading___Toc3039_1419486361"/></text:h>
        <text:p text:style-name="P3"/>
        <text:p text:style-name="P5">Se eu tiver um coração para Cristo, vou me humilhar... foi o que Cristo fez!</text:p>
        <text:p text:style-name="P3"/>
        <text:h text:style-name="P11" text:outline-level="2"><text:bookmark-start text:name="__RefHeading___Toc3041_1419486361"/><text:a xlink:type="simple" xlink:href="https://www.bibliaonline.com.br/acf/gn/37" text:style-name="Internet_20_link" text:visited-style-name="Visited_20_Internet_20_Link"><text:span text:style-name="T1">GÊNESIS 37</text:span></text:a><text:bookmark-end text:name="__RefHeading___Toc3041_1419486361"/></text:h>
        <text:p text:style-name="P3"/>
        <text:p text:style-name="P5">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3"/>
        <text:p text:style-name="P3"><text:a xlink:type="simple" xlink:href="http://bibliaonline.com.br/acf/gn/37/1-4" text:style-name="Internet_20_link" text:visited-style-name="Visited_20_Internet_20_Link"><text:span text:style-name="T1">Gn 37:1-4</text:span></text:a><text:span text:style-name="T1"> O afortunado menino é amado por seu pai (</text:span><text:a xlink:type="simple" xlink:href="http://bibliaonline.com.br/acf/jo/3/35" text:style-name="Internet_20_link" text:visited-style-name="Visited_20_Internet_20_Link"><text:span text:style-name="T1">Jo 3:35</text:span></text:a><text:span text:style-name="T1"> e </text:span><text:a xlink:type="simple" xlink:href="http://bibliaonline.com.br/acf/mt/3/17" text:style-name="Internet_20_link" text:visited-style-name="Visited_20_Internet_20_Link"><text:span text:style-name="T1">Mt 3:17</text:span></text:a><text:span text:style-name="T1">). Ele tem uma túnica de muitas cores (</text:span><text:a xlink:type="simple" xlink:href="http://bibliaonline.com.br/acf/hb/2/7" text:style-name="Internet_20_link" text:visited-style-name="Visited_20_Internet_20_Link"><text:span text:style-name="T1">Hb 2:7</text:span></text:a><text:span text:style-name="T1">).</text:span></text:p>
        <text:p text:style-name="P3"/>
        <text:p text:style-name="P3"><text:a xlink:type="simple" xlink:href="http://bibliaonline.com.br/acf/gn/37/5-11" text:style-name="Internet_20_link" text:visited-style-name="Visited_20_Internet_20_Link"><text:span text:style-name="T1">Gn 37:5-11</text:span></text:a><text:span text:style-name="T1"> Seus sonhos, logo no início de sua vida, falam de um dia de glória vindoura (</text:span><text:a xlink:type="simple" xlink:href="http://bibliaonline.com.br/acf/is/53/10-12" text:style-name="Internet_20_link" text:visited-style-name="Visited_20_Internet_20_Link"><text:span text:style-name="T1">Is 53:10-12</text:span></text:a><text:span text:style-name="T1"> e Ap </text:span><text:a xlink:type="simple" xlink:href="http://bibliaonline.com.br/acf/ap/4/9" text:style-name="Internet_20_link" text:visited-style-name="Visited_20_Internet_20_Link"><text:span text:style-name="T1">4:9</text:span></text:a><text:span text:style-name="T1">).</text:span></text:p>
        <text:p text:style-name="P3"/>
        <text:p text:style-name="P3"><text:a xlink:type="simple" xlink:href="http://bibliaonline.com.br/acf/gn/37/12-17" text:style-name="Internet_20_link" text:visited-style-name="Visited_20_Internet_20_Link"><text:span text:style-name="T1">Gn 37:12-17</text:span></text:a><text:span text:style-name="T1"> José andou cerca de 112 quilômetros para encontrar seus irmãos. Ele não parou até ter cumprido as ordens de seu pai (</text:span><text:a xlink:type="simple" xlink:href="http://bibliaonline.com.br/acf/jo/6/38" text:style-name="Internet_20_link" text:visited-style-name="Visited_20_Internet_20_Link"><text:span text:style-name="T1">Jo 6:38</text:span></text:a><text:span text:style-name="T1">).</text:span></text:p>
        <text:p text:style-name="P3"/>
        <text:p text:style-name="P3"><text:a xlink:type="simple" xlink:href="http://bibliaonline.com.br/acf/gn/37/18-22" text:style-name="Internet_20_link" text:visited-style-name="Visited_20_Internet_20_Link"><text:span text:style-name="T1">Gn 37:18-22</text:span></text:a><text:span text:style-name="T1"> Imediatamente eles planejam matá-lo (</text:span><text:a xlink:type="simple" xlink:href="http://bibliaonline.com.br/acf/mt/12/14" text:style-name="Internet_20_link" text:visited-style-name="Visited_20_Internet_20_Link"><text:span text:style-name="T1">Mt 12:14</text:span></text:a><text:span text:style-name="T1"> e Jo </text:span><text:a xlink:type="simple" xlink:href="http://bibliaonline.com.br/acf/jo/5/18" text:style-name="Internet_20_link" text:visited-style-name="Visited_20_Internet_20_Link"><text:span text:style-name="T1">5:18</text:span></text:a><text:span text:style-name="T1">).</text:span></text:p>
        <text:p text:style-name="P3"/>
        <text:p text:style-name="P3"><text:a xlink:type="simple" xlink:href="http://bibliaonline.com.br/acf/gn/37/23-36" text:style-name="Internet_20_link" text:visited-style-name="Visited_20_Internet_20_Link"><text:span text:style-name="T1">Gn 37:23-36</text:span></text:a><text:span text:style-name="T1"> O ato é consumado. José se foi. Ao menos no que diz respeito a seus irmãos, se foi para sempre (</text:span><text:a xlink:type="simple" xlink:href="http://bibliaonline.com.br/acf/jo/15/24" text:style-name="Internet_20_link" text:visited-style-name="Visited_20_Internet_20_Link"><text:span text:style-name="T1">Jo 15:24</text:span></text:a><text:span text:style-name="T1">). Sua túnica é mergulhada no sangue de um animal morto e levada a seu pai. Este mundo pensa que, para Jesus, morrer na cruz foi o Seu fim. (</text:span><text:a xlink:type="simple" xlink:href="http://bibliaonline.com.br/acf/mt/27/62-66" text:style-name="Internet_20_link" text:visited-style-name="Visited_20_Internet_20_Link"><text:span text:style-name="T1">Mt 27:62-66</text:span></text:a><text:span text:style-name="T1"> e Jo </text:span><text:a xlink:type="simple" xlink:href="http://bibliaonline.com.br/acf/jo/15/25" text:style-name="Internet_20_link" text:visited-style-name="Visited_20_Internet_20_Link"><text:span text:style-name="T1">15:25</text:span></text:a><text:span text:style-name="T1">).</text:span></text:p>
        <text:p text:style-name="P3"/>
        <text:h text:style-name="P10" text:outline-level="2"><text:bookmark-start text:name="__RefHeading___Toc3043_1419486361"/>#039<text:bookmark-end text:name="__RefHeading___Toc3043_1419486361"/></text:h>
        <text:p text:style-name="P3"/>
        <text:p text:style-name="P5"><text:soft-page-break/>Quando Cristo Se torna minha sabedoria, então posso viver sem a minha própria sabedoria.</text:p>
        <text:p text:style-name="P3"/>
        <text:h text:style-name="P11" text:outline-level="2"><text:bookmark-start text:name="__RefHeading___Toc3045_1419486361"/><text:a xlink:type="simple" xlink:href="https://www.bibliaonline.com.br/acf/gn/38" text:style-name="Internet_20_link" text:visited-style-name="Visited_20_Internet_20_Link"><text:span text:style-name="T1">GÊNESIS 38</text:span></text:a><text:bookmark-end text:name="__RefHeading___Toc3045_1419486361"/></text:h>
        <text:p text:style-name="P3"/>
        <text:p text:style-name="P3"><text:span text:style-name="T1">Muitas pessoas tentam imaginar por que Deus teria incluído este capítulo na bela história de José. Bem, é bom vermos que na lista dos ancestrais de nosso bendito Senhor, em </text:span><text:a xlink:type="simple" xlink:href="http://bibliaonline.com.br/acf/mt/1/1-3" text:style-name="Internet_20_link" text:visited-style-name="Visited_20_Internet_20_Link"><text:span text:style-name="T1">Mt 1:1-3</text:span></text:a><text:span text:style-name="T1">, este mesmo incidente é mencionado! Nosso Senhor nasceu da tribo de Judá. Isto apenas magnificou a graça de Deus. Nos mostra que toda a raça humana é má. Não há bem em nenhum de nós. O Senhor Jesus foi o único Homem perfeito que já viveu - </text:span><text:a xlink:type="simple" xlink:href="http://bibliaonline.com.br/acf/hb/7/14" text:style-name="Internet_20_link" text:visited-style-name="Visited_20_Internet_20_Link"><text:span text:style-name="T1">Hb 7:14</text:span></text:a><text:span text:style-name="T1">. Mas leia do poder transformador (para nós) da morte e ressurreição de Cristo (</text:span><text:a xlink:type="simple" xlink:href="http://bibliaonline.com.br/acf/hb/10/14" text:style-name="Internet_20_link" text:visited-style-name="Visited_20_Internet_20_Link"><text:span text:style-name="T1">Hb 10:14</text:span></text:a><text:span text:style-name="T1">).</text:span></text:p>
        <text:p text:style-name="P3"/>
        <text:h text:style-name="P10" text:outline-level="2"><text:bookmark-start text:name="__RefHeading___Toc3047_1419486361"/>#040<text:bookmark-end text:name="__RefHeading___Toc3047_1419486361"/></text:h>
        <text:p text:style-name="P3"/>
        <text:p text:style-name="P5">Na vida de Cristo, Deus Se aproximou do homem... na morte de Cristo, o homem pode aproximar-se de Deus.</text:p>
        <text:p text:style-name="P3"/>
        <text:h text:style-name="P11" text:outline-level="2"><text:bookmark-start text:name="__RefHeading___Toc3049_1419486361"/><text:a xlink:type="simple" xlink:href="https://www.bibliaonline.com.br/acf/gn/39" text:style-name="Internet_20_link" text:visited-style-name="Visited_20_Internet_20_Link"><text:span text:style-name="T1">GÊNESIS 39</text:span></text:a><text:bookmark-end text:name="__RefHeading___Toc3049_1419486361"/></text:h>
        <text:p text:style-name="P3"/>
        <text:p text:style-name="P3"><text:a xlink:type="simple" xlink:href="http://bibliaonline.com.br/acf/gn/39/1-6" text:style-name="Internet_20_link" text:visited-style-name="Visited_20_Internet_20_Link"><text:span text:style-name="T1">Gn 39:1-6</text:span></text:a><text:span text:style-name="T1"> José, em submissão, se adapta à vida de um escravo. Não lemos de qualquer reclamação (</text:span><text:a xlink:type="simple" xlink:href="http://bibliaonline.com.br/acf/lc/2/49-52" text:style-name="Internet_20_link" text:visited-style-name="Visited_20_Internet_20_Link"><text:span text:style-name="T1">Lc 2:49-52</text:span></text:a><text:span text:style-name="T1">).</text:span></text:p>
        <text:p text:style-name="P3"/>
        <text:p text:style-name="P3"><text:a xlink:type="simple" xlink:href="http://bibliaonline.com.br/acf/gn/39/2" text:style-name="Internet_20_link" text:visited-style-name="Visited_20_Internet_20_Link"><text:span text:style-name="T1">Gn 39:2</text:span></text:a><text:span text:style-name="T1"> Que belo parêntese e que segredo para entendermos! O Senhor estava com ele em sua prosperidade. (Veremos outra afirmação notável mais tarde neste capítulo).</text:span></text:p>
        <text:p text:style-name="P3"/>
        <text:p text:style-name="P3"><text:a xlink:type="simple" xlink:href="http://bibliaonline.com.br/acf/gn/39/7-20" text:style-name="Internet_20_link" text:visited-style-name="Visited_20_Internet_20_Link"><text:span text:style-name="T1">Gn 39:7-20</text:span></text:a><text:span text:style-name="T1"> Tentado, não apenas um dia, mas muitos (</text:span><text:a xlink:type="simple" xlink:href="http://bibliaonline.com.br/acf/hb/4/15" text:style-name="Internet_20_link" text:visited-style-name="Visited_20_Internet_20_Link"><text:span text:style-name="T1">Hb 4:15</text:span></text:a><text:span text:style-name="T1">). As circunstâncias favoráveis são a causa dos ataques sutis que Satanás às vezes traz sobre nós.</text:span></text:p>
        <text:p text:style-name="P3"/>
        <text:p text:style-name="P3"><text:a xlink:type="simple" xlink:href="http://bibliaonline.com.br/acf/gn/39/9" text:style-name="Internet_20_link" text:visited-style-name="Visited_20_Internet_20_Link"><text:span text:style-name="T1">Gn 39:9</text:span></text:a><text:span text:style-name="T1"> Todo pecado é contra Deus. Ele não disse "nós", mas "eu". Ele estava em uma posição muito mais responsável do que ela. Ela não conhecia o Senhor.</text:span></text:p>
        <text:p text:style-name="P3"/>
        <text:p text:style-name="P3"><text:a xlink:type="simple" xlink:href="http://bibliaonline.com.br/acf/gn/39/21-23" text:style-name="Internet_20_link" text:visited-style-name="Visited_20_Internet_20_Link"><text:span text:style-name="T1">Gn 39:21-23</text:span></text:a><text:span text:style-name="T1"> Que doce cumprimento do início do </text:span><text:a xlink:type="simple" xlink:href="https://www.bibliaonline.com.br/acf/gn/39/2" text:style-name="Internet_20_link" text:visited-style-name="Visited_20_Internet_20_Link"><text:span text:style-name="T1">versículo 2</text:span></text:a><text:span text:style-name="T1">. Aqui na adversidade, agora </text:span><text:soft-page-break/><text:span text:style-name="T1">na prisão, existe esta bendita confiança de que "o Senhor estava com José". (Na prosperidade, e na prisão).</text:span></text:p>
        <text:p text:style-name="P3"/>
        <text:p text:style-name="P3"><text:a xlink:type="simple" xlink:href="http://bibliaonline.com.br/acf/gn/39/23" text:style-name="Internet_20_link" text:visited-style-name="Visited_20_Internet_20_Link"><text:span text:style-name="T1">Gn 39:23</text:span></text:a><text:span text:style-name="T1"> O Senhor estava por detrás de todos os eventos. Nós também podemos descansar na promessa de </text:span><text:a xlink:type="simple" xlink:href="http://bibliaonline.com.br/acf/fp/1/6" text:style-name="Internet_20_link" text:visited-style-name="Visited_20_Internet_20_Link"><text:span text:style-name="T1">Fp 1:6</text:span></text:a><text:span text:style-name="T1">.</text:span></text:p>
        <text:p text:style-name="P3"/>
        <text:h text:style-name="P10" text:outline-level="2"><text:bookmark-start text:name="__RefHeading___Toc3051_1419486361"/>#041<text:bookmark-end text:name="__RefHeading___Toc3051_1419486361"/></text:h>
        <text:p text:style-name="P3"/>
        <text:p text:style-name="P5">Pela morte de Cristo recebemos um poder que nos capacita a resistir a Satanás e seus enganos.</text:p>
        <text:p text:style-name="P3"/>
        <text:h text:style-name="P11" text:outline-level="2"><text:bookmark-start text:name="__RefHeading___Toc3053_1419486361"/><text:a xlink:type="simple" xlink:href="https://www.bibliaonline.com.br/acf/gn/40" text:style-name="Internet_20_link" text:visited-style-name="Visited_20_Internet_20_Link"><text:span text:style-name="T1">GÊNESIS 40</text:span></text:a><text:bookmark-end text:name="__RefHeading___Toc3053_1419486361"/></text:h>
        <text:p text:style-name="P3"/>
        <text:p text:style-name="P3"><text:span text:style-name="T1">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aos dois ladrões que estavam pendurados em ambos os lados do Salvador. Um pereceu, e o outro foi para o paraíso com Cristo. Repare quão fácil foi para José dizer o significado dos sonhos. Por que? Porque Deus era tão real ao Seu servo sofredor (</text:span><text:a xlink:type="simple" xlink:href="http://bibliaonline.com.br/acf/jo/15/15" text:style-name="Internet_20_link" text:visited-style-name="Visited_20_Internet_20_Link"><text:span text:style-name="T1">Jo 15:15</text:span></text:a><text:span text:style-name="T1">).</text:span></text:p>
        <text:p text:style-name="P3"/>
        <text:p text:style-name="P3"><text:a xlink:type="simple" xlink:href="http://bibliaonline.com.br/acf/gn/40/14" text:style-name="Internet_20_link" text:visited-style-name="Visited_20_Internet_20_Link"><text:span text:style-name="T1">Gn 40:14</text:span></text:a><text:span text:style-name="T1"> Que pedido simples. Quão fácil de cumpri-lo. O Senhor Jesus nos fez um pedido (</text:span><text:a xlink:type="simple" xlink:href="http://bibliaonline.com.br/acf/lc/22/19" text:style-name="Internet_20_link" text:visited-style-name="Visited_20_Internet_20_Link"><text:span text:style-name="T1">Lc 22:19</text:span></text:a><text:span text:style-name="T1">).</text:span></text:p>
        <text:p text:style-name="P3"/>
        <text:p text:style-name="P3"><text:a xlink:type="simple" xlink:href="http://bibliaonline.com.br/acf/gn/40/23" text:style-name="Internet_20_link" text:visited-style-name="Visited_20_Internet_20_Link"><text:span text:style-name="T1">Gn 40:23</text:span></text:a><text:span text:style-name="T1"> Seria possível? Com que freqüência, no transcorrer da semana, nossos pensamentos estão associados a Cristo e a tudo o que Ele sofreu na cruz por nós? José esperou dois anos!</text:span></text:p>
        <text:p text:style-name="P3"/>
        <text:h text:style-name="P10" text:outline-level="2"><text:bookmark-start text:name="__RefHeading___Toc3055_1419486361"/>#042<text:bookmark-end text:name="__RefHeading___Toc3055_1419486361"/></text:h>
        <text:p text:style-name="P3"/>
        <text:p text:style-name="P5">Minha vida expressa o quanto sou semelhante a Cristo.</text:p>
        <text:p text:style-name="P3"/>
        <text:h text:style-name="P11" text:outline-level="2"><text:bookmark-start text:name="__RefHeading___Toc3057_1419486361"/><text:soft-page-break/><text:a xlink:type="simple" xlink:href="https://www.bibliaonline.com.br/acf/gn/41/1-32" text:style-name="Internet_20_link" text:visited-style-name="Visited_20_Internet_20_Link"><text:span text:style-name="T1">GÊNESIS 41 - Vers. 1-32</text:span></text:a><text:bookmark-end text:name="__RefHeading___Toc3057_1419486361"/></text:h>
        <text:p text:style-name="P3"/>
        <text:p text:style-name="P3"><text:a xlink:type="simple" xlink:href="http://bibliaonline.com.br/acf/gn/41/1" text:style-name="Internet_20_link" text:visited-style-name="Visited_20_Internet_20_Link"><text:span text:style-name="T1">Gn 41:1</text:span></text:a><text:span text:style-name="T1"> "Ao fim de dois anos inteiros". Deus registrou exatamente o tempo que Seu pobre servo foi esquecido. Mas não esquecido por Deus.</text:span></text:p>
        <text:p text:style-name="P3"/>
        <text:p text:style-name="P3"><text:a xlink:type="simple" xlink:href="http://bibliaonline.com.br/acf/gn/41/1-7" text:style-name="Internet_20_link" text:visited-style-name="Visited_20_Internet_20_Link"><text:span text:style-name="T1">Gn 41:1-7</text:span></text:a><text:span text:style-name="T1"> Deus colocou os sonhos na cabeça de Faraó. Deus sempre tem um plano.</text:span></text:p>
        <text:p text:style-name="P3"/>
        <text:p text:style-name="P3"><text:a xlink:type="simple" xlink:href="http://bibliaonline.com.br/acf/gn/41/8" text:style-name="Internet_20_link" text:visited-style-name="Visited_20_Internet_20_Link"><text:span text:style-name="T1">Gn 41:8</text:span></text:a><text:span text:style-name="T1"> O rei procura os sábios, como em </text:span><text:a xlink:type="simple" xlink:href="http://bibliaonline.com.br/acf/mt/2/12" text:style-name="Internet_20_link" text:visited-style-name="Visited_20_Internet_20_Link"><text:span text:style-name="T1">Mt 2:12</text:span></text:a><text:span text:style-name="T1">. Mas Eles não tinham as respostas, pois não conheciam o Deus de José (</text:span><text:a xlink:type="simple" xlink:href="http://bibliaonline.com.br/acf/1co/1/19-31" text:style-name="Internet_20_link" text:visited-style-name="Visited_20_Internet_20_Link"><text:span text:style-name="T1">1 Co 1:19-31</text:span></text:a><text:span text:style-name="T1">).</text:span></text:p>
        <text:p text:style-name="P3"/>
        <text:p text:style-name="P3"><text:a xlink:type="simple" xlink:href="http://bibliaonline.com.br/acf/gn/41/9-13" text:style-name="Internet_20_link" text:visited-style-name="Visited_20_Internet_20_Link"><text:span text:style-name="T1">Gn 41:9-13</text:span></text:a><text:span text:style-name="T1"> A recordação tardia.</text:span></text:p>
        <text:p text:style-name="P3"/>
        <text:p text:style-name="P3"><text:a xlink:type="simple" xlink:href="http://bibliaonline.com.br/acf/gn/41/14" text:style-name="Internet_20_link" text:visited-style-name="Visited_20_Internet_20_Link"><text:span text:style-name="T1">Gn 41:14</text:span></text:a><text:span text:style-name="T1"> Precipitadamente, ele é tirado do calabouço. Isto era para José como o vértice de um "V"; e tão semelhante à morte e ressurreição de Cristo. José trocou de roupa, Cristo, em ressurreição recebeu um corpo glorificado (</text:span><text:a xlink:type="simple" xlink:href="http://bibliaonline.com.br/acf/1co/15/20-23" text:style-name="Internet_20_link" text:visited-style-name="Visited_20_Internet_20_Link"><text:span text:style-name="T1">1 Co 15:20-23</text:span></text:a><text:span text:style-name="T1">).</text:span></text:p>
        <text:p text:style-name="P3"/>
        <text:h text:style-name="P10" text:outline-level="2"><text:bookmark-start text:name="__RefHeading___Toc3059_1419486361"/>#043<text:bookmark-end text:name="__RefHeading___Toc3059_1419486361"/></text:h>
        <text:p text:style-name="P3"/>
        <text:p text:style-name="P5">Em Sua morte, o Senhor Jesus, como Filho do Homem, glorificou a DEUS... durante toda a Sua vida Ele glorificou a Seu PAI.</text:p>
        <text:p text:style-name="P3"/>
        <text:h text:style-name="P11" text:outline-level="2"><text:bookmark-start text:name="__RefHeading___Toc3061_1419486361"/><text:a xlink:type="simple" xlink:href="https://www.bibliaonline.com.br/acf/gn/41/33-57" text:style-name="Internet_20_link" text:visited-style-name="Visited_20_Internet_20_Link"><text:span text:style-name="T1">GÊNESIS 41 - Vers. 33-57</text:span></text:a><text:bookmark-end text:name="__RefHeading___Toc3061_1419486361"/></text:h>
        <text:p text:style-name="P3"/>
        <text:p text:style-name="P3"><text:a xlink:type="simple" xlink:href="http://bibliaonline.com.br/acf/gn/41/33" text:style-name="Internet_20_link" text:visited-style-name="Visited_20_Internet_20_Link"><text:span text:style-name="T1">Gn 41:33</text:span></text:a><text:span text:style-name="T1"> O homem a ser escolhido precisava ser prudente e sábio (</text:span><text:a xlink:type="simple" xlink:href="http://bibliaonline.com.br/acf/hb/7/26" text:style-name="Internet_20_link" text:visited-style-name="Visited_20_Internet_20_Link"><text:span text:style-name="T1">Hb 7:26</text:span></text:a><text:span text:style-name="T1">).</text:span></text:p>
        <text:p text:style-name="P3"/>
        <text:p text:style-name="P3"><text:a xlink:type="simple" xlink:href="http://bibliaonline.com.br/acf/gn/41/38-39" text:style-name="Internet_20_link" text:visited-style-name="Visited_20_Internet_20_Link"><text:span text:style-name="T1">Gn 41:38-39</text:span></text:a><text:span text:style-name="T1"> Faraó liga a vida de José a Deus. "Se Deus é por nós, quem será contra nós?" (</text:span><text:a xlink:type="simple" xlink:href="http://bibliaonline.com.br/acf/rm/8/31" text:style-name="Internet_20_link" text:visited-style-name="Visited_20_Internet_20_Link"><text:span text:style-name="T1">Rm 8:31</text:span></text:a><text:span text:style-name="T1">).</text:span></text:p>
        <text:p text:style-name="P3"/>
        <text:p text:style-name="P3"><text:a xlink:type="simple" xlink:href="http://bibliaonline.com.br/acf/gn/41/41" text:style-name="Internet_20_link" text:visited-style-name="Visited_20_Internet_20_Link"><text:span text:style-name="T1">Gn 41:41</text:span></text:a><text:span text:style-name="T1"> Exaltado sobre toda a terra do Egito! (</text:span><text:a xlink:type="simple" xlink:href="http://bibliaonline.com.br/acf/fp/2/9" text:style-name="Internet_20_link" text:visited-style-name="Visited_20_Internet_20_Link"><text:span text:style-name="T1">Fp 2:9</text:span></text:a><text:span text:style-name="T1">).</text:span></text:p>
        <text:p text:style-name="P3"/>
        <text:p text:style-name="P3"><text:a xlink:type="simple" xlink:href="http://bibliaonline.com.br/acf/gn/41/45" text:style-name="Internet_20_link" text:visited-style-name="Visited_20_Internet_20_Link"><text:span text:style-name="T1">Gn 41:45</text:span></text:a><text:span text:style-name="T1"> José recebeu um novo nome (</text:span><text:a xlink:type="simple" xlink:href="http://bibliaonline.com.br/acf/fp/2/9" text:style-name="Internet_20_link" text:visited-style-name="Visited_20_Internet_20_Link"><text:span text:style-name="T1">Fp 2:9</text:span></text:a><text:span text:style-name="T1">) e uma esposa gentia (</text:span><text:a xlink:type="simple" xlink:href="http://bibliaonline.com.br/acf/ef/5/25-27" text:style-name="Internet_20_link" text:visited-style-name="Visited_20_Internet_20_Link"><text:span text:style-name="T1">Ef 5:25-27</text:span></text:a><text:span text:style-name="T1"> e At </text:span><text:a xlink:type="simple" xlink:href="http://bibliaonline.com.br/acf/atos/15/14" text:style-name="Internet_20_link" text:visited-style-name="Visited_20_Internet_20_Link"><text:span text:style-name="T1">15:14</text:span></text:a><text:span text:style-name="T1">).</text:span></text:p>
        <text:p text:style-name="P3"/>
        <text:p text:style-name="P3"><text:soft-page-break/><text:a xlink:type="simple" xlink:href="http://bibliaonline.com.br/acf/gn/41/47" text:style-name="Internet_20_link" text:visited-style-name="Visited_20_Internet_20_Link"><text:span text:style-name="T1">Gn 41:47</text:span></text:a><text:span text:style-name="T1"> Anos de abundância. O mundo está passando por seus anos de abundância - a fome vem depois. Mas José armazenou para o futuro.</text:span></text:p>
        <text:p text:style-name="P3"/>
        <text:p text:style-name="P3"><text:a xlink:type="simple" xlink:href="http://bibliaonline.com.br/acf/gn/41/53-57" text:style-name="Internet_20_link" text:visited-style-name="Visited_20_Internet_20_Link"><text:span text:style-name="T1">Gn 41:53-57</text:span></text:a><text:span text:style-name="T1"> Chega a fome. Faraó diz, "Ide a José" (</text:span><text:a xlink:type="simple" xlink:href="http://bibliaonline.com.br/acf/jo/14/6" text:style-name="Internet_20_link" text:visited-style-name="Visited_20_Internet_20_Link"><text:span text:style-name="T1">Jo 14:6</text:span></text:a><text:span text:style-name="T1">). O humilhado José se torna o exaltado José! Da cova para o palácio! O humilhado Jesus se torna o Centro da glória (</text:span><text:a xlink:type="simple" xlink:href="http://bibliaonline.com.br/acf/fp/2/5-11" text:style-name="Internet_20_link" text:visited-style-name="Visited_20_Internet_20_Link"><text:span text:style-name="T1">Fp 2:5-11</text:span></text:a><text:span text:style-name="T1">).</text:span></text:p>
        <text:p text:style-name="P3"/>
        <text:h text:style-name="P10" text:outline-level="2"><text:bookmark-start text:name="__RefHeading___Toc3063_1419486361"/>#044<text:bookmark-end text:name="__RefHeading___Toc3063_1419486361"/></text:h>
        <text:p text:style-name="P3"/>
        <text:p text:style-name="P5">Aquele que criou os céus e a terra, pediu um gole d'água.</text:p>
        <text:p text:style-name="P3"/>
        <text:h text:style-name="P11" text:outline-level="2"><text:bookmark-start text:name="__RefHeading___Toc3065_1419486361"/><text:a xlink:type="simple" xlink:href="https://www.bibliaonline.com.br/acf/gn/42" text:style-name="Internet_20_link" text:visited-style-name="Visited_20_Internet_20_Link"><text:span text:style-name="T1">GÊNESIS 42</text:span></text:a><text:bookmark-end text:name="__RefHeading___Toc3065_1419486361"/></text:h>
        <text:p text:style-name="P3"/>
        <text:p text:style-name="P3"><text:span text:style-name="T1">Passaram-se mais de 18 anos desde José ter sido vendido. Mas Deus tem em mente um grande propósito. Quão pouco imaginavam os irmãos que aquele de quem tinham tanto ciúmes, e a quem venderam para escravidão, seria aquele a quem teriam que suplicar por pão! Quão pouco este mundo imagina que cada joelho irá se dobrar a Jesus (</text:span><text:a xlink:type="simple" xlink:href="http://bibliaonline.com.br/acf/fp/2/10" text:style-name="Internet_20_link" text:visited-style-name="Visited_20_Internet_20_Link"><text:span text:style-name="T1">Fp 2:10</text:span></text:a><text:span text:style-name="T1">).</text:span></text:p>
        <text:p text:style-name="P3"/>
        <text:p text:style-name="P3"><text:a xlink:type="simple" xlink:href="http://bibliaonline.com.br/acf/gn/42/6" text:style-name="Internet_20_link" text:visited-style-name="Visited_20_Internet_20_Link"><text:span text:style-name="T1">Gn 42:6</text:span></text:a><text:span text:style-name="T1"> Conte o número de vezes que eles se curvaram diante de José.</text:span></text:p>
        <text:p text:style-name="P3"/>
        <text:p text:style-name="P3"><text:a xlink:type="simple" xlink:href="http://bibliaonline.com.br/acf/gn/42/7" text:style-name="Internet_20_link" text:visited-style-name="Visited_20_Internet_20_Link"><text:span text:style-name="T1">Gn 42:7</text:span></text:a><text:span text:style-name="T1"> Ele os reconheceu (</text:span><text:a xlink:type="simple" xlink:href="http://bibliaonline.com.br/acf/jo/16/16" text:style-name="Internet_20_link" text:visited-style-name="Visited_20_Internet_20_Link"><text:span text:style-name="T1">Jo 16:16</text:span></text:a><text:span text:style-name="T1">).</text:span></text:p>
        <text:p text:style-name="P3"/>
        <text:p text:style-name="P3"><text:a xlink:type="simple" xlink:href="http://bibliaonline.com.br/acf/gn/42/8-11" text:style-name="Internet_20_link" text:visited-style-name="Visited_20_Internet_20_Link"><text:span text:style-name="T1">Gn 42:8-11</text:span></text:a><text:span text:style-name="T1"> É só quando os irmãos reconhecem sua iniqüidade que ele pode revelar o grande segredo de quem ele era.</text:span></text:p>
        <text:p text:style-name="P3"/>
        <text:p text:style-name="P3"><text:a xlink:type="simple" xlink:href="http://bibliaonline.com.br/acf/gn/42/12-20" text:style-name="Internet_20_link" text:visited-style-name="Visited_20_Internet_20_Link"><text:span text:style-name="T1">Gn 42:12-20</text:span></text:a><text:span text:style-name="T1"> As dificuldades aumentam, de modo que o exercício em seus corações se torna mais profundo.</text:span></text:p>
        <text:p text:style-name="P3"/>
        <text:p text:style-name="P3"><text:a xlink:type="simple" xlink:href="http://bibliaonline.com.br/acf/gn/42/21" text:style-name="Internet_20_link" text:visited-style-name="Visited_20_Internet_20_Link"><text:span text:style-name="T1">Gn 42:21</text:span></text:a><text:span text:style-name="T1"> Eles não podiam esquecer o momento, anos antes, quando viram sua expressão, quando o venderam como escravo (</text:span><text:a xlink:type="simple" xlink:href="http://bibliaonline.com.br/acf/mt/27/36" text:style-name="Internet_20_link" text:visited-style-name="Visited_20_Internet_20_Link"><text:span text:style-name="T1">Mt 27:36</text:span></text:a><text:span text:style-name="T1">). (No caso do Senhor Jesus não houve piedade.)</text:span></text:p>
        <text:p text:style-name="P3"/>
        <text:p text:style-name="P3"><text:a xlink:type="simple" xlink:href="http://bibliaonline.com.br/acf/gn/42/22" text:style-name="Internet_20_link" text:visited-style-name="Visited_20_Internet_20_Link"><text:span text:style-name="T1">Gn 42:22</text:span></text:a><text:span text:style-name="T1"> Seu sangue será requerido (Mt 27:75).</text:span></text:p>
        <text:p text:style-name="P3"><text:soft-page-break/></text:p>
        <text:p text:style-name="P3"><text:a xlink:type="simple" xlink:href="http://bibliaonline.com.br/acf/gn/42/25-28" text:style-name="Internet_20_link" text:visited-style-name="Visited_20_Internet_20_Link"><text:span text:style-name="T1">Gn 42:25-28</text:span></text:a><text:span text:style-name="T1"> Repare nas últimas nove palavras!</text:span></text:p>
        <text:p text:style-name="P3"/>
        <text:p text:style-name="P3"><text:a xlink:type="simple" xlink:href="http://bibliaonline.com.br/acf/gn/42/29-38" text:style-name="Internet_20_link" text:visited-style-name="Visited_20_Internet_20_Link"><text:span text:style-name="T1">Gn 42:29-38</text:span></text:a><text:span text:style-name="T1"> Parece que a história vai terminar aqui. Que tragédia se assim tivesse ocorrido! (1 Co </text:span><text:a xlink:type="simple" xlink:href="http://bibliaonline.com.br/acf/1co/15/14,8,19" text:style-name="Internet_20_link" text:visited-style-name="Visited_20_Internet_20_Link"><text:span text:style-name="T1">15:14,8,19</text:span></text:a><text:span text:style-name="T1">).</text:span></text:p>
        <text:p text:style-name="P3"/>
        <text:p text:style-name="P3"><text:a xlink:type="simple" xlink:href="http://bibliaonline.com.br/acf/gn/42/36" text:style-name="Internet_20_link" text:visited-style-name="Visited_20_Internet_20_Link"><text:span text:style-name="T1">Gn 42:36</text:span></text:a><text:span text:style-name="T1"> Repare nas últimas seis palavras. Que contraste, podemos dizer! (</text:span><text:a xlink:type="simple" xlink:href="http://bibliaonline.com.br/acf/rm/8/28" text:style-name="Internet_20_link" text:visited-style-name="Visited_20_Internet_20_Link"><text:span text:style-name="T1">Rm 8:28</text:span></text:a><text:span text:style-name="T1">).</text:span></text:p>
        <text:p text:style-name="P3"/>
        <text:h text:style-name="P10" text:outline-level="2"><text:bookmark-start text:name="__RefHeading___Toc3067_1419486361"/>#045<text:bookmark-end text:name="__RefHeading___Toc3067_1419486361"/></text:h>
        <text:p text:style-name="P3"/>
        <text:p text:style-name="P5">A ressurreição de Cristo foi a segunda manhã na história da criação.</text:p>
        <text:p text:style-name="P3"/>
        <text:h text:style-name="P11" text:outline-level="2"><text:bookmark-start text:name="__RefHeading___Toc3069_1419486361"/><text:a xlink:type="simple" xlink:href="https://www.bibliaonline.com.br/acf/gn/43" text:style-name="Internet_20_link" text:visited-style-name="Visited_20_Internet_20_Link"><text:span text:style-name="T1">GÊNESIS 43</text:span></text:a><text:bookmark-end text:name="__RefHeading___Toc3069_1419486361"/></text:h>
        <text:p text:style-name="P3"/>
        <text:p text:style-name="P3"><text:a xlink:type="simple" xlink:href="http://bibliaonline.com.br/acf/gn/43/1" text:style-name="Internet_20_link" text:visited-style-name="Visited_20_Internet_20_Link"><text:span text:style-name="T1">Gn 43:1</text:span></text:a><text:span text:style-name="T1"> Deus estava permitindo que a fome ficasse pior. Mas Ele percebeu o quanto o povo a sentia. Há várias palavras comoventes ditas neste capítulo... As palavras de Jacó nos versículos </text:span><text:a xlink:type="simple" xlink:href="https://www.bibliaonline.com.br/acf/gn/43/6,7,11-14" text:style-name="Internet_20_link" text:visited-style-name="Visited_20_Internet_20_Link"><text:span text:style-name="T1">6,7,11-14</text:span></text:a><text:span text:style-name="T1">. De José em </text:span><text:a xlink:type="simple" xlink:href="https://www.bibliaonline.com.br/acf/gn/43/16,27,29" text:style-name="Internet_20_link" text:visited-style-name="Visited_20_Internet_20_Link"><text:span text:style-name="T1">16,27,29</text:span></text:a><text:span text:style-name="T1">. Do mordomo em </text:span><text:a xlink:type="simple" xlink:href="https://www.bibliaonline.com.br/acf/gn/43/23" text:style-name="Internet_20_link" text:visited-style-name="Visited_20_Internet_20_Link"><text:span text:style-name="T1">23</text:span></text:a><text:span text:style-name="T1">. Os irmãos tomados pela culpa nem imaginavam que José conhecia suas consciências culpadas (veja </text:span><text:a xlink:type="simple" xlink:href="https://www.bibliaonline.com.br/acf/gn/42/21-23" text:style-name="Internet_20_link" text:visited-style-name="Visited_20_Internet_20_Link"><text:span text:style-name="T1">42:21-23</text:span></text:a><text:span text:style-name="T1">).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span></text:p>
        <text:p text:style-name="P3"/>
        <text:p text:style-name="P3"><text:a xlink:type="simple" xlink:href="http://bibliaonline.com.br/acf/gn/43/8-10" text:style-name="Internet_20_link" text:visited-style-name="Visited_20_Internet_20_Link"><text:span text:style-name="T1">Gn 43:8-10</text:span></text:a><text:span text:style-name="T1"> Volte e veja a parte que Judá teve quando se livraram de José. E veja o coração mudado. Ele está pronto a oferecer sua vida por seu irmão Benjamim.</text:span></text:p>
        <text:p text:style-name="P3"/>
        <text:p text:style-name="P3"><text:a xlink:type="simple" xlink:href="http://bibliaonline.com.br/acf/gn/43/11,15,25-26" text:style-name="Internet_20_link" text:visited-style-name="Visited_20_Internet_20_Link"><text:span text:style-name="T1">Gn 43:11,15,25-26</text:span></text:a><text:span text:style-name="T1"> Jacó ainda acha que os presentes irão ajudar. Pense no quão pouco isso iria significar para José. Ele estava interessado em seus corações. (Repare no contraste daquilo que José enviou como presente - </text:span><text:a xlink:type="simple" xlink:href="http://bibliaonline.com.br/acf/gn/43/20-23" text:style-name="Internet_20_link" text:visited-style-name="Visited_20_Internet_20_Link"><text:span text:style-name="T1">45:20-23</text:span></text:a><text:span text:style-name="T1">).</text:span></text:p>
        <text:p text:style-name="P3"/>
        <text:p text:style-name="P3"><text:a xlink:type="simple" xlink:href="http://bibliaonline.com.br/acf/gn/43/30-31" text:style-name="Internet_20_link" text:visited-style-name="Visited_20_Internet_20_Link"><text:span text:style-name="T1">Gn 43:30-31</text:span></text:a><text:span text:style-name="T1"> Você consegue ler isto sem se comover? Que coração amoroso. Ele não guardava nenhum rancor por eles, e todavia ele não poderia deixar que vissem seu próprio coração. É só quando eles tivessem aprendido o quão mau era o coração deles </text:span><text:soft-page-break/><text:span text:style-name="T1">que poderiam entender seu coração de amor.</text:span></text:p>
        <text:p text:style-name="P3"/>
        <text:h text:style-name="P10" text:outline-level="2"><text:bookmark-start text:name="__RefHeading___Toc3071_1419486361"/>#046<text:bookmark-end text:name="__RefHeading___Toc3071_1419486361"/></text:h>
        <text:p text:style-name="P3"/>
        <text:p text:style-name="P5">A Sabedoria transforma o conhecimento em discernimento; e a Sabedoria é nosso Senhor Jesus Cristo.</text:p>
        <text:p text:style-name="P3"/>
        <text:h text:style-name="P11" text:outline-level="2"><text:bookmark-start text:name="__RefHeading___Toc3073_1419486361"/><text:a xlink:type="simple" xlink:href="https://www.bibliaonline.com.br/acf/gn/44" text:style-name="Internet_20_link" text:visited-style-name="Visited_20_Internet_20_Link"><text:span text:style-name="T1">GÊNESIS 44</text:span></text:a><text:bookmark-end text:name="__RefHeading___Toc3073_1419486361"/></text:h>
        <text:p text:style-name="P3"/>
        <text:p text:style-name="P3"><text:a xlink:type="simple" xlink:href="http://bibliaonline.com.br/acf/gn/44/1-13" text:style-name="Internet_20_link" text:visited-style-name="Visited_20_Internet_20_Link"><text:span text:style-name="T1">Gn 44:1-13</text:span></text:a><text:span text:style-name="T1">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text:span><text:a xlink:type="simple" xlink:href="http://bibliaonline.com.br/acf/gn/41/50" text:style-name="Internet_20_link" text:visited-style-name="Visited_20_Internet_20_Link"><text:span text:style-name="T1">41:50</text:span></text:a><text:span text:style-name="T1"> - a esposa gentia de José). A experiência dos irmãos é um tipo de Israel na tribulação. Eles irão então, como uma nação, passar por um tempo de terrível tribulação por aquilo que fizeram a seu Messias (</text:span><text:a xlink:type="simple" xlink:href="http://bibliaonline.com.br/acf/atos/2/36" text:style-name="Internet_20_link" text:visited-style-name="Visited_20_Internet_20_Link"><text:span text:style-name="T1">At 2:36</text:span></text:a><text:span text:style-name="T1">). Então, quando estiverem completamente quebrantados, o Senhor Jesus voltará para eles, e reinará como rei sobre a terra (</text:span><text:a xlink:type="simple" xlink:href="http://bibliaonline.com.br/acf/rm/11/26" text:style-name="Internet_20_link" text:visited-style-name="Visited_20_Internet_20_Link"><text:span text:style-name="T1">Rm 11:26</text:span></text:a><text:span text:style-name="T1">). Nós, igreja, somos Sua noiva (</text:span><text:a xlink:type="simple" xlink:href="http://bibliaonline.com.br/acf/ef/5/25" text:style-name="Internet_20_link" text:visited-style-name="Visited_20_Internet_20_Link"><text:span text:style-name="T1">Ef 5:25</text:span></text:a><text:span text:style-name="T1">) e reinaremos com Ele sobre a terra.</text:span></text:p>
        <text:p text:style-name="P3"/>
        <text:p text:style-name="P3"><text:a xlink:type="simple" xlink:href="http://bibliaonline.com.br/acf/gn/44/16" text:style-name="Internet_20_link" text:visited-style-name="Visited_20_Internet_20_Link"><text:span text:style-name="T1">Gn 44:16</text:span></text:a><text:span text:style-name="T1"> Agora vem a confissão final. Deus descobriu a iniqüidade deles! Deveras? Na verdade, o que eles queriam dizer era: agora descobrimos que Deus sabe.</text:span></text:p>
        <text:p text:style-name="P3"/>
        <text:p text:style-name="P3"><text:a xlink:type="simple" xlink:href="http://bibliaonline.com.br/acf/gn/44/18-34" text:style-name="Internet_20_link" text:visited-style-name="Visited_20_Internet_20_Link"><text:span text:style-name="T1">Gn 44:18-34</text:span></text:a><text:span text:style-name="T1"> Que palavras ternas! Vêm do coração de um homem verdadeiramente quebrantado.</text:span></text:p>
        <text:p text:style-name="P3"/>
        <text:h text:style-name="P10" text:outline-level="2"><text:bookmark-start text:name="__RefHeading___Toc3075_1419486361"/>#047<text:bookmark-end text:name="__RefHeading___Toc3075_1419486361"/></text:h>
        <text:p text:style-name="P3"/>
        <text:p text:style-name="P5">Tudo em CRISTO... nada sem ELE.</text:p>
        <text:p text:style-name="P3"/>
        <text:h text:style-name="P11" text:outline-level="2"><text:bookmark-start text:name="__RefHeading___Toc3077_1419486361"/><text:a xlink:type="simple" xlink:href="https://www.bibliaonline.com.br/acf/gn/45" text:style-name="Internet_20_link" text:visited-style-name="Visited_20_Internet_20_Link"><text:span text:style-name="T1">GÊNESIS 45</text:span></text:a><text:bookmark-end text:name="__RefHeading___Toc3077_1419486361"/></text:h>
        <text:p text:style-name="P3"/>
        <text:p text:style-name="P3"><text:span text:style-name="T1">Agora as comportas de amor se abrem e José se dá a conhecer a seus irmãos (</text:span><text:a xlink:type="simple" xlink:href="http://bibliaonline.com.br/acf/zc/14/4" text:style-name="Internet_20_link" text:visited-style-name="Visited_20_Internet_20_Link"><text:span text:style-name="T1">Zc 14:4</text:span></text:a><text:span text:style-name="T1"> e </text:span><text:soft-page-break/><text:a xlink:type="simple" xlink:href="http://bibliaonline.com.br/acf/zc/13/6" text:style-name="Internet_20_link" text:visited-style-name="Visited_20_Internet_20_Link"><text:span text:style-name="T1">13:6</text:span></text:a><text:span text:style-name="T1">).</text:span></text:p>
        <text:p text:style-name="P3"/>
        <text:p text:style-name="P3"><text:a xlink:type="simple" xlink:href="http://bibliaonline.com.br/acf/gn/45/3-4" text:style-name="Internet_20_link" text:visited-style-name="Visited_20_Internet_20_Link"><text:span text:style-name="T1">Gn 45:3-4</text:span></text:a><text:span text:style-name="T1"> Repare na afirmação que é repetida (Todos os redimidos irão sempre se lembrar de que fomos nós que colocamos o Senhor Jesus Cristo na cruz - </text:span><text:a xlink:type="simple" xlink:href="http://bibliaonline.com.br/acf/jo/1/29" text:style-name="Internet_20_link" text:visited-style-name="Visited_20_Internet_20_Link"><text:span text:style-name="T1">Jo 1:29</text:span></text:a><text:span text:style-name="T1">).</text:span></text:p>
        <text:p text:style-name="P3"/>
        <text:p text:style-name="P3"><text:a xlink:type="simple" xlink:href="http://bibliaonline.com.br/acf/gn/45/5,7,8,9" text:style-name="Internet_20_link" text:visited-style-name="Visited_20_Internet_20_Link"><text:span text:style-name="T1">Gn 45:5,7,8,9</text:span></text:a><text:span text:style-name="T1"> José faz menção de Deus quatro vezes. Deus estava por detrás da terrível experiência de José ao ser vendido como um escravo, e estava preparando um caminho para que toda a família fosse preservada e abençoada.</text:span></text:p>
        <text:p text:style-name="P3"/>
        <text:p text:style-name="P3"><text:a xlink:type="simple" xlink:href="http://bibliaonline.com.br/acf/gn/45/9-15" text:style-name="Internet_20_link" text:visited-style-name="Visited_20_Internet_20_Link"><text:span text:style-name="T1">Gn 45:9-15</text:span></text:a><text:span text:style-name="T1"> Eles devem voltar rapidamente para os que ficaram em casa e contar a eles de José (</text:span><text:a xlink:type="simple" xlink:href="http://bibliaonline.com.br/acf/jo/17/18" text:style-name="Internet_20_link" text:visited-style-name="Visited_20_Internet_20_Link"><text:span text:style-name="T1">Jo 17:18</text:span></text:a><text:span text:style-name="T1">). Assim José lhes disse o que deviam falar (</text:span><text:a xlink:type="simple" xlink:href="http://bibliaonline.com.br/acf/mc/16/15" text:style-name="Internet_20_link" text:visited-style-name="Visited_20_Internet_20_Link"><text:span text:style-name="T1">Mc 16:15</text:span></text:a><text:span text:style-name="T1">). Eles deviam se apressar (</text:span><text:a xlink:type="simple" xlink:href="http://bibliaonline.com.br/acf/2co/6/2" text:style-name="Internet_20_link" text:visited-style-name="Visited_20_Internet_20_Link"><text:span text:style-name="T1">2 Co 6:2</text:span></text:a><text:span text:style-name="T1">). Tudo seria provido a eles (</text:span><text:a xlink:type="simple" xlink:href="http://bibliaonline.com.br/acf/rm/8/32" text:style-name="Internet_20_link" text:visited-style-name="Visited_20_Internet_20_Link"><text:span text:style-name="T1">Rm 8:32</text:span></text:a><text:span text:style-name="T1">).</text:span></text:p>
        <text:p text:style-name="P3"/>
        <text:p text:style-name="P3"><text:a xlink:type="simple" xlink:href="http://bibliaonline.com.br/acf/gn/45/20" text:style-name="Internet_20_link" text:visited-style-name="Visited_20_Internet_20_Link"><text:span text:style-name="T1">Gn 45:20</text:span></text:a><text:span text:style-name="T1"> Lhes foi dito que não se preocupassem com suas próprias coisas (</text:span><text:a xlink:type="simple" xlink:href="http://bibliaonline.com.br/acf/fp/4/6" text:style-name="Internet_20_link" text:visited-style-name="Visited_20_Internet_20_Link"><text:span text:style-name="T1">Fp 4:6</text:span></text:a><text:span text:style-name="T1">). Por meio do sofrimento, José havia recebido a coroa (</text:span><text:a xlink:type="simple" xlink:href="http://bibliaonline.com.br/acf/hb/1/3" text:style-name="Internet_20_link" text:visited-style-name="Visited_20_Internet_20_Link"><text:span text:style-name="T1">Hb 1:3</text:span></text:a><text:span text:style-name="T1">, </text:span><text:a xlink:type="simple" xlink:href="http://bibliaonline.com.br/acf/hb/2/9-10" text:style-name="Internet_20_link" text:visited-style-name="Visited_20_Internet_20_Link"><text:span text:style-name="T1">2:9-10</text:span></text:a><text:span text:style-name="T1">, </text:span><text:a xlink:type="simple" xlink:href="http://bibliaonline.com.br/acf/hb/9/28" text:style-name="Internet_20_link" text:visited-style-name="Visited_20_Internet_20_Link"><text:span text:style-name="T1">9:28</text:span></text:a><text:span text:style-name="T1">).</text:span></text:p>
        <text:p text:style-name="P3"/>
        <text:p text:style-name="P3"><text:a xlink:type="simple" xlink:href="http://bibliaonline.com.br/acf/gn/45/16-20" text:style-name="Internet_20_link" text:visited-style-name="Visited_20_Internet_20_Link"><text:span text:style-name="T1">Gn 45:16-20</text:span></text:a><text:span text:style-name="T1"> A alegria que Faraó e toda a sua casa sentiram quando ouviram as notícias da família de José nos falam da grande reputação que José devia ter.</text:span></text:p>
        <text:p text:style-name="P3"/>
        <text:p text:style-name="P3"><text:a xlink:type="simple" xlink:href="http://bibliaonline.com.br/acf/gn/45/25-28" text:style-name="Internet_20_link" text:visited-style-name="Visited_20_Internet_20_Link"><text:span text:style-name="T1">Gn 45:25-28</text:span></text:a><text:span text:style-name="T1"> José havia dito a eles que falassem a seu pai de toda a sua glória no Egito (</text:span><text:a xlink:type="simple" xlink:href="https://www.bibliaonline.com.br/acf/gn/45/13" text:style-name="Internet_20_link" text:visited-style-name="Visited_20_Internet_20_Link"><text:span text:style-name="T1">vers. 13</text:span></text:a><text:span text:style-name="T1">) mas repare que no </text:span><text:a xlink:type="simple" xlink:href="https://www.bibliaonline.com.br/acf/gn/45/26" text:style-name="Internet_20_link" text:visited-style-name="Visited_20_Internet_20_Link"><text:span text:style-name="T1">vers. 26</text:span></text:a><text:span text:style-name="T1"> qual a primeira coisa que dizem a seu pai! O grande tema do Cristianismo é que Jesus vive (</text:span><text:a xlink:type="simple" xlink:href="http://bibliaonline.com.br/acf/ap/1/18" text:style-name="Internet_20_link" text:visited-style-name="Visited_20_Internet_20_Link"><text:span text:style-name="T1">Ap 1:18</text:span></text:a><text:span text:style-name="T1">).</text:span></text:p>
        <text:p text:style-name="P3"/>
        <text:p text:style-name="P3"><text:span text:style-name="T1">Jacó havia acreditado nas mentiras que seus filhos antes lhe haviam contado (</text:span><text:a xlink:type="simple" xlink:href="http://bibliaonline.com.br/acf/gn/37/32" text:style-name="Internet_20_link" text:visited-style-name="Visited_20_Internet_20_Link"><text:span text:style-name="T1">37:32</text:span></text:a><text:span text:style-name="T1">). Agora quando a verdade é dita, ele não acredita. Muitas pessoas acreditam alegremente em todas as mentiras que ouvem acerca de Deus. Mas não crêem na verdade. Virá o dia quando Deus fará com que creiam na mentira (</text:span><text:a xlink:type="simple" xlink:href="http://bibliaonline.com.br/acf/2ts/2/10-12" text:style-name="Internet_20_link" text:visited-style-name="Visited_20_Internet_20_Link"><text:span text:style-name="T1">2Ts 2:10-12</text:span></text:a><text:span text:style-name="T1">).</text:span></text:p>
        <text:p text:style-name="P3"/>
        <text:h text:style-name="P10" text:outline-level="2"><text:bookmark-start text:name="__RefHeading___Toc3079_1419486361"/>#048<text:bookmark-end text:name="__RefHeading___Toc3079_1419486361"/></text:h>
        <text:p text:style-name="P3"/>
        <text:p text:style-name="P5">Se meu coração estiver cheio de Cristo, as coisas que são contrárias a Ele não me atraem.</text:p>
        <text:p text:style-name="P3"/>
        <text:h text:style-name="P11" text:outline-level="2"><text:bookmark-start text:name="__RefHeading___Toc3081_1419486361"/><text:soft-page-break/><text:a xlink:type="simple" xlink:href="https://www.bibliaonline.com.br/acf/gn/46" text:style-name="Internet_20_link" text:visited-style-name="Visited_20_Internet_20_Link"><text:span text:style-name="T1">GÊNESIS 46</text:span></text:a><text:bookmark-end text:name="__RefHeading___Toc3081_1419486361"/></text:h>
        <text:p text:style-name="P3"/>
        <text:p text:style-name="P3"><text:a xlink:type="simple" xlink:href="http://bibliaonline.com.br/acf/gn/46/1" text:style-name="Internet_20_link" text:visited-style-name="Visited_20_Internet_20_Link"><text:span text:style-name="T1">Gn 46:1</text:span></text:a><text:span text:style-name="T1"> Jacó adorou a Deus antes de sair da terra.</text:span></text:p>
        <text:p text:style-name="P3"/>
        <text:p text:style-name="P3"><text:a xlink:type="simple" xlink:href="http://bibliaonline.com.br/acf/gn/46/2" text:style-name="Internet_20_link" text:visited-style-name="Visited_20_Internet_20_Link"><text:span text:style-name="T1">Gn 46:2</text:span></text:a><text:span text:style-name="T1"> Deus responde, e lhe assegura que sua família se tornaria uma grande nação! E Ele lhe assegura de Sua presença. Mas o melhor de tudo, Ele lhe assegura que Ele o fará subir outra vez (</text:span><text:a xlink:type="simple" xlink:href="http://bibliaonline.com.br/acf/jo/13/3" text:style-name="Internet_20_link" text:visited-style-name="Visited_20_Internet_20_Link"><text:span text:style-name="T1">Jo 13:3</text:span></text:a><text:span text:style-name="T1">).</text:span></text:p>
        <text:p text:style-name="P3"/>
        <text:p text:style-name="P3"><text:a xlink:type="simple" xlink:href="http://bibliaonline.com.br/acf/gn/46/5-26" text:style-name="Internet_20_link" text:visited-style-name="Visited_20_Internet_20_Link"><text:span text:style-name="T1">Gn 46:5-26</text:span></text:a><text:span text:style-name="T1"> A grande família de 66 almas viaja para o Egito. Não falta ninguém. Seriam eles todos homens bons, honestos, corretos? Dificilmente, mas formavam um povo humilhado. E é o que conta para Deus.</text:span></text:p>
        <text:p text:style-name="P3"/>
        <text:p text:style-name="P3"><text:a xlink:type="simple" xlink:href="http://bibliaonline.com.br/acf/gn/46/28" text:style-name="Internet_20_link" text:visited-style-name="Visited_20_Internet_20_Link"><text:span text:style-name="T1">Gn 46:28</text:span></text:a><text:span text:style-name="T1"> Isto é interessante. Judá outra vez; (</text:span><text:a xlink:type="simple" xlink:href="http://bibliaonline.com.br/acf/zc/10/6" text:style-name="Internet_20_link" text:visited-style-name="Visited_20_Internet_20_Link"><text:span text:style-name="T1">Zc 10:6</text:span></text:a><text:span text:style-name="T1">), ele é escolhido para ir na frente e encontrar José. A tribo de Judá está hoje de volta à terra de Israel. Seus membros serão os primeiros a dar as boas vindas ao Senhor Jesus quando Ele voltar para reinar sobre a terra.</text:span></text:p>
        <text:p text:style-name="P3"/>
        <text:p text:style-name="P3"><text:a xlink:type="simple" xlink:href="http://bibliaonline.com.br/acf/gn/46/29" text:style-name="Internet_20_link" text:visited-style-name="Visited_20_Internet_20_Link"><text:span text:style-name="T1">Gn 46:29</text:span></text:a><text:span text:style-name="T1"> O próprio José vai encontrá-los em uma carruagem (</text:span><text:a xlink:type="simple" xlink:href="http://bibliaonline.com.br/acf/is/66/15" text:style-name="Internet_20_link" text:visited-style-name="Visited_20_Internet_20_Link"><text:span text:style-name="T1">Is 66:15</text:span></text:a><text:span text:style-name="T1">).</text:span></text:p>
        <text:p text:style-name="P3"/>
        <text:p text:style-name="P3"><text:a xlink:type="simple" xlink:href="http://bibliaonline.com.br/acf/gn/46/30" text:style-name="Internet_20_link" text:visited-style-name="Visited_20_Internet_20_Link"><text:span text:style-name="T1">Gn 46:30</text:span></text:a><text:span text:style-name="T1"> Lemos das mãos de José, de suas lágrimas, de sua face, de seu sangue e de suas palavras. Se você quiser ter alguns doces pensamentos e meditações, pense nestas mesmas cinco coisas do Senhor Jesus.</text:span></text:p>
        <text:p text:style-name="P3"/>
        <text:h text:style-name="P10" text:outline-level="2"><text:bookmark-start text:name="__RefHeading___Toc3083_1419486361"/>#049<text:bookmark-end text:name="__RefHeading___Toc3083_1419486361"/></text:h>
        <text:p text:style-name="P3"/>
        <text:p text:style-name="P5">Não é a santidade o caminho para Cristo, mas Cristo o caminho para a santidade.</text:p>
        <text:p text:style-name="P3"/>
        <text:h text:style-name="P11" text:outline-level="2"><text:bookmark-start text:name="__RefHeading___Toc3085_1419486361"/><text:a xlink:type="simple" xlink:href="https://www.bibliaonline.com.br/acf/gn/47" text:style-name="Internet_20_link" text:visited-style-name="Visited_20_Internet_20_Link"><text:span text:style-name="T1">GÊNESIS 47</text:span></text:a><text:bookmark-end text:name="__RefHeading___Toc3085_1419486361"/></text:h>
        <text:p text:style-name="P3"/>
        <text:p text:style-name="P3"><text:a xlink:type="simple" xlink:href="http://bibliaonline.com.br/acf/gn/47/1-12" text:style-name="Internet_20_link" text:visited-style-name="Visited_20_Internet_20_Link"><text:span text:style-name="T1">Gn 47:1-12</text:span></text:a><text:span text:style-name="T1"> A família de José é assentada na melhor parte da terra do Egito (</text:span><text:a xlink:type="simple" xlink:href="https://www.bibliaonline.com.br/acf/gn/47/6-11" text:style-name="Internet_20_link" text:visited-style-name="Visited_20_Internet_20_Link"><text:span text:style-name="T1">vers. 6 e 11</text:span></text:a><text:span text:style-name="T1">).</text:span></text:p>
        <text:p text:style-name="P3"/>
        <text:p text:style-name="P3"><text:a xlink:type="simple" xlink:href="http://bibliaonline.com.br/acf/gn/47/13-26" text:style-name="Internet_20_link" text:visited-style-name="Visited_20_Internet_20_Link"><text:span text:style-name="T1">Gn 47:13-26</text:span></text:a><text:span text:style-name="T1"> José está no total controle do Egito. Quanto deviam amar José. Esta parte da história é uma figura do futuro, do reino de 1000 anos do Senhor Jesus. A terra </text:span><text:soft-page-break/><text:span text:style-name="T1">prosperará e ficará em paz. Vale a pena ler </text:span><text:a xlink:type="simple" xlink:href="http://bibliaonline.com.br/acf/sl/72/1-9" text:style-name="Internet_20_link" text:visited-style-name="Visited_20_Internet_20_Link"><text:span text:style-name="T1">Sl 72:1-9</text:span></text:a><text:span text:style-name="T1"> e </text:span><text:a xlink:type="simple" xlink:href="http://bibliaonline.com.br/acf/is/11/4-9" text:style-name="Internet_20_link" text:visited-style-name="Visited_20_Internet_20_Link"><text:span text:style-name="T1">Is 11:4-9</text:span></text:a><text:span text:style-name="T1"> (sobre o milênio).</text:span></text:p>
        <text:p text:style-name="P3"/>
        <text:p text:style-name="P3"><text:a xlink:type="simple" xlink:href="http://bibliaonline.com.br/acf/gn/47/27-31" text:style-name="Internet_20_link" text:visited-style-name="Visited_20_Internet_20_Link"><text:span text:style-name="T1">Gn 47:27-31</text:span></text:a><text:span text:style-name="T1"> Os últimos dias de Jacó (ou Israel). Mas apesar do belo lugar que recebera, apesar da grande coisa que era ter seu filho governador de todo o país, Jacó agora volta seus pensamentos para a terra da promessa! Seu lugar de descanso não seria o Egito, mas Israel.</text:span></text:p>
        <text:p text:style-name="P3"/>
        <text:h text:style-name="P10" text:outline-level="2"><text:bookmark-start text:name="__RefHeading___Toc3087_1419486361"/>#050<text:bookmark-end text:name="__RefHeading___Toc3087_1419486361"/></text:h>
        <text:p text:style-name="P3"/>
        <text:p text:style-name="P5">A Palavra revela Cristo como Aquele que fez toda a obra e merece toda a glória.</text:p>
        <text:p text:style-name="P3"/>
        <text:h text:style-name="P11" text:outline-level="2"><text:bookmark-start text:name="__RefHeading___Toc3089_1419486361"/><text:a xlink:type="simple" xlink:href="https://www.bibliaonline.com.br/acf/gn/48" text:style-name="Internet_20_link" text:visited-style-name="Visited_20_Internet_20_Link"><text:span text:style-name="T1">GÊNESIS 48</text:span></text:a><text:bookmark-end text:name="__RefHeading___Toc3089_1419486361"/></text:h>
        <text:p text:style-name="P3"/>
        <text:p text:style-name="P3"><text:span text:style-name="T1">As 12 tribos de Israel eram as famílias dos 12 filhos de Jacó. Mas não havia uma tribo de José! Todavia algo melhor aconteceu. Os dois filhos de José foram elevados a esta honra. Naqueles dias o filho mais velho recebia o dobro dos outros (</text:span><text:a xlink:type="simple" xlink:href="http://bibliaonline.com.br/acf/dt/21/17" text:style-name="Internet_20_link" text:visited-style-name="Visited_20_Internet_20_Link"><text:span text:style-name="T1">Dt 21:17</text:span></text:a><text:span text:style-name="T1">). Mas José não era o filho mais velho! Abra em </text:span><text:a xlink:type="simple" xlink:href="http://bibliaonline.com.br/acf/1cr/5/1" text:style-name="Internet_20_link" text:visited-style-name="Visited_20_Internet_20_Link"><text:span text:style-name="T1">1 Cr 5:1</text:span></text:a><text:span text:style-name="T1"> e você verá que José recebeu a primogenitura e a razão disso! Assim ele recebeu porção dobrada. Leia também Ez </text:span><text:a xlink:type="simple" xlink:href="http://bibliaonline.com.br/acf/ez/47/13" text:style-name="Internet_20_link" text:visited-style-name="Visited_20_Internet_20_Link"><text:span text:style-name="T1">47:13</text:span></text:a><text:span text:style-name="T1">. Adão foi como o primogênito, mas por haver pecado, perdeu a bênção. O Senhor Jesus (sendo como o segundo - </text:span><text:a xlink:type="simple" xlink:href="http://bibliaonline.com.br/acf/1co/15/47" text:style-name="Internet_20_link" text:visited-style-name="Visited_20_Internet_20_Link"><text:span text:style-name="T1">1 Co 15:47</text:span></text:a><text:span text:style-name="T1">) recebeu a porção dobrada... a igreja, Sua esposa, composta de dois povos, Judeus crentes e Gentios crentes.</text:span></text:p>
        <text:p text:style-name="P3"/>
        <text:p text:style-name="P3"><text:a xlink:type="simple" xlink:href="http://bibliaonline.com.br/acf/gn/48/1-4" text:style-name="Internet_20_link" text:visited-style-name="Visited_20_Internet_20_Link"><text:span text:style-name="T1">Gn 48:1-4</text:span></text:a><text:span text:style-name="T1"> Uma bênção especial para José.</text:span></text:p>
        <text:p text:style-name="P3"/>
        <text:p text:style-name="P3"><text:a xlink:type="simple" xlink:href="http://bibliaonline.com.br/acf/gn/48/5-22" text:style-name="Internet_20_link" text:visited-style-name="Visited_20_Internet_20_Link"><text:span text:style-name="T1">Gn 48:5-22</text:span></text:a><text:span text:style-name="T1"> Os dois filhos de José. Jacó sabia melhor que José o que Deus queria. Mesmo sendo cego, Jacó podia enxergar melhor! Às vezes quando estamos mais cegos para as coisas deste mundo, enxergamos melhor as coisas de Deus (</text:span><text:a xlink:type="simple" xlink:href="http://bibliaonline.com.br/acf/2co/4/18" text:style-name="Internet_20_link" text:visited-style-name="Visited_20_Internet_20_Link"><text:span text:style-name="T1">2 Co 4:18</text:span></text:a><text:span text:style-name="T1">). O filho mais jovem é elevado acima de seu irmão mais velho. (Mais uma vez como Adão e Cristo).</text:span></text:p>
        <text:p text:style-name="P3"/>
        <text:p text:style-name="P3"><text:a xlink:type="simple" xlink:href="http://bibliaonline.com.br/acf/gn/48/15-16" text:style-name="Internet_20_link" text:visited-style-name="Visited_20_Internet_20_Link"><text:span text:style-name="T1">Gn 48:15-16</text:span></text:a><text:span text:style-name="T1"> Que final feliz para a longa vida de Jacó, e que bela coisa para se dizer do cuidado de Deus para com ele.</text:span></text:p>
        <text:p text:style-name="P3"/>
        <text:h text:style-name="P10" text:outline-level="2"><text:bookmark-start text:name="__RefHeading___Toc3091_1419486361"/><text:soft-page-break/>#051<text:bookmark-end text:name="__RefHeading___Toc3091_1419486361"/></text:h>
        <text:p text:style-name="P3"/>
        <text:p text:style-name="P5">Poucos livros de história mencionam que o Deus Criador em Pessoa veio a este mundo. O que seria de nós se Ele não tivesse vindo!</text:p>
        <text:p text:style-name="P3"/>
        <text:h text:style-name="P11" text:outline-level="2"><text:bookmark-start text:name="__RefHeading___Toc3093_1419486361"/><text:a xlink:type="simple" xlink:href="https://www.bibliaonline.com.br/acf/gn/49" text:style-name="Internet_20_link" text:visited-style-name="Visited_20_Internet_20_Link"><text:span text:style-name="T1">GÊNESIS 49</text:span></text:a><text:bookmark-end text:name="__RefHeading___Toc3093_1419486361"/></text:h>
        <text:p text:style-name="P3"/>
        <text:p text:style-name="P3"><text:span text:style-name="T1">Ao morrer Jacó abençoa todos os seus filhos, e isto se revela como uma profecia do futuro da nação de Israel. Não podemos tratar de cada bênção dos irmãos individualmente. Vamos olhar para o mais importante - Judá (</text:span><text:a xlink:type="simple" xlink:href="https://www.bibliaonline.com.br/acf/gn/49/8-12" text:style-name="Internet_20_link" text:visited-style-name="Visited_20_Internet_20_Link"><text:span text:style-name="T1">v. 8-12</text:span></text:a><text:span text:style-name="T1">). Era na tribo de Judá que nasceria o amado Filho de Deus. Pare alguns minutos para ler algumas referências a esta bendita Pessoa nas escrituras do Antigo Testamento. </text:span><text:a xlink:type="simple" xlink:href="http://bibliaonline.com.br/acf/sl/60/7" text:style-name="Internet_20_link" text:visited-style-name="Visited_20_Internet_20_Link"><text:span text:style-name="T1">Sl 60:7</text:span></text:a><text:span text:style-name="T1">, </text:span><text:a xlink:type="simple" xlink:href="http://bibliaonline.com.br/acf/nm/24/17" text:style-name="Internet_20_link" text:visited-style-name="Visited_20_Internet_20_Link"><text:span text:style-name="T1">Nm 24:17</text:span></text:a><text:span text:style-name="T1">, </text:span><text:a xlink:type="simple" xlink:href="http://bibliaonline.com.br/acf/ez/21/27" text:style-name="Internet_20_link" text:visited-style-name="Visited_20_Internet_20_Link"><text:span text:style-name="T1">Ez 21:27</text:span></text:a><text:span text:style-name="T1">, </text:span><text:a xlink:type="simple" xlink:href="http://bibliaonline.com.br/acf/zc/6/12-13" text:style-name="Internet_20_link" text:visited-style-name="Visited_20_Internet_20_Link"><text:span text:style-name="T1">Zc 6:12-13</text:span></text:a><text:span text:style-name="T1">. E bem no começo da Palavra de Deus - </text:span><text:a xlink:type="simple" xlink:href="http://bibliaonline.com.br/acf/gn/3/15" text:style-name="Internet_20_link" text:visited-style-name="Visited_20_Internet_20_Link"><text:span text:style-name="T1">Gn 3:15</text:span></text:a><text:span text:style-name="T1">.</text:span></text:p>
        <text:p text:style-name="P3"/>
        <text:p text:style-name="P3"><text:a xlink:type="simple" xlink:href="http://bibliaonline.com.br/acf/gn/49/10" text:style-name="Internet_20_link" text:visited-style-name="Visited_20_Internet_20_Link"><text:span text:style-name="T1">Gn 49:10</text:span></text:a><text:span text:style-name="T1"> A parte final do versículo se refere a nós, Gentios. Somos nós os povos.</text:span></text:p>
        <text:p text:style-name="P3"/>
        <text:p text:style-name="P3"><text:a xlink:type="simple" xlink:href="http://bibliaonline.com.br/acf/gn/49/22-26" text:style-name="Internet_20_link" text:visited-style-name="Visited_20_Internet_20_Link"><text:span text:style-name="T1">Gn 49:22-26</text:span></text:a><text:span text:style-name="T1"> José é outra figura de Cristo em Sua majestade e glória.</text:span></text:p>
        <text:p text:style-name="P3"/>
        <text:p text:style-name="P3"><text:a xlink:type="simple" xlink:href="http://bibliaonline.com.br/acf/gn/49/27" text:style-name="Internet_20_link" text:visited-style-name="Visited_20_Internet_20_Link"><text:span text:style-name="T1">Gn 49:27</text:span></text:a><text:span text:style-name="T1"> Benjamim é uma figura de Cristo em poder, em um dia futuro quando Ele irá reinar em poder sobre esta terra, mas particularmente sobre Israel.</text:span></text:p>
        <text:p text:style-name="P3"/>
        <text:h text:style-name="P10" text:outline-level="2"><text:bookmark-start text:name="__RefHeading___Toc3095_1419486361"/>#052<text:bookmark-end text:name="__RefHeading___Toc3095_1419486361"/></text:h>
        <text:p text:style-name="P3"/>
        <text:p text:style-name="P5">A única maneira do mundo ver a Cristo é em Seu povo, enquanto andam em comunhão com Ele.</text:p>
        <text:p text:style-name="P3"/>
        <text:h text:style-name="P11" text:outline-level="2"><text:bookmark-start text:name="__RefHeading___Toc3097_1419486361"/><text:a xlink:type="simple" xlink:href="https://www.bibliaonline.com.br/acf/gn/50" text:style-name="Internet_20_link" text:visited-style-name="Visited_20_Internet_20_Link"><text:span text:style-name="T1">GÊNESIS 50</text:span></text:a><text:bookmark-end text:name="__RefHeading___Toc3097_1419486361"/></text:h>
        <text:p text:style-name="P3"/>
        <text:p text:style-name="P3"><text:a xlink:type="simple" xlink:href="http://bibliaonline.com.br/acf/gn/50/1" text:style-name="Internet_20_link" text:visited-style-name="Visited_20_Internet_20_Link"><text:span text:style-name="T1">Gn 50:1</text:span></text:a><text:span text:style-name="T1"> Que terno amor José demonstra para com seu pai.</text:span></text:p>
        <text:p text:style-name="P3"/>
        <text:p text:style-name="P3"><text:a xlink:type="simple" xlink:href="http://bibliaonline.com.br/acf/gn/50/2-13" text:style-name="Internet_20_link" text:visited-style-name="Visited_20_Internet_20_Link"><text:span text:style-name="T1">Gn 50:2-13</text:span></text:a><text:span text:style-name="T1"> Um dos grandes funerais das Escrituras. Jacó é sepultado ao lado de Abraão e Sara, Isaque e Rebeca e da primeira esposa de Jacó, Lia (</text:span><text:a xlink:type="simple" xlink:href="http://bibliaonline.com.br/acf/gn/49/31" text:style-name="Internet_20_link" text:visited-style-name="Visited_20_Internet_20_Link"><text:span text:style-name="T1">49:31</text:span></text:a><text:span text:style-name="T1">). Hoje ali, em Hebrom, </text:span><text:soft-page-break/><text:span text:style-name="T1">seus corpos aguardam pela ressurreição quando nós, juntamente com eles, ouviremos a bendita voz do Senhor Jesus - </text:span><text:a xlink:type="simple" xlink:href="http://bibliaonline.com.br/acf/1ts/4/16-17" text:style-name="Internet_20_link" text:visited-style-name="Visited_20_Internet_20_Link"><text:span text:style-name="T1">1Ts 4:16-17</text:span></text:a><text:span text:style-name="T1">.</text:span></text:p>
        <text:p text:style-name="P3"/>
        <text:p text:style-name="P3"><text:a xlink:type="simple" xlink:href="http://bibliaonline.com.br/acf/gn/50/14-26" text:style-name="Internet_20_link" text:visited-style-name="Visited_20_Internet_20_Link"><text:span text:style-name="T1">Gn 50:14-26</text:span></text:a><text:span text:style-name="T1">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text:span><text:a xlink:type="simple" xlink:href="http://bibliaonline.com.br/acf/hb/12/5-13" text:style-name="Internet_20_link" text:visited-style-name="Visited_20_Internet_20_Link"><text:span text:style-name="T1">Hb 12:5-13</text:span></text:a><text:span text:style-name="T1">.</text:span></text:p>
        <text:p text:style-name="P3"/>
        <text:p text:style-name="P3"><text:a xlink:type="simple" xlink:href="http://bibliaonline.com.br/acf/gn/50/22-26" text:style-name="Internet_20_link" text:visited-style-name="Visited_20_Internet_20_Link"><text:span text:style-name="T1">Gn 50:22-26</text:span></text:a><text:span text:style-name="T1"> Lindo final. A fé de José o leva muito além do caixão no Egito. Ela alcança um dia melhor. Um dia eterno. "Deus certamente vos visitará!" Assim ele dá ordens a respeito de seus ossos. Que estes também deveriam ser levados de volta à terra (e foram - veja Js </text:span><text:a xlink:type="simple" xlink:href="http://bibliaonline.com.br/acf/js/24/32" text:style-name="Internet_20_link" text:visited-style-name="Visited_20_Internet_20_Link"><text:span text:style-name="T1">24:32</text:span></text:a><text:span text:style-name="T1">, </text:span><text:a xlink:type="simple" xlink:href="http://bibliaonline.com.br/acf/Ex/13/19" text:style-name="Internet_20_link" text:visited-style-name="Visited_20_Internet_20_Link"><text:span text:style-name="T1">Ex 13:19</text:span></text:a><text:span text:style-name="T1">, </text:span><text:a xlink:type="simple" xlink:href="http://bibliaonline.com.br/acf/hb/11/22" text:style-name="Internet_20_link" text:visited-style-name="Visited_20_Internet_20_Link"><text:span text:style-name="T1">Hb 11:22</text:span></text:a><text:span text:style-name="T1">).</text:span></text:p>
        <text:p text:style-name="P3"/>
        <text:p text:style-name="P3"><text:span text:style-name="T1">Na última referência vemos o valor dado por Deus à fé de José. O Egito só podia dar um caixão. Este mundo é nosso Egito. Mas podemos agradecer a nosso bendito Senhor Jesus Cristo, pois por Ele podemos dizer, "Certamente vos visitará Deu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 style:font-family-complex="FreeSan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13:32.274601641</dc:date>
    <meta:creation-date>2018-06-11T22:51:04.642681485</meta:creation-date>
    <meta:generator>LibreOffice/6.0.7.3$Linux_X86_64 LibreOffice_project/00m0$Build-3</meta:generator>
    <meta:editing-duration>PT23M44S</meta:editing-duration>
    <meta:editing-cycles>2</meta:editing-cycles>
    <meta:document-statistic meta:table-count="0" meta:image-count="0" meta:object-count="0" meta:page-count="42" meta:paragraph-count="372" meta:word-count="12011" meta:character-count="66302" meta:non-whitespace-character-count="54660"/>
  </office:meta>
</office:document-meta>
</file>